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00" table:default-cell-style-name="Default"/>
        <table:table-row table:style-name="ro1">
          <table:table-cell office:value-type="string">
            <text:p>Hebb,unsupervised,forgetting,multilayer</text:p>
          </table:table-cell>
          <table:table-cell office:value-type="float" office:value="2.420889">
            <text:p>2,420889</text:p>
          </table:table-cell>
          <table:table-cell office:value-type="float" office:value="2.460889">
            <text:p>2,460889</text:p>
          </table:table-cell>
          <table:table-cell office:value-type="float" office:value="2.425333">
            <text:p>2,425333</text:p>
          </table:table-cell>
          <table:table-cell office:value-type="float" office:value="2.386222">
            <text:p>2,386222</text:p>
          </table:table-cell>
          <table:table-cell office:value-type="float" office:value="2.385333">
            <text:p>2,385333</text:p>
          </table:table-cell>
          <table:table-cell office:value-type="float" office:value="2.345778">
            <text:p>2,345778</text:p>
          </table:table-cell>
          <table:table-cell office:value-type="float" office:value="2.360444">
            <text:p>2,360444</text:p>
          </table:table-cell>
          <table:table-cell office:value-type="float" office:value="2.351556">
            <text:p>2,351556</text:p>
          </table:table-cell>
          <table:table-cell office:value-type="float" office:value="2.326222">
            <text:p>2,326222</text:p>
          </table:table-cell>
          <table:table-cell office:value-type="float" office:value="2.330667">
            <text:p>2,330667</text:p>
          </table:table-cell>
          <table:table-cell office:value-type="float" office:value="2.310222">
            <text:p>2,310222</text:p>
          </table:table-cell>
          <table:table-cell office:value-type="float" office:value="2.300444">
            <text:p>2,300444</text:p>
          </table:table-cell>
          <table:table-cell office:value-type="float" office:value="2.26">
            <text:p>2,26</text:p>
          </table:table-cell>
          <table:table-cell office:value-type="float" office:value="2.223556">
            <text:p>2,223556</text:p>
          </table:table-cell>
          <table:table-cell office:value-type="float" office:value="2.185333">
            <text:p>2,185333</text:p>
          </table:table-cell>
          <table:table-cell office:value-type="float" office:value="2.174667">
            <text:p>2,174667</text:p>
          </table:table-cell>
          <table:table-cell office:value-type="float" office:value="2.122667">
            <text:p>2,122667</text:p>
          </table:table-cell>
          <table:table-cell office:value-type="float" office:value="2.076444">
            <text:p>2,076444</text:p>
          </table:table-cell>
          <table:table-cell office:value-type="float" office:value="2.072889">
            <text:p>2,072889</text:p>
          </table:table-cell>
          <table:table-cell office:value-type="float" office:value="2.010222">
            <text:p>2,010222</text:p>
          </table:table-cell>
          <table:table-cell office:value-type="float" office:value="2.001778">
            <text:p>2,001778</text:p>
          </table:table-cell>
          <table:table-cell office:value-type="float" office:value="2.003111">
            <text:p>2,003111</text:p>
          </table:table-cell>
          <table:table-cell office:value-type="float" office:value="1.963111">
            <text:p>1,963111</text:p>
          </table:table-cell>
          <table:table-cell office:value-type="float" office:value="1.962667">
            <text:p>1,962667</text:p>
          </table:table-cell>
          <table:table-cell office:value-type="float" office:value="1.936444">
            <text:p>1,936444</text:p>
          </table:table-cell>
          <table:table-cell office:value-type="float" office:value="1.931556">
            <text:p>1,931556</text:p>
          </table:table-cell>
          <table:table-cell office:value-type="float" office:value="1.906667">
            <text:p>1,906667</text:p>
          </table:table-cell>
          <table:table-cell office:value-type="float" office:value="1.901778">
            <text:p>1,901778</text:p>
          </table:table-cell>
          <table:table-cell office:value-type="float" office:value="1.875556">
            <text:p>1,875556</text:p>
          </table:table-cell>
          <table:table-cell office:value-type="float" office:value="1.852">
            <text:p>1,852</text:p>
          </table:table-cell>
          <table:table-cell office:value-type="float" office:value="1.845333">
            <text:p>1,845333</text:p>
          </table:table-cell>
          <table:table-cell office:value-type="float" office:value="1.827556">
            <text:p>1,827556</text:p>
          </table:table-cell>
          <table:table-cell office:value-type="float" office:value="1.794222">
            <text:p>1,794222</text:p>
          </table:table-cell>
          <table:table-cell office:value-type="float" office:value="1.793778">
            <text:p>1,793778</text:p>
          </table:table-cell>
          <table:table-cell office:value-type="float" office:value="1.778222">
            <text:p>1,778222</text:p>
          </table:table-cell>
          <table:table-cell office:value-type="float" office:value="1.783556">
            <text:p>1,783556</text:p>
          </table:table-cell>
          <table:table-cell office:value-type="float" office:value="1.778667">
            <text:p>1,778667</text:p>
          </table:table-cell>
          <table:table-cell office:value-type="float" office:value="1.795556">
            <text:p>1,795556</text:p>
          </table:table-cell>
          <table:table-cell office:value-type="float" office:value="1.781778">
            <text:p>1,781778</text:p>
          </table:table-cell>
          <table:table-cell office:value-type="float" office:value="1.777778">
            <text:p>1,777778</text:p>
          </table:table-cell>
          <table:table-cell office:value-type="float" office:value="1.770667">
            <text:p>1,770667</text:p>
          </table:table-cell>
          <table:table-cell office:value-type="float" office:value="1.768889">
            <text:p>1,768889</text:p>
          </table:table-cell>
          <table:table-cell office:value-type="float" office:value="1.741333">
            <text:p>1,741333</text:p>
          </table:table-cell>
          <table:table-cell office:value-type="float" office:value="1.761333">
            <text:p>1,761333</text:p>
          </table:table-cell>
          <table:table-cell office:value-type="float" office:value="1.763556">
            <text:p>1,763556</text:p>
          </table:table-cell>
          <table:table-cell office:value-type="float" office:value="1.746222">
            <text:p>1,746222</text:p>
          </table:table-cell>
          <table:table-cell office:value-type="float" office:value="1.763111">
            <text:p>1,763111</text:p>
          </table:table-cell>
          <table:table-cell office:value-type="float" office:value="1.723556">
            <text:p>1,723556</text:p>
          </table:table-cell>
          <table:table-cell office:value-type="float" office:value="1.703556">
            <text:p>1,703556</text:p>
          </table:table-cell>
          <table:table-cell office:value-type="float" office:value="1.712889">
            <text:p>1,712889</text:p>
          </table:table-cell>
          <table:table-cell office:value-type="float" office:value="1.690222">
            <text:p>1,690222</text:p>
          </table:table-cell>
          <table:table-cell office:value-type="float" office:value="1.675556">
            <text:p>1,675556</text:p>
          </table:table-cell>
          <table:table-cell office:value-type="float" office:value="1.659556">
            <text:p>1,659556</text:p>
          </table:table-cell>
          <table:table-cell office:value-type="float" office:value="1.658667">
            <text:p>1,658667</text:p>
          </table:table-cell>
          <table:table-cell office:value-type="float" office:value="1.633333">
            <text:p>1,633333</text:p>
          </table:table-cell>
          <table:table-cell office:value-type="float" office:value="1.594222">
            <text:p>1,594222</text:p>
          </table:table-cell>
          <table:table-cell office:value-type="float" office:value="1.547111">
            <text:p>1,547111</text:p>
          </table:table-cell>
          <table:table-cell office:value-type="float" office:value="1.485333">
            <text:p>1,485333</text:p>
          </table:table-cell>
          <table:table-cell office:value-type="float" office:value="1.449778">
            <text:p>1,449778</text:p>
          </table:table-cell>
          <table:table-cell office:value-type="float" office:value="1.436">
            <text:p>1,436</text:p>
          </table:table-cell>
          <table:table-cell office:value-type="float" office:value="1.421333">
            <text:p>1,421333</text:p>
          </table:table-cell>
          <table:table-cell office:value-type="float" office:value="1.376444">
            <text:p>1,376444</text:p>
          </table:table-cell>
          <table:table-cell office:value-type="float" office:value="1.347111">
            <text:p>1,347111</text:p>
          </table:table-cell>
          <table:table-cell office:value-type="float" office:value="1.349778">
            <text:p>1,349778</text:p>
          </table:table-cell>
          <table:table-cell office:value-type="float" office:value="1.321778">
            <text:p>1,321778</text:p>
          </table:table-cell>
          <table:table-cell office:value-type="float" office:value="1.319111">
            <text:p>1,319111</text:p>
          </table:table-cell>
          <table:table-cell office:value-type="float" office:value="1.355111">
            <text:p>1,355111</text:p>
          </table:table-cell>
          <table:table-cell office:value-type="float" office:value="1.327556">
            <text:p>1,327556</text:p>
          </table:table-cell>
          <table:table-cell office:value-type="float" office:value="1.311556">
            <text:p>1,311556</text:p>
          </table:table-cell>
          <table:table-cell office:value-type="float" office:value="1.318667">
            <text:p>1,318667</text:p>
          </table:table-cell>
          <table:table-cell office:value-type="float" office:value="1.332444">
            <text:p>1,332444</text:p>
          </table:table-cell>
          <table:table-cell office:value-type="float" office:value="1.297778">
            <text:p>1,297778</text:p>
          </table:table-cell>
          <table:table-cell office:value-type="float" office:value="1.324444">
            <text:p>1,324444</text:p>
          </table:table-cell>
          <table:table-cell office:value-type="float" office:value="1.345333">
            <text:p>1,345333</text:p>
          </table:table-cell>
          <table:table-cell office:value-type="float" office:value="1.348">
            <text:p>1,348</text:p>
          </table:table-cell>
          <table:table-cell office:value-type="float" office:value="1.288444">
            <text:p>1,288444</text:p>
          </table:table-cell>
          <table:table-cell office:value-type="float" office:value="1.311556">
            <text:p>1,311556</text:p>
          </table:table-cell>
          <table:table-cell office:value-type="float" office:value="1.344">
            <text:p>1,344</text:p>
          </table:table-cell>
          <table:table-cell office:value-type="float" office:value="1.286667">
            <text:p>1,286667</text:p>
          </table:table-cell>
          <table:table-cell office:value-type="float" office:value="1.313778">
            <text:p>1,313778</text:p>
          </table:table-cell>
          <table:table-cell office:value-type="float" office:value="1.324">
            <text:p>1,324</text:p>
          </table:table-cell>
          <table:table-cell office:value-type="float" office:value="1.336444">
            <text:p>1,336444</text:p>
          </table:table-cell>
          <table:table-cell office:value-type="float" office:value="1.336">
            <text:p>1,336</text:p>
          </table:table-cell>
          <table:table-cell office:value-type="float" office:value="1.323111">
            <text:p>1,323111</text:p>
          </table:table-cell>
          <table:table-cell office:value-type="float" office:value="1.331111">
            <text:p>1,331111</text:p>
          </table:table-cell>
          <table:table-cell office:value-type="float" office:value="1.306667">
            <text:p>1,306667</text:p>
          </table:table-cell>
          <table:table-cell office:value-type="float" office:value="1.353333">
            <text:p>1,353333</text:p>
          </table:table-cell>
          <table:table-cell office:value-type="float" office:value="1.337333">
            <text:p>1,337333</text:p>
          </table:table-cell>
          <table:table-cell office:value-type="float" office:value="1.330667">
            <text:p>1,330667</text:p>
          </table:table-cell>
          <table:table-cell office:value-type="float" office:value="1.291556">
            <text:p>1,291556</text:p>
          </table:table-cell>
          <table:table-cell office:value-type="float" office:value="1.317333">
            <text:p>1,317333</text:p>
          </table:table-cell>
          <table:table-cell office:value-type="float" office:value="1.346222">
            <text:p>1,346222</text:p>
          </table:table-cell>
          <table:table-cell office:value-type="float" office:value="1.335111">
            <text:p>1,335111</text:p>
          </table:table-cell>
          <table:table-cell office:value-type="float" office:value="1.300889">
            <text:p>1,300889</text:p>
          </table:table-cell>
          <table:table-cell office:value-type="float" office:value="1.320444">
            <text:p>1,320444</text:p>
          </table:table-cell>
          <table:table-cell office:value-type="float" office:value="1.362667">
            <text:p>1,362667</text:p>
          </table:table-cell>
          <table:table-cell table:number-columns-repeated="2" office:value-type="float" office:value="1.339111">
            <text:p>1,339111</text:p>
          </table:table-cell>
          <table:table-cell office:value-type="float" office:value="1.342667">
            <text:p>1,342667</text:p>
          </table:table-cell>
          <table:table-cell office:value-type="float" office:value="1.334222">
            <text:p>1,334222</text:p>
          </table:table-cell>
          <table:table-cell office:value-type="float" office:value="1.327556">
            <text:p>1,327556</text:p>
          </table:table-cell>
          <table:table-cell office:value-type="float" office:value="1.353333">
            <text:p>1,353333</text:p>
          </table:table-cell>
          <table:table-cell office:value-type="float" office:value="1.338667">
            <text:p>1,338667</text:p>
          </table:table-cell>
          <table:table-cell office:value-type="float" office:value="1.297778">
            <text:p>1,297778</text:p>
          </table:table-cell>
          <table:table-cell office:value-type="float" office:value="1.305778">
            <text:p>1,305778</text:p>
          </table:table-cell>
          <table:table-cell office:value-type="float" office:value="1.339556">
            <text:p>1,339556</text:p>
          </table:table-cell>
          <table:table-cell office:value-type="float" office:value="1.282667">
            <text:p>1,282667</text:p>
          </table:table-cell>
          <table:table-cell office:value-type="float" office:value="1.337333">
            <text:p>1,337333</text:p>
          </table:table-cell>
          <table:table-cell office:value-type="float" office:value="1.362667">
            <text:p>1,362667</text:p>
          </table:table-cell>
          <table:table-cell office:value-type="float" office:value="1.376444">
            <text:p>1,376444</text:p>
          </table:table-cell>
          <table:table-cell office:value-type="float" office:value="1.319556">
            <text:p>1,319556</text:p>
          </table:table-cell>
          <table:table-cell office:value-type="float" office:value="1.320889">
            <text:p>1,320889</text:p>
          </table:table-cell>
          <table:table-cell office:value-type="float" office:value="1.327111">
            <text:p>1,327111</text:p>
          </table:table-cell>
          <table:table-cell office:value-type="float" office:value="1.345778">
            <text:p>1,345778</text:p>
          </table:table-cell>
          <table:table-cell office:value-type="float" office:value="1.327111">
            <text:p>1,327111</text:p>
          </table:table-cell>
          <table:table-cell office:value-type="float" office:value="1.333333">
            <text:p>1,333333</text:p>
          </table:table-cell>
          <table:table-cell office:value-type="float" office:value="1.375556">
            <text:p>1,375556</text:p>
          </table:table-cell>
          <table:table-cell office:value-type="float" office:value="1.324444">
            <text:p>1,324444</text:p>
          </table:table-cell>
          <table:table-cell office:value-type="float" office:value="1.330222">
            <text:p>1,330222</text:p>
          </table:table-cell>
          <table:table-cell office:value-type="float" office:value="1.356">
            <text:p>1,356</text:p>
          </table:table-cell>
          <table:table-cell office:value-type="float" office:value="1.322667">
            <text:p>1,322667</text:p>
          </table:table-cell>
          <table:table-cell office:value-type="float" office:value="1.309778">
            <text:p>1,309778</text:p>
          </table:table-cell>
          <table:table-cell office:value-type="float" office:value="1.315556">
            <text:p>1,315556</text:p>
          </table:table-cell>
          <table:table-cell office:value-type="float" office:value="1.326667">
            <text:p>1,326667</text:p>
          </table:table-cell>
          <table:table-cell office:value-type="float" office:value="1.341778">
            <text:p>1,341778</text:p>
          </table:table-cell>
          <table:table-cell office:value-type="float" office:value="1.347556">
            <text:p>1,347556</text:p>
          </table:table-cell>
          <table:table-cell office:value-type="float" office:value="1.307556">
            <text:p>1,307556</text:p>
          </table:table-cell>
          <table:table-cell office:value-type="float" office:value="1.336">
            <text:p>1,336</text:p>
          </table:table-cell>
          <table:table-cell office:value-type="float" office:value="1.328889">
            <text:p>1,328889</text:p>
          </table:table-cell>
          <table:table-cell office:value-type="float" office:value="1.331111">
            <text:p>1,331111</text:p>
          </table:table-cell>
          <table:table-cell office:value-type="float" office:value="1.301778">
            <text:p>1,301778</text:p>
          </table:table-cell>
          <table:table-cell office:value-type="float" office:value="1.324889">
            <text:p>1,324889</text:p>
          </table:table-cell>
          <table:table-cell office:value-type="float" office:value="1.343556">
            <text:p>1,343556</text:p>
          </table:table-cell>
          <table:table-cell office:value-type="float" office:value="1.326667">
            <text:p>1,326667</text:p>
          </table:table-cell>
          <table:table-cell office:value-type="float" office:value="1.318667">
            <text:p>1,318667</text:p>
          </table:table-cell>
          <table:table-cell office:value-type="float" office:value="1.336444">
            <text:p>1,336444</text:p>
          </table:table-cell>
          <table:table-cell office:value-type="float" office:value="1.327111">
            <text:p>1,327111</text:p>
          </table:table-cell>
          <table:table-cell office:value-type="float" office:value="1.322667">
            <text:p>1,322667</text:p>
          </table:table-cell>
          <table:table-cell office:value-type="float" office:value="1.325778">
            <text:p>1,325778</text:p>
          </table:table-cell>
          <table:table-cell office:value-type="float" office:value="1.292">
            <text:p>1,292</text:p>
          </table:table-cell>
          <table:table-cell office:value-type="float" office:value="1.340444">
            <text:p>1,340444</text:p>
          </table:table-cell>
          <table:table-cell office:value-type="float" office:value="1.334222">
            <text:p>1,334222</text:p>
          </table:table-cell>
          <table:table-cell office:value-type="float" office:value="1.349778">
            <text:p>1,349778</text:p>
          </table:table-cell>
          <table:table-cell office:value-type="float" office:value="1.324444">
            <text:p>1,324444</text:p>
          </table:table-cell>
          <table:table-cell office:value-type="float" office:value="1.313333">
            <text:p>1,313333</text:p>
          </table:table-cell>
          <table:table-cell office:value-type="float" office:value="1.355111">
            <text:p>1,355111</text:p>
          </table:table-cell>
          <table:table-cell office:value-type="float" office:value="1.337333">
            <text:p>1,337333</text:p>
          </table:table-cell>
          <table:table-cell office:value-type="float" office:value="1.347556">
            <text:p>1,347556</text:p>
          </table:table-cell>
          <table:table-cell office:value-type="float" office:value="1.365778">
            <text:p>1,365778</text:p>
          </table:table-cell>
          <table:table-cell office:value-type="float" office:value="1.311556">
            <text:p>1,311556</text:p>
          </table:table-cell>
          <table:table-cell office:value-type="float" office:value="1.347111">
            <text:p>1,347111</text:p>
          </table:table-cell>
          <table:table-cell office:value-type="float" office:value="1.315111">
            <text:p>1,315111</text:p>
          </table:table-cell>
          <table:table-cell office:value-type="float" office:value="1.328889">
            <text:p>1,328889</text:p>
          </table:table-cell>
          <table:table-cell office:value-type="float" office:value="1.319111">
            <text:p>1,319111</text:p>
          </table:table-cell>
          <table:table-cell office:value-type="float" office:value="1.339556">
            <text:p>1,339556</text:p>
          </table:table-cell>
          <table:table-cell office:value-type="float" office:value="1.345333">
            <text:p>1,345333</text:p>
          </table:table-cell>
          <table:table-cell office:value-type="float" office:value="1.294222">
            <text:p>1,294222</text:p>
          </table:table-cell>
          <table:table-cell office:value-type="float" office:value="1.307111">
            <text:p>1,307111</text:p>
          </table:table-cell>
          <table:table-cell office:value-type="float" office:value="1.341778">
            <text:p>1,341778</text:p>
          </table:table-cell>
          <table:table-cell office:value-type="float" office:value="1.328">
            <text:p>1,328</text:p>
          </table:table-cell>
          <table:table-cell office:value-type="float" office:value="1.315111">
            <text:p>1,315111</text:p>
          </table:table-cell>
          <table:table-cell office:value-type="float" office:value="1.313778">
            <text:p>1,313778</text:p>
          </table:table-cell>
          <table:table-cell office:value-type="float" office:value="1.32">
            <text:p>1,32</text:p>
          </table:table-cell>
          <table:table-cell table:number-columns-repeated="2" office:value-type="float" office:value="1.338222">
            <text:p>1,338222</text:p>
          </table:table-cell>
          <table:table-cell office:value-type="float" office:value="1.298667">
            <text:p>1,298667</text:p>
          </table:table-cell>
          <table:table-cell office:value-type="float" office:value="1.321778">
            <text:p>1,321778</text:p>
          </table:table-cell>
          <table:table-cell office:value-type="float" office:value="1.327556">
            <text:p>1,327556</text:p>
          </table:table-cell>
          <table:table-cell office:value-type="float" office:value="1.293333">
            <text:p>1,293333</text:p>
          </table:table-cell>
          <table:table-cell office:value-type="float" office:value="1.326222">
            <text:p>1,326222</text:p>
          </table:table-cell>
          <table:table-cell office:value-type="float" office:value="1.322222">
            <text:p>1,322222</text:p>
          </table:table-cell>
          <table:table-cell office:value-type="float" office:value="1.344">
            <text:p>1,344</text:p>
          </table:table-cell>
          <table:table-cell office:value-type="float" office:value="1.319111">
            <text:p>1,319111</text:p>
          </table:table-cell>
          <table:table-cell office:value-type="float" office:value="1.343556">
            <text:p>1,343556</text:p>
          </table:table-cell>
          <table:table-cell office:value-type="float" office:value="1.347111">
            <text:p>1,347111</text:p>
          </table:table-cell>
          <table:table-cell office:value-type="float" office:value="1.340889">
            <text:p>1,340889</text:p>
          </table:table-cell>
          <table:table-cell office:value-type="float" office:value="1.359556">
            <text:p>1,359556</text:p>
          </table:table-cell>
          <table:table-cell office:value-type="float" office:value="1.342667">
            <text:p>1,342667</text:p>
          </table:table-cell>
          <table:table-cell office:value-type="float" office:value="1.338222">
            <text:p>1,338222</text:p>
          </table:table-cell>
          <table:table-cell office:value-type="float" office:value="1.324889">
            <text:p>1,324889</text:p>
          </table:table-cell>
          <table:table-cell office:value-type="float" office:value="1.331111">
            <text:p>1,331111</text:p>
          </table:table-cell>
          <table:table-cell office:value-type="float" office:value="1.339556">
            <text:p>1,339556</text:p>
          </table:table-cell>
          <table:table-cell office:value-type="float" office:value="1.308444">
            <text:p>1,308444</text:p>
          </table:table-cell>
          <table:table-cell office:value-type="float" office:value="1.298667">
            <text:p>1,298667</text:p>
          </table:table-cell>
          <table:table-cell office:value-type="float" office:value="1.325778">
            <text:p>1,325778</text:p>
          </table:table-cell>
          <table:table-cell office:value-type="float" office:value="1.334222">
            <text:p>1,334222</text:p>
          </table:table-cell>
          <table:table-cell office:value-type="float" office:value="1.311111">
            <text:p>1,311111</text:p>
          </table:table-cell>
          <table:table-cell office:value-type="float" office:value="1.341778">
            <text:p>1,341778</text:p>
          </table:table-cell>
          <table:table-cell office:value-type="float" office:value="1.336889">
            <text:p>1,336889</text:p>
          </table:table-cell>
          <table:table-cell office:value-type="float" office:value="1.352889">
            <text:p>1,352889</text:p>
          </table:table-cell>
          <table:table-cell office:value-type="float" office:value="1.321333">
            <text:p>1,321333</text:p>
          </table:table-cell>
          <table:table-cell office:value-type="float" office:value="1.328444">
            <text:p>1,328444</text:p>
          </table:table-cell>
          <table:table-cell office:value-type="float" office:value="1.327111">
            <text:p>1,327111</text:p>
          </table:table-cell>
          <table:table-cell office:value-type="float" office:value="1.307111">
            <text:p>1,307111</text:p>
          </table:table-cell>
          <table:table-cell office:value-type="float" office:value="1.345333">
            <text:p>1,345333</text:p>
          </table:table-cell>
          <table:table-cell office:value-type="float" office:value="1.331111">
            <text:p>1,331111</text:p>
          </table:table-cell>
          <table:table-cell office:value-type="float" office:value="1.317333">
            <text:p>1,317333</text:p>
          </table:table-cell>
          <table:table-cell office:value-type="float" office:value="1.376889">
            <text:p>1,376889</text:p>
          </table:table-cell>
          <table:table-cell office:value-type="float" office:value="1.336444">
            <text:p>1,336444</text:p>
          </table:table-cell>
          <table:table-cell office:value-type="float" office:value="1.281333">
            <text:p>1,281333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2.068444">
            <text:p>2,068444</text:p>
          </table:table-cell>
          <table:table-cell office:value-type="float" office:value="1.925333">
            <text:p>1,925333</text:p>
          </table:table-cell>
          <table:table-cell office:value-type="float" office:value="1.811556">
            <text:p>1,811556</text:p>
          </table:table-cell>
          <table:table-cell office:value-type="float" office:value="1.68">
            <text:p>1,68</text:p>
          </table:table-cell>
          <table:table-cell office:value-type="float" office:value="1.478667">
            <text:p>1,478667</text:p>
          </table:table-cell>
          <table:table-cell table:number-columns-repeated="5" office:value-type="float" office:value="1.333333">
            <text:p>1,333333</text:p>
          </table:table-cell>
          <table:table-cell office:value-type="float" office:value="1.348889">
            <text:p>1,348889</text:p>
          </table:table-cell>
          <table:table-cell office:value-type="float" office:value="1.494667">
            <text:p>1,494667</text:p>
          </table:table-cell>
          <table:table-cell office:value-type="float" office:value="1.766222">
            <text:p>1,766222</text:p>
          </table:table-cell>
          <table:table-cell office:value-type="float" office:value="1.773333">
            <text:p>1,773333</text:p>
          </table:table-cell>
          <table:table-cell office:value-type="float" office:value="1.690222">
            <text:p>1,690222</text:p>
          </table:table-cell>
          <table:table-cell office:value-type="float" office:value="1.389333">
            <text:p>1,389333</text:p>
          </table:table-cell>
          <table:table-cell table:number-columns-repeated="95" office:value-type="float" office:value="1.333333">
            <text:p>1,333333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Hebb,supervised,forgetting,multilayer</text:p>
          </table:table-cell>
          <table:table-cell office:value-type="float" office:value="1.391111">
            <text:p>1,391111</text:p>
          </table:table-cell>
          <table:table-cell office:value-type="float" office:value="1.413333">
            <text:p>1,413333</text:p>
          </table:table-cell>
          <table:table-cell office:value-type="float" office:value="1.392">
            <text:p>1,392</text:p>
          </table:table-cell>
          <table:table-cell office:value-type="float" office:value="1.396889">
            <text:p>1,396889</text:p>
          </table:table-cell>
          <table:table-cell office:value-type="float" office:value="1.409778">
            <text:p>1,409778</text:p>
          </table:table-cell>
          <table:table-cell office:value-type="float" office:value="1.403111">
            <text:p>1,403111</text:p>
          </table:table-cell>
          <table:table-cell office:value-type="float" office:value="1.397333">
            <text:p>1,397333</text:p>
          </table:table-cell>
          <table:table-cell office:value-type="float" office:value="1.419556">
            <text:p>1,419556</text:p>
          </table:table-cell>
          <table:table-cell office:value-type="float" office:value="1.396889">
            <text:p>1,396889</text:p>
          </table:table-cell>
          <table:table-cell office:value-type="float" office:value="1.364444">
            <text:p>1,364444</text:p>
          </table:table-cell>
          <table:table-cell office:value-type="float" office:value="1.326667">
            <text:p>1,326667</text:p>
          </table:table-cell>
          <table:table-cell office:value-type="float" office:value="1.276">
            <text:p>1,276</text:p>
          </table:table-cell>
          <table:table-cell office:value-type="float" office:value="1.236">
            <text:p>1,236</text:p>
          </table:table-cell>
          <table:table-cell office:value-type="float" office:value="1.230222">
            <text:p>1,230222</text:p>
          </table:table-cell>
          <table:table-cell office:value-type="float" office:value="1.190667">
            <text:p>1,190667</text:p>
          </table:table-cell>
          <table:table-cell office:value-type="float" office:value="1.171111">
            <text:p>1,171111</text:p>
          </table:table-cell>
          <table:table-cell office:value-type="float" office:value="1.130222">
            <text:p>1,130222</text:p>
          </table:table-cell>
          <table:table-cell office:value-type="float" office:value="1.082667">
            <text:p>1,082667</text:p>
          </table:table-cell>
          <table:table-cell office:value-type="float" office:value="1.097778">
            <text:p>1,097778</text:p>
          </table:table-cell>
          <table:table-cell office:value-type="float" office:value="1.067556">
            <text:p>1,067556</text:p>
          </table:table-cell>
          <table:table-cell office:value-type="float" office:value="1.062667">
            <text:p>1,062667</text:p>
          </table:table-cell>
          <table:table-cell office:value-type="float" office:value="1.076">
            <text:p>1,076</text:p>
          </table:table-cell>
          <table:table-cell office:value-type="float" office:value="1.086222">
            <text:p>1,086222</text:p>
          </table:table-cell>
          <table:table-cell office:value-type="float" office:value="1.128444">
            <text:p>1,128444</text:p>
          </table:table-cell>
          <table:table-cell office:value-type="float" office:value="1.168">
            <text:p>1,168</text:p>
          </table:table-cell>
          <table:table-cell office:value-type="float" office:value="1.245333">
            <text:p>1,245333</text:p>
          </table:table-cell>
          <table:table-cell office:value-type="float" office:value="1.287556">
            <text:p>1,287556</text:p>
          </table:table-cell>
          <table:table-cell office:value-type="float" office:value="1.360889">
            <text:p>1,360889</text:p>
          </table:table-cell>
          <table:table-cell office:value-type="float" office:value="1.367556">
            <text:p>1,367556</text:p>
          </table:table-cell>
          <table:table-cell office:value-type="float" office:value="1.398222">
            <text:p>1,398222</text:p>
          </table:table-cell>
          <table:table-cell office:value-type="float" office:value="1.478222">
            <text:p>1,478222</text:p>
          </table:table-cell>
          <table:table-cell office:value-type="float" office:value="1.534222">
            <text:p>1,534222</text:p>
          </table:table-cell>
          <table:table-cell office:value-type="float" office:value="1.505333">
            <text:p>1,505333</text:p>
          </table:table-cell>
          <table:table-cell office:value-type="float" office:value="1.546667">
            <text:p>1,546667</text:p>
          </table:table-cell>
          <table:table-cell office:value-type="float" office:value="1.534222">
            <text:p>1,534222</text:p>
          </table:table-cell>
          <table:table-cell office:value-type="float" office:value="1.515111">
            <text:p>1,515111</text:p>
          </table:table-cell>
          <table:table-cell office:value-type="float" office:value="1.529333">
            <text:p>1,529333</text:p>
          </table:table-cell>
          <table:table-cell office:value-type="float" office:value="1.531556">
            <text:p>1,531556</text:p>
          </table:table-cell>
          <table:table-cell office:value-type="float" office:value="1.546667">
            <text:p>1,546667</text:p>
          </table:table-cell>
          <table:table-cell office:value-type="float" office:value="1.523111">
            <text:p>1,523111</text:p>
          </table:table-cell>
          <table:table-cell office:value-type="float" office:value="1.514667">
            <text:p>1,514667</text:p>
          </table:table-cell>
          <table:table-cell office:value-type="float" office:value="1.561778">
            <text:p>1,561778</text:p>
          </table:table-cell>
          <table:table-cell office:value-type="float" office:value="1.522667">
            <text:p>1,522667</text:p>
          </table:table-cell>
          <table:table-cell office:value-type="float" office:value="1.526222">
            <text:p>1,526222</text:p>
          </table:table-cell>
          <table:table-cell office:value-type="float" office:value="1.500444">
            <text:p>1,500444</text:p>
          </table:table-cell>
          <table:table-cell office:value-type="float" office:value="1.568889">
            <text:p>1,568889</text:p>
          </table:table-cell>
          <table:table-cell office:value-type="float" office:value="1.485778">
            <text:p>1,485778</text:p>
          </table:table-cell>
          <table:table-cell office:value-type="float" office:value="1.541333">
            <text:p>1,541333</text:p>
          </table:table-cell>
          <table:table-cell office:value-type="float" office:value="1.511556">
            <text:p>1,511556</text:p>
          </table:table-cell>
          <table:table-cell office:value-type="float" office:value="1.502667">
            <text:p>1,502667</text:p>
          </table:table-cell>
          <table:table-cell office:value-type="float" office:value="1.533778">
            <text:p>1,533778</text:p>
          </table:table-cell>
          <table:table-cell office:value-type="float" office:value="1.528">
            <text:p>1,528</text:p>
          </table:table-cell>
          <table:table-cell office:value-type="float" office:value="1.502667">
            <text:p>1,502667</text:p>
          </table:table-cell>
          <table:table-cell office:value-type="float" office:value="1.556">
            <text:p>1,556</text:p>
          </table:table-cell>
          <table:table-cell office:value-type="float" office:value="1.530667">
            <text:p>1,530667</text:p>
          </table:table-cell>
          <table:table-cell office:value-type="float" office:value="1.505333">
            <text:p>1,505333</text:p>
          </table:table-cell>
          <table:table-cell office:value-type="float" office:value="1.499111">
            <text:p>1,499111</text:p>
          </table:table-cell>
          <table:table-cell office:value-type="float" office:value="1.485778">
            <text:p>1,485778</text:p>
          </table:table-cell>
          <table:table-cell office:value-type="float" office:value="1.536">
            <text:p>1,536</text:p>
          </table:table-cell>
          <table:table-cell office:value-type="float" office:value="1.522667">
            <text:p>1,522667</text:p>
          </table:table-cell>
          <table:table-cell office:value-type="float" office:value="1.512444">
            <text:p>1,512444</text:p>
          </table:table-cell>
          <table:table-cell office:value-type="float" office:value="1.494667">
            <text:p>1,494667</text:p>
          </table:table-cell>
          <table:table-cell office:value-type="float" office:value="1.493333">
            <text:p>1,493333</text:p>
          </table:table-cell>
          <table:table-cell office:value-type="float" office:value="1.471111">
            <text:p>1,471111</text:p>
          </table:table-cell>
          <table:table-cell office:value-type="float" office:value="1.495111">
            <text:p>1,495111</text:p>
          </table:table-cell>
          <table:table-cell office:value-type="float" office:value="1.518222">
            <text:p>1,518222</text:p>
          </table:table-cell>
          <table:table-cell office:value-type="float" office:value="1.474222">
            <text:p>1,474222</text:p>
          </table:table-cell>
          <table:table-cell office:value-type="float" office:value="1.596">
            <text:p>1,596</text:p>
          </table:table-cell>
          <table:table-cell office:value-type="float" office:value="1.608">
            <text:p>1,608</text:p>
          </table:table-cell>
          <table:table-cell office:value-type="float" office:value="1.572444">
            <text:p>1,572444</text:p>
          </table:table-cell>
          <table:table-cell office:value-type="float" office:value="1.64">
            <text:p>1,64</text:p>
          </table:table-cell>
          <table:table-cell office:value-type="float" office:value="1.788444">
            <text:p>1,788444</text:p>
          </table:table-cell>
          <table:table-cell office:value-type="float" office:value="1.809778">
            <text:p>1,809778</text:p>
          </table:table-cell>
          <table:table-cell office:value-type="float" office:value="1.744889">
            <text:p>1,744889</text:p>
          </table:table-cell>
          <table:table-cell office:value-type="float" office:value="1.795556">
            <text:p>1,795556</text:p>
          </table:table-cell>
          <table:table-cell office:value-type="float" office:value="1.774222">
            <text:p>1,774222</text:p>
          </table:table-cell>
          <table:table-cell office:value-type="float" office:value="1.634667">
            <text:p>1,634667</text:p>
          </table:table-cell>
          <table:table-cell office:value-type="float" office:value="1.428444">
            <text:p>1,428444</text:p>
          </table:table-cell>
          <table:table-cell office:value-type="float" office:value="1.444444">
            <text:p>1,444444</text:p>
          </table:table-cell>
          <table:table-cell office:value-type="float" office:value="1.815111">
            <text:p>1,815111</text:p>
          </table:table-cell>
          <table:table-cell office:value-type="float" office:value="1.766222">
            <text:p>1,766222</text:p>
          </table:table-cell>
          <table:table-cell office:value-type="float" office:value="1.692444">
            <text:p>1,692444</text:p>
          </table:table-cell>
          <table:table-cell office:value-type="float" office:value="1.769778">
            <text:p>1,769778</text:p>
          </table:table-cell>
          <table:table-cell office:value-type="float" office:value="1.532889">
            <text:p>1,532889</text:p>
          </table:table-cell>
          <table:table-cell office:value-type="float" office:value="1.798222">
            <text:p>1,798222</text:p>
          </table:table-cell>
          <table:table-cell office:value-type="float" office:value="1.734222">
            <text:p>1,734222</text:p>
          </table:table-cell>
          <table:table-cell office:value-type="float" office:value="1.752">
            <text:p>1,752</text:p>
          </table:table-cell>
          <table:table-cell office:value-type="float" office:value="1.752889">
            <text:p>1,752889</text:p>
          </table:table-cell>
          <table:table-cell office:value-type="float" office:value="1.767111">
            <text:p>1,767111</text:p>
          </table:table-cell>
          <table:table-cell office:value-type="float" office:value="1.750222">
            <text:p>1,750222</text:p>
          </table:table-cell>
          <table:table-cell office:value-type="float" office:value="1.810667">
            <text:p>1,810667</text:p>
          </table:table-cell>
          <table:table-cell office:value-type="float" office:value="1.790222">
            <text:p>1,790222</text:p>
          </table:table-cell>
          <table:table-cell office:value-type="float" office:value="1.737778">
            <text:p>1,737778</text:p>
          </table:table-cell>
          <table:table-cell office:value-type="float" office:value="1.776889">
            <text:p>1,776889</text:p>
          </table:table-cell>
          <table:table-cell office:value-type="float" office:value="1.785778">
            <text:p>1,785778</text:p>
          </table:table-cell>
          <table:table-cell office:value-type="float" office:value="1.783111">
            <text:p>1,783111</text:p>
          </table:table-cell>
          <table:table-cell office:value-type="float" office:value="1.776889">
            <text:p>1,776889</text:p>
          </table:table-cell>
          <table:table-cell office:value-type="float" office:value="1.776">
            <text:p>1,776</text:p>
          </table:table-cell>
          <table:table-cell office:value-type="float" office:value="1.76">
            <text:p>1,76</text:p>
          </table:table-cell>
          <table:table-cell office:value-type="float" office:value="1.784">
            <text:p>1,784</text:p>
          </table:table-cell>
          <table:table-cell office:value-type="float" office:value="1.775111">
            <text:p>1,775111</text:p>
          </table:table-cell>
          <table:table-cell office:value-type="float" office:value="1.761778">
            <text:p>1,761778</text:p>
          </table:table-cell>
          <table:table-cell office:value-type="float" office:value="1.772444">
            <text:p>1,772444</text:p>
          </table:table-cell>
          <table:table-cell office:value-type="float" office:value="1.784889">
            <text:p>1,784889</text:p>
          </table:table-cell>
          <table:table-cell office:value-type="float" office:value="1.785778">
            <text:p>1,785778</text:p>
          </table:table-cell>
          <table:table-cell office:value-type="float" office:value="1.781333">
            <text:p>1,781333</text:p>
          </table:table-cell>
          <table:table-cell office:value-type="float" office:value="1.765333">
            <text:p>1,765333</text:p>
          </table:table-cell>
          <table:table-cell office:value-type="float" office:value="1.76">
            <text:p>1,76</text:p>
          </table:table-cell>
          <table:table-cell office:value-type="float" office:value="1.828444">
            <text:p>1,828444</text:p>
          </table:table-cell>
          <table:table-cell office:value-type="float" office:value="1.793778">
            <text:p>1,793778</text:p>
          </table:table-cell>
          <table:table-cell office:value-type="float" office:value="1.794667">
            <text:p>1,794667</text:p>
          </table:table-cell>
          <table:table-cell office:value-type="float" office:value="1.787556">
            <text:p>1,787556</text:p>
          </table:table-cell>
          <table:table-cell office:value-type="float" office:value="1.780444">
            <text:p>1,780444</text:p>
          </table:table-cell>
          <table:table-cell office:value-type="float" office:value="1.779556">
            <text:p>1,779556</text:p>
          </table:table-cell>
          <table:table-cell office:value-type="float" office:value="1.810667">
            <text:p>1,810667</text:p>
          </table:table-cell>
          <table:table-cell office:value-type="float" office:value="1.759111">
            <text:p>1,759111</text:p>
          </table:table-cell>
          <table:table-cell office:value-type="float" office:value="1.779556">
            <text:p>1,779556</text:p>
          </table:table-cell>
          <table:table-cell office:value-type="float" office:value="1.741333">
            <text:p>1,741333</text:p>
          </table:table-cell>
          <table:table-cell office:value-type="float" office:value="1.768">
            <text:p>1,768</text:p>
          </table:table-cell>
          <table:table-cell office:value-type="float" office:value="1.775111">
            <text:p>1,775111</text:p>
          </table:table-cell>
          <table:table-cell office:value-type="float" office:value="1.778667">
            <text:p>1,778667</text:p>
          </table:table-cell>
          <table:table-cell office:value-type="float" office:value="1.809778">
            <text:p>1,809778</text:p>
          </table:table-cell>
          <table:table-cell office:value-type="float" office:value="1.761778">
            <text:p>1,761778</text:p>
          </table:table-cell>
          <table:table-cell office:value-type="float" office:value="1.764444">
            <text:p>1,764444</text:p>
          </table:table-cell>
          <table:table-cell office:value-type="float" office:value="1.792">
            <text:p>1,792</text:p>
          </table:table-cell>
          <table:table-cell office:value-type="float" office:value="1.792889">
            <text:p>1,792889</text:p>
          </table:table-cell>
          <table:table-cell office:value-type="float" office:value="1.748444">
            <text:p>1,748444</text:p>
          </table:table-cell>
          <table:table-cell office:value-type="float" office:value="1.757333">
            <text:p>1,757333</text:p>
          </table:table-cell>
          <table:table-cell office:value-type="float" office:value="1.784">
            <text:p>1,784</text:p>
          </table:table-cell>
          <table:table-cell table:number-columns-repeated="2" office:value-type="float" office:value="1.775111">
            <text:p>1,775111</text:p>
          </table:table-cell>
          <table:table-cell office:value-type="float" office:value="1.768">
            <text:p>1,768</text:p>
          </table:table-cell>
          <table:table-cell office:value-type="float" office:value="1.780444">
            <text:p>1,780444</text:p>
          </table:table-cell>
          <table:table-cell office:value-type="float" office:value="1.758222">
            <text:p>1,758222</text:p>
          </table:table-cell>
          <table:table-cell office:value-type="float" office:value="1.761778">
            <text:p>1,761778</text:p>
          </table:table-cell>
          <table:table-cell office:value-type="float" office:value="1.787556">
            <text:p>1,787556</text:p>
          </table:table-cell>
          <table:table-cell office:value-type="float" office:value="1.776889">
            <text:p>1,776889</text:p>
          </table:table-cell>
          <table:table-cell office:value-type="float" office:value="1.792">
            <text:p>1,792</text:p>
          </table:table-cell>
          <table:table-cell office:value-type="float" office:value="1.752889">
            <text:p>1,752889</text:p>
          </table:table-cell>
          <table:table-cell office:value-type="float" office:value="1.767111">
            <text:p>1,767111</text:p>
          </table:table-cell>
          <table:table-cell office:value-type="float" office:value="1.772444">
            <text:p>1,772444</text:p>
          </table:table-cell>
          <table:table-cell office:value-type="float" office:value="1.794667">
            <text:p>1,794667</text:p>
          </table:table-cell>
          <table:table-cell office:value-type="float" office:value="1.788444">
            <text:p>1,788444</text:p>
          </table:table-cell>
          <table:table-cell office:value-type="float" office:value="1.783111">
            <text:p>1,783111</text:p>
          </table:table-cell>
          <table:table-cell office:value-type="float" office:value="1.795556">
            <text:p>1,795556</text:p>
          </table:table-cell>
          <table:table-cell office:value-type="float" office:value="1.776889">
            <text:p>1,776889</text:p>
          </table:table-cell>
          <table:table-cell office:value-type="float" office:value="1.796444">
            <text:p>1,796444</text:p>
          </table:table-cell>
          <table:table-cell office:value-type="float" office:value="1.778667">
            <text:p>1,778667</text:p>
          </table:table-cell>
          <table:table-cell office:value-type="float" office:value="1.768">
            <text:p>1,768</text:p>
          </table:table-cell>
          <table:table-cell office:value-type="float" office:value="1.776">
            <text:p>1,776</text:p>
          </table:table-cell>
          <table:table-cell office:value-type="float" office:value="1.769778">
            <text:p>1,769778</text:p>
          </table:table-cell>
          <table:table-cell office:value-type="float" office:value="1.828444">
            <text:p>1,828444</text:p>
          </table:table-cell>
          <table:table-cell office:value-type="float" office:value="1.817778">
            <text:p>1,817778</text:p>
          </table:table-cell>
          <table:table-cell office:value-type="float" office:value="1.784889">
            <text:p>1,784889</text:p>
          </table:table-cell>
          <table:table-cell office:value-type="float" office:value="1.775111">
            <text:p>1,775111</text:p>
          </table:table-cell>
          <table:table-cell office:value-type="float" office:value="1.752889">
            <text:p>1,752889</text:p>
          </table:table-cell>
          <table:table-cell office:value-type="float" office:value="1.796444">
            <text:p>1,796444</text:p>
          </table:table-cell>
          <table:table-cell office:value-type="float" office:value="1.774222">
            <text:p>1,774222</text:p>
          </table:table-cell>
          <table:table-cell office:value-type="float" office:value="1.781333">
            <text:p>1,781333</text:p>
          </table:table-cell>
          <table:table-cell office:value-type="float" office:value="1.776889">
            <text:p>1,776889</text:p>
          </table:table-cell>
          <table:table-cell office:value-type="float" office:value="1.771556">
            <text:p>1,771556</text:p>
          </table:table-cell>
          <table:table-cell office:value-type="float" office:value="1.816889">
            <text:p>1,816889</text:p>
          </table:table-cell>
          <table:table-cell office:value-type="float" office:value="1.751111">
            <text:p>1,751111</text:p>
          </table:table-cell>
          <table:table-cell office:value-type="float" office:value="1.799111">
            <text:p>1,799111</text:p>
          </table:table-cell>
          <table:table-cell office:value-type="float" office:value="1.784">
            <text:p>1,784</text:p>
          </table:table-cell>
          <table:table-cell office:value-type="float" office:value="1.763556">
            <text:p>1,763556</text:p>
          </table:table-cell>
          <table:table-cell office:value-type="float" office:value="1.801778">
            <text:p>1,801778</text:p>
          </table:table-cell>
          <table:table-cell office:value-type="float" office:value="1.809778">
            <text:p>1,809778</text:p>
          </table:table-cell>
          <table:table-cell office:value-type="float" office:value="1.775111">
            <text:p>1,775111</text:p>
          </table:table-cell>
          <table:table-cell office:value-type="float" office:value="1.774222">
            <text:p>1,774222</text:p>
          </table:table-cell>
          <table:table-cell office:value-type="float" office:value="1.751111">
            <text:p>1,751111</text:p>
          </table:table-cell>
          <table:table-cell office:value-type="float" office:value="1.807111">
            <text:p>1,807111</text:p>
          </table:table-cell>
          <table:table-cell office:value-type="float" office:value="1.801778">
            <text:p>1,801778</text:p>
          </table:table-cell>
          <table:table-cell office:value-type="float" office:value="1.741333">
            <text:p>1,741333</text:p>
          </table:table-cell>
          <table:table-cell office:value-type="float" office:value="1.740444">
            <text:p>1,740444</text:p>
          </table:table-cell>
          <table:table-cell office:value-type="float" office:value="1.781333">
            <text:p>1,781333</text:p>
          </table:table-cell>
          <table:table-cell office:value-type="float" office:value="1.774222">
            <text:p>1,774222</text:p>
          </table:table-cell>
          <table:table-cell office:value-type="float" office:value="1.775111">
            <text:p>1,775111</text:p>
          </table:table-cell>
          <table:table-cell office:value-type="float" office:value="1.797333">
            <text:p>1,797333</text:p>
          </table:table-cell>
          <table:table-cell office:value-type="float" office:value="1.772444">
            <text:p>1,772444</text:p>
          </table:table-cell>
          <table:table-cell office:value-type="float" office:value="1.780444">
            <text:p>1,780444</text:p>
          </table:table-cell>
          <table:table-cell office:value-type="float" office:value="1.746667">
            <text:p>1,746667</text:p>
          </table:table-cell>
          <table:table-cell office:value-type="float" office:value="1.768">
            <text:p>1,768</text:p>
          </table:table-cell>
          <table:table-cell office:value-type="float" office:value="1.742222">
            <text:p>1,742222</text:p>
          </table:table-cell>
          <table:table-cell office:value-type="float" office:value="1.727111">
            <text:p>1,727111</text:p>
          </table:table-cell>
          <table:table-cell office:value-type="float" office:value="1.786667">
            <text:p>1,786667</text:p>
          </table:table-cell>
          <table:table-cell office:value-type="float" office:value="1.792889">
            <text:p>1,792889</text:p>
          </table:table-cell>
          <table:table-cell office:value-type="float" office:value="1.750222">
            <text:p>1,750222</text:p>
          </table:table-cell>
          <table:table-cell office:value-type="float" office:value="1.783111">
            <text:p>1,783111</text:p>
          </table:table-cell>
          <table:table-cell office:value-type="float" office:value="1.739556">
            <text:p>1,739556</text:p>
          </table:table-cell>
          <table:table-cell office:value-type="float" office:value="1.752">
            <text:p>1,752</text:p>
          </table:table-cell>
          <table:table-cell office:value-type="float" office:value="1.762667">
            <text:p>1,762667</text:p>
          </table:table-cell>
          <table:table-cell office:value-type="float" office:value="1.780444">
            <text:p>1,780444</text:p>
          </table:table-cell>
          <table:table-cell office:value-type="float" office:value="1.783111">
            <text:p>1,783111</text:p>
          </table:table-cell>
          <table:table-cell office:value-type="float" office:value="1.810667">
            <text:p>1,810667</text:p>
          </table:table-cell>
          <table:table-cell office:value-type="float" office:value="1.783111">
            <text:p>1,783111</text:p>
          </table:table-cell>
          <table:table-cell office:value-type="float" office:value="1.774222">
            <text:p>1,774222</text:p>
          </table:table-cell>
          <table:table-cell table:number-columns-repeated="3" office:value-type="float" office:value="1.333333">
            <text:p>1,333333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2.394222">
            <text:p>2,394222</text:p>
          </table:table-cell>
          <table:table-cell office:value-type="float" office:value="2.388444">
            <text:p>2,388444</text:p>
          </table:table-cell>
          <table:table-cell office:value-type="float" office:value="2.365778">
            <text:p>2,365778</text:p>
          </table:table-cell>
          <table:table-cell office:value-type="float" office:value="2.325333">
            <text:p>2,325333</text:p>
          </table:table-cell>
          <table:table-cell office:value-type="float" office:value="2.281778">
            <text:p>2,281778</text:p>
          </table:table-cell>
          <table:table-cell office:value-type="float" office:value="2.326667">
            <text:p>2,326667</text:p>
          </table:table-cell>
          <table:table-cell office:value-type="float" office:value="2.278222">
            <text:p>2,278222</text:p>
          </table:table-cell>
          <table:table-cell office:value-type="float" office:value="2.223111">
            <text:p>2,223111</text:p>
          </table:table-cell>
          <table:table-cell office:value-type="float" office:value="2.204444">
            <text:p>2,204444</text:p>
          </table:table-cell>
          <table:table-cell office:value-type="float" office:value="2.232889">
            <text:p>2,232889</text:p>
          </table:table-cell>
          <table:table-cell office:value-type="float" office:value="2.232">
            <text:p>2,232</text:p>
          </table:table-cell>
          <table:table-cell office:value-type="float" office:value="2.197333">
            <text:p>2,197333</text:p>
          </table:table-cell>
          <table:table-cell office:value-type="float" office:value="2.236444">
            <text:p>2,236444</text:p>
          </table:table-cell>
          <table:table-cell office:value-type="float" office:value="2.199111">
            <text:p>2,199111</text:p>
          </table:table-cell>
          <table:table-cell office:value-type="float" office:value="2.260444">
            <text:p>2,260444</text:p>
          </table:table-cell>
          <table:table-cell office:value-type="float" office:value="2.285333">
            <text:p>2,285333</text:p>
          </table:table-cell>
          <table:table-cell office:value-type="float" office:value="2.237333">
            <text:p>2,237333</text:p>
          </table:table-cell>
          <table:table-cell office:value-type="float" office:value="2.250222">
            <text:p>2,250222</text:p>
          </table:table-cell>
          <table:table-cell office:value-type="float" office:value="2.257333">
            <text:p>2,257333</text:p>
          </table:table-cell>
          <table:table-cell office:value-type="float" office:value="2.220444">
            <text:p>2,220444</text:p>
          </table:table-cell>
          <table:table-cell office:value-type="float" office:value="2.248444">
            <text:p>2,248444</text:p>
          </table:table-cell>
          <table:table-cell office:value-type="float" office:value="2.197778">
            <text:p>2,197778</text:p>
          </table:table-cell>
          <table:table-cell office:value-type="float" office:value="2.188">
            <text:p>2,188</text:p>
          </table:table-cell>
          <table:table-cell office:value-type="float" office:value="2.049778">
            <text:p>2,049778</text:p>
          </table:table-cell>
          <table:table-cell office:value-type="float" office:value="1.972">
            <text:p>1,972</text:p>
          </table:table-cell>
          <table:table-cell office:value-type="float" office:value="1.882222">
            <text:p>1,882222</text:p>
          </table:table-cell>
          <table:table-cell office:value-type="float" office:value="1.834667">
            <text:p>1,834667</text:p>
          </table:table-cell>
          <table:table-cell office:value-type="float" office:value="1.780889">
            <text:p>1,780889</text:p>
          </table:table-cell>
          <table:table-cell office:value-type="float" office:value="1.750222">
            <text:p>1,750222</text:p>
          </table:table-cell>
          <table:table-cell office:value-type="float" office:value="1.676">
            <text:p>1,676</text:p>
          </table:table-cell>
          <table:table-cell office:value-type="float" office:value="1.595111">
            <text:p>1,595111</text:p>
          </table:table-cell>
          <table:table-cell office:value-type="float" office:value="1.555111">
            <text:p>1,555111</text:p>
          </table:table-cell>
          <table:table-cell office:value-type="float" office:value="1.505333">
            <text:p>1,505333</text:p>
          </table:table-cell>
          <table:table-cell office:value-type="float" office:value="1.475556">
            <text:p>1,475556</text:p>
          </table:table-cell>
          <table:table-cell office:value-type="float" office:value="1.437333">
            <text:p>1,437333</text:p>
          </table:table-cell>
          <table:table-cell office:value-type="float" office:value="1.426667">
            <text:p>1,426667</text:p>
          </table:table-cell>
          <table:table-cell office:value-type="float" office:value="1.395111">
            <text:p>1,395111</text:p>
          </table:table-cell>
          <table:table-cell office:value-type="float" office:value="1.386222">
            <text:p>1,386222</text:p>
          </table:table-cell>
          <table:table-cell office:value-type="float" office:value="1.364889">
            <text:p>1,364889</text:p>
          </table:table-cell>
          <table:table-cell office:value-type="float" office:value="1.338667">
            <text:p>1,338667</text:p>
          </table:table-cell>
          <table:table-cell office:value-type="float" office:value="1.326667">
            <text:p>1,326667</text:p>
          </table:table-cell>
          <table:table-cell office:value-type="float" office:value="1.299556">
            <text:p>1,299556</text:p>
          </table:table-cell>
          <table:table-cell office:value-type="float" office:value="1.294667">
            <text:p>1,294667</text:p>
          </table:table-cell>
          <table:table-cell office:value-type="float" office:value="1.282222">
            <text:p>1,282222</text:p>
          </table:table-cell>
          <table:table-cell office:value-type="float" office:value="1.265778">
            <text:p>1,265778</text:p>
          </table:table-cell>
          <table:table-cell office:value-type="float" office:value="1.266222">
            <text:p>1,266222</text:p>
          </table:table-cell>
          <table:table-cell office:value-type="float" office:value="1.255111">
            <text:p>1,255111</text:p>
          </table:table-cell>
          <table:table-cell office:value-type="float" office:value="1.244444">
            <text:p>1,244444</text:p>
          </table:table-cell>
          <table:table-cell office:value-type="float" office:value="1.237333">
            <text:p>1,237333</text:p>
          </table:table-cell>
          <table:table-cell office:value-type="float" office:value="1.239556">
            <text:p>1,239556</text:p>
          </table:table-cell>
          <table:table-cell office:value-type="float" office:value="1.222667">
            <text:p>1,222667</text:p>
          </table:table-cell>
          <table:table-cell office:value-type="float" office:value="1.220889">
            <text:p>1,220889</text:p>
          </table:table-cell>
          <table:table-cell office:value-type="float" office:value="1.207556">
            <text:p>1,207556</text:p>
          </table:table-cell>
          <table:table-cell office:value-type="float" office:value="1.202667">
            <text:p>1,202667</text:p>
          </table:table-cell>
          <table:table-cell office:value-type="float" office:value="1.190667">
            <text:p>1,190667</text:p>
          </table:table-cell>
          <table:table-cell office:value-type="float" office:value="1.187556">
            <text:p>1,187556</text:p>
          </table:table-cell>
          <table:table-cell office:value-type="float" office:value="1.172">
            <text:p>1,172</text:p>
          </table:table-cell>
          <table:table-cell office:value-type="float" office:value="1.167556">
            <text:p>1,167556</text:p>
          </table:table-cell>
          <table:table-cell office:value-type="float" office:value="1.158222">
            <text:p>1,158222</text:p>
          </table:table-cell>
          <table:table-cell office:value-type="float" office:value="1.145778">
            <text:p>1,145778</text:p>
          </table:table-cell>
          <table:table-cell office:value-type="float" office:value="1.124">
            <text:p>1,124</text:p>
          </table:table-cell>
          <table:table-cell office:value-type="float" office:value="1.122222">
            <text:p>1,122222</text:p>
          </table:table-cell>
          <table:table-cell office:value-type="float" office:value="1.101333">
            <text:p>1,101333</text:p>
          </table:table-cell>
          <table:table-cell office:value-type="float" office:value="1.111111">
            <text:p>1,111111</text:p>
          </table:table-cell>
          <table:table-cell office:value-type="float" office:value="1.074222">
            <text:p>1,074222</text:p>
          </table:table-cell>
          <table:table-cell office:value-type="float" office:value="1.084">
            <text:p>1,084</text:p>
          </table:table-cell>
          <table:table-cell office:value-type="float" office:value="1.061778">
            <text:p>1,061778</text:p>
          </table:table-cell>
          <table:table-cell office:value-type="float" office:value="1.041333">
            <text:p>1,041333</text:p>
          </table:table-cell>
          <table:table-cell office:value-type="float" office:value="1.044444">
            <text:p>1,044444</text:p>
          </table:table-cell>
          <table:table-cell office:value-type="float" office:value="1.025778">
            <text:p>1,025778</text:p>
          </table:table-cell>
          <table:table-cell office:value-type="float" office:value="1.013333">
            <text:p>1,013333</text:p>
          </table:table-cell>
          <table:table-cell office:value-type="float" office:value="1.006667">
            <text:p>1,006667</text:p>
          </table:table-cell>
          <table:table-cell office:value-type="float" office:value="0.999556">
            <text:p>0,999556</text:p>
          </table:table-cell>
          <table:table-cell office:value-type="float" office:value="0.979111">
            <text:p>0,979111</text:p>
          </table:table-cell>
          <table:table-cell office:value-type="float" office:value="0.988889">
            <text:p>0,988889</text:p>
          </table:table-cell>
          <table:table-cell table:number-columns-repeated="2" office:value-type="float" office:value="0.959556">
            <text:p>0,959556</text:p>
          </table:table-cell>
          <table:table-cell office:value-type="float" office:value="0.936889">
            <text:p>0,936889</text:p>
          </table:table-cell>
          <table:table-cell office:value-type="float" office:value="0.940889">
            <text:p>0,940889</text:p>
          </table:table-cell>
          <table:table-cell office:value-type="float" office:value="0.918222">
            <text:p>0,918222</text:p>
          </table:table-cell>
          <table:table-cell office:value-type="float" office:value="0.912889">
            <text:p>0,912889</text:p>
          </table:table-cell>
          <table:table-cell office:value-type="float" office:value="0.911111">
            <text:p>0,911111</text:p>
          </table:table-cell>
          <table:table-cell office:value-type="float" office:value="0.884889">
            <text:p>0,884889</text:p>
          </table:table-cell>
          <table:table-cell office:value-type="float" office:value="0.873333">
            <text:p>0,873333</text:p>
          </table:table-cell>
          <table:table-cell office:value-type="float" office:value="0.892">
            <text:p>0,892</text:p>
          </table:table-cell>
          <table:table-cell office:value-type="float" office:value="0.895111">
            <text:p>0,895111</text:p>
          </table:table-cell>
          <table:table-cell office:value-type="float" office:value="0.876444">
            <text:p>0,876444</text:p>
          </table:table-cell>
          <table:table-cell office:value-type="float" office:value="0.906222">
            <text:p>0,906222</text:p>
          </table:table-cell>
          <table:table-cell office:value-type="float" office:value="0.903556">
            <text:p>0,903556</text:p>
          </table:table-cell>
          <table:table-cell office:value-type="float" office:value="0.882667">
            <text:p>0,882667</text:p>
          </table:table-cell>
          <table:table-cell office:value-type="float" office:value="0.897778">
            <text:p>0,897778</text:p>
          </table:table-cell>
          <table:table-cell office:value-type="float" office:value="0.883556">
            <text:p>0,883556</text:p>
          </table:table-cell>
          <table:table-cell office:value-type="float" office:value="0.908444">
            <text:p>0,908444</text:p>
          </table:table-cell>
          <table:table-cell office:value-type="float" office:value="0.883556">
            <text:p>0,883556</text:p>
          </table:table-cell>
          <table:table-cell office:value-type="float" office:value="0.885333">
            <text:p>0,885333</text:p>
          </table:table-cell>
          <table:table-cell office:value-type="float" office:value="0.886667">
            <text:p>0,886667</text:p>
          </table:table-cell>
          <table:table-cell office:value-type="float" office:value="0.898667">
            <text:p>0,898667</text:p>
          </table:table-cell>
          <table:table-cell office:value-type="float" office:value="0.880444">
            <text:p>0,880444</text:p>
          </table:table-cell>
          <table:table-cell office:value-type="float" office:value="0.895111">
            <text:p>0,895111</text:p>
          </table:table-cell>
          <table:table-cell table:number-columns-repeated="2" office:value-type="float" office:value="0.888444">
            <text:p>0,888444</text:p>
          </table:table-cell>
          <table:table-cell office:value-type="float" office:value="0.867111">
            <text:p>0,867111</text:p>
          </table:table-cell>
          <table:table-cell office:value-type="float" office:value="0.879111">
            <text:p>0,879111</text:p>
          </table:table-cell>
          <table:table-cell office:value-type="float" office:value="0.898667">
            <text:p>0,898667</text:p>
          </table:table-cell>
          <table:table-cell office:value-type="float" office:value="0.884444">
            <text:p>0,884444</text:p>
          </table:table-cell>
          <table:table-cell office:value-type="float" office:value="0.871111">
            <text:p>0,871111</text:p>
          </table:table-cell>
          <table:table-cell office:value-type="float" office:value="0.908444">
            <text:p>0,908444</text:p>
          </table:table-cell>
          <table:table-cell office:value-type="float" office:value="0.864889">
            <text:p>0,864889</text:p>
          </table:table-cell>
          <table:table-cell office:value-type="float" office:value="0.890667">
            <text:p>0,890667</text:p>
          </table:table-cell>
          <table:table-cell office:value-type="float" office:value="0.889333">
            <text:p>0,889333</text:p>
          </table:table-cell>
          <table:table-cell office:value-type="float" office:value="0.895556">
            <text:p>0,895556</text:p>
          </table:table-cell>
          <table:table-cell office:value-type="float" office:value="0.895111">
            <text:p>0,895111</text:p>
          </table:table-cell>
          <table:table-cell office:value-type="float" office:value="0.875556">
            <text:p>0,875556</text:p>
          </table:table-cell>
          <table:table-cell office:value-type="float" office:value="0.870667">
            <text:p>0,870667</text:p>
          </table:table-cell>
          <table:table-cell office:value-type="float" office:value="0.893333">
            <text:p>0,893333</text:p>
          </table:table-cell>
          <table:table-cell office:value-type="float" office:value="0.885778">
            <text:p>0,885778</text:p>
          </table:table-cell>
          <table:table-cell office:value-type="float" office:value="0.881333">
            <text:p>0,881333</text:p>
          </table:table-cell>
          <table:table-cell office:value-type="float" office:value="0.876889">
            <text:p>0,876889</text:p>
          </table:table-cell>
          <table:table-cell office:value-type="float" office:value="0.894222">
            <text:p>0,894222</text:p>
          </table:table-cell>
          <table:table-cell office:value-type="float" office:value="0.890667">
            <text:p>0,890667</text:p>
          </table:table-cell>
          <table:table-cell office:value-type="float" office:value="0.883556">
            <text:p>0,883556</text:p>
          </table:table-cell>
          <table:table-cell office:value-type="float" office:value="0.888444">
            <text:p>0,888444</text:p>
          </table:table-cell>
          <table:table-cell office:value-type="float" office:value="0.888">
            <text:p>0,888</text:p>
          </table:table-cell>
          <table:table-cell office:value-type="float" office:value="0.883111">
            <text:p>0,883111</text:p>
          </table:table-cell>
          <table:table-cell office:value-type="float" office:value="0.894667">
            <text:p>0,894667</text:p>
          </table:table-cell>
          <table:table-cell office:value-type="float" office:value="0.876">
            <text:p>0,876</text:p>
          </table:table-cell>
          <table:table-cell office:value-type="float" office:value="0.895111">
            <text:p>0,895111</text:p>
          </table:table-cell>
          <table:table-cell office:value-type="float" office:value="0.876">
            <text:p>0,876</text:p>
          </table:table-cell>
          <table:table-cell office:value-type="float" office:value="0.875556">
            <text:p>0,875556</text:p>
          </table:table-cell>
          <table:table-cell office:value-type="float" office:value="0.905778">
            <text:p>0,905778</text:p>
          </table:table-cell>
          <table:table-cell office:value-type="float" office:value="0.884">
            <text:p>0,884</text:p>
          </table:table-cell>
          <table:table-cell office:value-type="float" office:value="0.895111">
            <text:p>0,895111</text:p>
          </table:table-cell>
          <table:table-cell office:value-type="float" office:value="0.914222">
            <text:p>0,914222</text:p>
          </table:table-cell>
          <table:table-cell office:value-type="float" office:value="0.898222">
            <text:p>0,898222</text:p>
          </table:table-cell>
          <table:table-cell office:value-type="float" office:value="0.893333">
            <text:p>0,893333</text:p>
          </table:table-cell>
          <table:table-cell office:value-type="float" office:value="0.882667">
            <text:p>0,882667</text:p>
          </table:table-cell>
          <table:table-cell office:value-type="float" office:value="0.876">
            <text:p>0,876</text:p>
          </table:table-cell>
          <table:table-cell office:value-type="float" office:value="0.891111">
            <text:p>0,891111</text:p>
          </table:table-cell>
          <table:table-cell office:value-type="float" office:value="0.879556">
            <text:p>0,879556</text:p>
          </table:table-cell>
          <table:table-cell office:value-type="float" office:value="0.891556">
            <text:p>0,891556</text:p>
          </table:table-cell>
          <table:table-cell office:value-type="float" office:value="0.882222">
            <text:p>0,882222</text:p>
          </table:table-cell>
          <table:table-cell office:value-type="float" office:value="0.892889">
            <text:p>0,892889</text:p>
          </table:table-cell>
          <table:table-cell office:value-type="float" office:value="0.901333">
            <text:p>0,901333</text:p>
          </table:table-cell>
          <table:table-cell office:value-type="float" office:value="0.888889">
            <text:p>0,888889</text:p>
          </table:table-cell>
          <table:table-cell office:value-type="float" office:value="0.899111">
            <text:p>0,899111</text:p>
          </table:table-cell>
          <table:table-cell office:value-type="float" office:value="0.885333">
            <text:p>0,885333</text:p>
          </table:table-cell>
          <table:table-cell office:value-type="float" office:value="0.892444">
            <text:p>0,892444</text:p>
          </table:table-cell>
          <table:table-cell office:value-type="float" office:value="0.881778">
            <text:p>0,881778</text:p>
          </table:table-cell>
          <table:table-cell office:value-type="float" office:value="0.883111">
            <text:p>0,883111</text:p>
          </table:table-cell>
          <table:table-cell office:value-type="float" office:value="0.876">
            <text:p>0,876</text:p>
          </table:table-cell>
          <table:table-cell office:value-type="float" office:value="0.900444">
            <text:p>0,900444</text:p>
          </table:table-cell>
          <table:table-cell office:value-type="float" office:value="0.892444">
            <text:p>0,892444</text:p>
          </table:table-cell>
          <table:table-cell office:value-type="float" office:value="0.882667">
            <text:p>0,882667</text:p>
          </table:table-cell>
          <table:table-cell office:value-type="float" office:value="0.881778">
            <text:p>0,881778</text:p>
          </table:table-cell>
          <table:table-cell table:number-columns-repeated="2" office:value-type="float" office:value="0.889333">
            <text:p>0,889333</text:p>
          </table:table-cell>
          <table:table-cell office:value-type="float" office:value="0.879111">
            <text:p>0,879111</text:p>
          </table:table-cell>
          <table:table-cell office:value-type="float" office:value="0.902222">
            <text:p>0,902222</text:p>
          </table:table-cell>
          <table:table-cell office:value-type="float" office:value="0.881333">
            <text:p>0,881333</text:p>
          </table:table-cell>
          <table:table-cell office:value-type="float" office:value="0.848">
            <text:p>0,848</text:p>
          </table:table-cell>
          <table:table-cell office:value-type="float" office:value="0.792444">
            <text:p>0,792444</text:p>
          </table:table-cell>
          <table:table-cell office:value-type="float" office:value="0.775556">
            <text:p>0,775556</text:p>
          </table:table-cell>
          <table:table-cell office:value-type="float" office:value="0.728889">
            <text:p>0,728889</text:p>
          </table:table-cell>
          <table:table-cell office:value-type="float" office:value="0.705778">
            <text:p>0,705778</text:p>
          </table:table-cell>
          <table:table-cell office:value-type="float" office:value="0.696">
            <text:p>0,696</text:p>
          </table:table-cell>
          <table:table-cell office:value-type="float" office:value="0.647556">
            <text:p>0,647556</text:p>
          </table:table-cell>
          <table:table-cell office:value-type="float" office:value="0.635556">
            <text:p>0,635556</text:p>
          </table:table-cell>
          <table:table-cell office:value-type="float" office:value="0.624889">
            <text:p>0,624889</text:p>
          </table:table-cell>
          <table:table-cell office:value-type="float" office:value="0.594222">
            <text:p>0,594222</text:p>
          </table:table-cell>
          <table:table-cell office:value-type="float" office:value="0.596">
            <text:p>0,596</text:p>
          </table:table-cell>
          <table:table-cell office:value-type="float" office:value="0.576">
            <text:p>0,576</text:p>
          </table:table-cell>
          <table:table-cell office:value-type="float" office:value="0.581778">
            <text:p>0,581778</text:p>
          </table:table-cell>
          <table:table-cell office:value-type="float" office:value="0.544">
            <text:p>0,544</text:p>
          </table:table-cell>
          <table:table-cell office:value-type="float" office:value="0.515111">
            <text:p>0,515111</text:p>
          </table:table-cell>
          <table:table-cell office:value-type="float" office:value="0.546667">
            <text:p>0,546667</text:p>
          </table:table-cell>
          <table:table-cell office:value-type="float" office:value="0.520444">
            <text:p>0,520444</text:p>
          </table:table-cell>
          <table:table-cell office:value-type="float" office:value="0.498667">
            <text:p>0,498667</text:p>
          </table:table-cell>
          <table:table-cell office:value-type="float" office:value="0.514222">
            <text:p>0,514222</text:p>
          </table:table-cell>
          <table:table-cell office:value-type="float" office:value="0.506222">
            <text:p>0,506222</text:p>
          </table:table-cell>
          <table:table-cell office:value-type="float" office:value="0.507556">
            <text:p>0,507556</text:p>
          </table:table-cell>
          <table:table-cell office:value-type="float" office:value="0.486222">
            <text:p>0,486222</text:p>
          </table:table-cell>
          <table:table-cell office:value-type="float" office:value="0.481333">
            <text:p>0,481333</text:p>
          </table:table-cell>
          <table:table-cell office:value-type="float" office:value="0.450667">
            <text:p>0,450667</text:p>
          </table:table-cell>
          <table:table-cell office:value-type="float" office:value="0.469778">
            <text:p>0,469778</text:p>
          </table:table-cell>
          <table:table-cell office:value-type="float" office:value="0.441333">
            <text:p>0,441333</text:p>
          </table:table-cell>
          <table:table-cell office:value-type="float" office:value="0.46">
            <text:p>0,46</text:p>
          </table:table-cell>
          <table:table-cell office:value-type="float" office:value="0.457333">
            <text:p>0,457333</text:p>
          </table:table-cell>
          <table:table-cell office:value-type="float" office:value="0.453333">
            <text:p>0,453333</text:p>
          </table:table-cell>
          <table:table-cell office:value-type="float" office:value="0.480444">
            <text:p>0,480444</text:p>
          </table:table-cell>
          <table:table-cell office:value-type="float" office:value="0.491111">
            <text:p>0,491111</text:p>
          </table:table-cell>
          <table:table-cell office:value-type="float" office:value="0.491556">
            <text:p>0,491556</text:p>
          </table:table-cell>
          <table:table-cell office:value-type="float" office:value="0.474222">
            <text:p>0,474222</text:p>
          </table:table-cell>
          <table:table-cell office:value-type="float" office:value="0.489333">
            <text:p>0,489333</text:p>
          </table:table-cell>
          <table:table-cell office:value-type="float" office:value="0.469778">
            <text:p>0,469778</text:p>
          </table:table-cell>
          <table:table-cell office:value-type="float" office:value="0.484444">
            <text:p>0,484444</text:p>
          </table:table-cell>
          <table:table-cell office:value-type="float" office:value="0.505778">
            <text:p>0,505778</text:p>
          </table:table-cell>
          <table:table-cell office:value-type="float" office:value="0.487111">
            <text:p>0,487111</text:p>
          </table:table-cell>
          <table:table-cell office:value-type="float" office:value="0.501778">
            <text:p>0,501778</text:p>
          </table:table-cell>
          <table:table-cell office:value-type="float" office:value="0.502222">
            <text:p>0,502222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string">
            <text:p>Oji,unsupervised,multilayer</text:p>
          </table:table-cell>
          <table:table-cell office:value-type="float" office:value="1.371556">
            <text:p>1,371556</text:p>
          </table:table-cell>
          <table:table-cell office:value-type="float" office:value="1.333778">
            <text:p>1,333778</text:p>
          </table:table-cell>
          <table:table-cell office:value-type="float" office:value="1.270667">
            <text:p>1,270667</text:p>
          </table:table-cell>
          <table:table-cell office:value-type="float" office:value="1.232">
            <text:p>1,232</text:p>
          </table:table-cell>
          <table:table-cell office:value-type="float" office:value="1.18">
            <text:p>1,18</text:p>
          </table:table-cell>
          <table:table-cell office:value-type="float" office:value="1.136">
            <text:p>1,136</text:p>
          </table:table-cell>
          <table:table-cell office:value-type="float" office:value="1.133778">
            <text:p>1,133778</text:p>
          </table:table-cell>
          <table:table-cell office:value-type="float" office:value="1.073333">
            <text:p>1,073333</text:p>
          </table:table-cell>
          <table:table-cell office:value-type="float" office:value="1.052889">
            <text:p>1,052889</text:p>
          </table:table-cell>
          <table:table-cell office:value-type="float" office:value="1.004889">
            <text:p>1,004889</text:p>
          </table:table-cell>
          <table:table-cell office:value-type="float" office:value="0.981778">
            <text:p>0,981778</text:p>
          </table:table-cell>
          <table:table-cell office:value-type="float" office:value="0.947556">
            <text:p>0,947556</text:p>
          </table:table-cell>
          <table:table-cell office:value-type="float" office:value="0.932">
            <text:p>0,932</text:p>
          </table:table-cell>
          <table:table-cell office:value-type="float" office:value="0.908889">
            <text:p>0,908889</text:p>
          </table:table-cell>
          <table:table-cell office:value-type="float" office:value="0.905778">
            <text:p>0,905778</text:p>
          </table:table-cell>
          <table:table-cell office:value-type="float" office:value="0.902667">
            <text:p>0,902667</text:p>
          </table:table-cell>
          <table:table-cell office:value-type="float" office:value="0.893333">
            <text:p>0,893333</text:p>
          </table:table-cell>
          <table:table-cell office:value-type="float" office:value="0.88">
            <text:p>0,88</text:p>
          </table:table-cell>
          <table:table-cell office:value-type="float" office:value="0.884889">
            <text:p>0,884889</text:p>
          </table:table-cell>
          <table:table-cell office:value-type="float" office:value="0.883111">
            <text:p>0,883111</text:p>
          </table:table-cell>
          <table:table-cell office:value-type="float" office:value="0.909333">
            <text:p>0,909333</text:p>
          </table:table-cell>
          <table:table-cell office:value-type="float" office:value="0.899556">
            <text:p>0,899556</text:p>
          </table:table-cell>
          <table:table-cell office:value-type="float" office:value="0.877333">
            <text:p>0,877333</text:p>
          </table:table-cell>
          <table:table-cell office:value-type="float" office:value="0.892444">
            <text:p>0,892444</text:p>
          </table:table-cell>
          <table:table-cell office:value-type="float" office:value="0.878667">
            <text:p>0,878667</text:p>
          </table:table-cell>
          <table:table-cell office:value-type="float" office:value="0.898222">
            <text:p>0,898222</text:p>
          </table:table-cell>
          <table:table-cell office:value-type="float" office:value="0.876444">
            <text:p>0,876444</text:p>
          </table:table-cell>
          <table:table-cell office:value-type="float" office:value="0.879111">
            <text:p>0,879111</text:p>
          </table:table-cell>
          <table:table-cell office:value-type="float" office:value="0.879556">
            <text:p>0,879556</text:p>
          </table:table-cell>
          <table:table-cell office:value-type="float" office:value="0.872">
            <text:p>0,872</text:p>
          </table:table-cell>
          <table:table-cell office:value-type="float" office:value="0.891556">
            <text:p>0,891556</text:p>
          </table:table-cell>
          <table:table-cell table:number-columns-repeated="2" office:value-type="float" office:value="0.884889">
            <text:p>0,884889</text:p>
          </table:table-cell>
          <table:table-cell office:value-type="float" office:value="0.92">
            <text:p>0,92</text:p>
          </table:table-cell>
          <table:table-cell office:value-type="float" office:value="1.019556">
            <text:p>1,019556</text:p>
          </table:table-cell>
          <table:table-cell office:value-type="float" office:value="1.123556">
            <text:p>1,123556</text:p>
          </table:table-cell>
          <table:table-cell table:number-columns-repeated="164" office:value-type="float" office:value="1.333333">
            <text:p>1,333333</text:p>
          </table:table-cell>
        </table:table-row>
        <table:table-row table:style-name="ro1">
          <table:table-cell office:value-type="string">
            <text:p>Oji,supervised,multilayer</text:p>
          </table:table-cell>
          <table:table-cell office:value-type="float" office:value="1.606222">
            <text:p>1,606222</text:p>
          </table:table-cell>
          <table:table-cell office:value-type="float" office:value="1.580444">
            <text:p>1,580444</text:p>
          </table:table-cell>
          <table:table-cell office:value-type="float" office:value="1.527111">
            <text:p>1,527111</text:p>
          </table:table-cell>
          <table:table-cell office:value-type="float" office:value="1.508889">
            <text:p>1,508889</text:p>
          </table:table-cell>
          <table:table-cell office:value-type="float" office:value="1.491556">
            <text:p>1,491556</text:p>
          </table:table-cell>
          <table:table-cell office:value-type="float" office:value="1.484889">
            <text:p>1,484889</text:p>
          </table:table-cell>
          <table:table-cell office:value-type="float" office:value="1.500889">
            <text:p>1,500889</text:p>
          </table:table-cell>
          <table:table-cell office:value-type="float" office:value="1.517778">
            <text:p>1,517778</text:p>
          </table:table-cell>
          <table:table-cell office:value-type="float" office:value="1.559111">
            <text:p>1,559111</text:p>
          </table:table-cell>
          <table:table-cell office:value-type="float" office:value="1.547111">
            <text:p>1,547111</text:p>
          </table:table-cell>
          <table:table-cell office:value-type="float" office:value="1.645333">
            <text:p>1,645333</text:p>
          </table:table-cell>
          <table:table-cell office:value-type="float" office:value="1.698222">
            <text:p>1,698222</text:p>
          </table:table-cell>
          <table:table-cell office:value-type="float" office:value="1.726222">
            <text:p>1,726222</text:p>
          </table:table-cell>
          <table:table-cell office:value-type="float" office:value="1.779111">
            <text:p>1,779111</text:p>
          </table:table-cell>
          <table:table-cell office:value-type="float" office:value="1.834667">
            <text:p>1,834667</text:p>
          </table:table-cell>
          <table:table-cell office:value-type="float" office:value="1.914667">
            <text:p>1,914667</text:p>
          </table:table-cell>
          <table:table-cell office:value-type="float" office:value="1.952889">
            <text:p>1,952889</text:p>
          </table:table-cell>
          <table:table-cell office:value-type="float" office:value="1.995111">
            <text:p>1,995111</text:p>
          </table:table-cell>
          <table:table-cell office:value-type="float" office:value="2.017333">
            <text:p>2,017333</text:p>
          </table:table-cell>
          <table:table-cell office:value-type="float" office:value="2.020444">
            <text:p>2,020444</text:p>
          </table:table-cell>
          <table:table-cell office:value-type="float" office:value="1.856">
            <text:p>1,856</text:p>
          </table:table-cell>
          <table:table-cell office:value-type="float" office:value="1.608444">
            <text:p>1,608444</text:p>
          </table:table-cell>
          <table:table-cell office:value-type="float" office:value="1.392">
            <text:p>1,392</text:p>
          </table:table-cell>
          <table:table-cell table:number-columns-repeated="138" office:value-type="float" office:value="1.333333">
            <text:p>1,333333</text:p>
          </table:table-cell>
          <table:table-cell office:value-type="float" office:value="1.321778">
            <text:p>1,321778</text:p>
          </table:table-cell>
          <table:table-cell office:value-type="float" office:value="1.305333">
            <text:p>1,305333</text:p>
          </table:table-cell>
          <table:table-cell office:value-type="float" office:value="1.300444">
            <text:p>1,300444</text:p>
          </table:table-cell>
          <table:table-cell office:value-type="float" office:value="1.280889">
            <text:p>1,280889</text:p>
          </table:table-cell>
          <table:table-cell office:value-type="float" office:value="1.299556">
            <text:p>1,299556</text:p>
          </table:table-cell>
          <table:table-cell office:value-type="float" office:value="1.32">
            <text:p>1,32</text:p>
          </table:table-cell>
          <table:table-cell office:value-type="float" office:value="1.328">
            <text:p>1,328</text:p>
          </table:table-cell>
          <table:table-cell office:value-type="float" office:value="1.315556">
            <text:p>1,315556</text:p>
          </table:table-cell>
          <table:table-cell office:value-type="float" office:value="1.329778">
            <text:p>1,329778</text:p>
          </table:table-cell>
          <table:table-cell office:value-type="float" office:value="1.325778">
            <text:p>1,325778</text:p>
          </table:table-cell>
          <table:table-cell office:value-type="float" office:value="1.323111">
            <text:p>1,323111</text:p>
          </table:table-cell>
          <table:table-cell office:value-type="float" office:value="1.319111">
            <text:p>1,319111</text:p>
          </table:table-cell>
          <table:table-cell office:value-type="float" office:value="1.313333">
            <text:p>1,313333</text:p>
          </table:table-cell>
          <table:table-cell office:value-type="float" office:value="1.325333">
            <text:p>1,325333</text:p>
          </table:table-cell>
          <table:table-cell office:value-type="float" office:value="1.330222">
            <text:p>1,330222</text:p>
          </table:table-cell>
          <table:table-cell office:value-type="float" office:value="1.305778">
            <text:p>1,305778</text:p>
          </table:table-cell>
          <table:table-cell office:value-type="float" office:value="1.292444">
            <text:p>1,292444</text:p>
          </table:table-cell>
          <table:table-cell office:value-type="float" office:value="1.291556">
            <text:p>1,291556</text:p>
          </table:table-cell>
          <table:table-cell office:value-type="float" office:value="1.289333">
            <text:p>1,289333</text:p>
          </table:table-cell>
          <table:table-cell office:value-type="float" office:value="1.333333">
            <text:p>1,333333</text:p>
          </table:table-cell>
          <table:table-cell office:value-type="float" office:value="1.332444">
            <text:p>1,332444</text:p>
          </table:table-cell>
          <table:table-cell table:number-columns-repeated="7" office:value-type="float" office:value="1.333333">
            <text:p>1,333333</text:p>
          </table:table-cell>
          <table:table-cell office:value-type="float" office:value="1.330222">
            <text:p>1,330222</text:p>
          </table:table-cell>
          <table:table-cell office:value-type="float" office:value="1.328889">
            <text:p>1,328889</text:p>
          </table:table-cell>
          <table:table-cell office:value-type="float" office:value="1.298667">
            <text:p>1,298667</text:p>
          </table:table-cell>
          <table:table-cell office:value-type="float" office:value="1.273778">
            <text:p>1,273778</text:p>
          </table:table-cell>
          <table:table-cell office:value-type="float" office:value="1.265333">
            <text:p>1,265333</text:p>
          </table:table-cell>
          <table:table-cell office:value-type="float" office:value="1.247111">
            <text:p>1,247111</text:p>
          </table:table-cell>
          <table:table-cell office:value-type="float" office:value="1.231556">
            <text:p>1,231556</text:p>
          </table:table-cell>
          <table:table-cell office:value-type="float" office:value="1.233333">
            <text:p>1,233333</text:p>
          </table:table-cell>
          <table:table-cell office:value-type="float" office:value="1.248889">
            <text:p>1,248889</text:p>
          </table:table-cell>
          <table:table-cell office:value-type="float" office:value="1.196889">
            <text:p>1,196889</text:p>
          </table:table-cell>
          <table:table-cell office:value-type="float" office:value="1.228889">
            <text:p>1,228889</text:p>
          </table:table-cell>
        </table:table-row>
        <table:table-row table:style-name="ro1">
          <table:table-cell office:value-type="string">
            <text:p>Hebb,unsupervised,forgetting,unilayer</text:p>
          </table:table-cell>
          <table:table-cell office:value-type="float" office:value="0.959556">
            <text:p>0,959556</text:p>
          </table:table-cell>
          <table:table-cell table:number-columns-repeated="199" office:value-type="float" office:value="1.333333">
            <text:p>1,333333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table:number-columns-repeated="200" office:value-type="float" office:value="1.333333">
            <text:p>1,333333</text:p>
          </table:table-cell>
        </table:table-row>
        <table:table-row table:style-name="ro1">
          <table:table-cell office:value-type="string">
            <text:p>Hebb,supervised,forgetting,unilayer</text:p>
          </table:table-cell>
          <table:table-cell office:value-type="float" office:value="0.459556">
            <text:p>0,459556</text:p>
          </table:table-cell>
          <table:table-cell office:value-type="float" office:value="1.116">
            <text:p>1,116</text:p>
          </table:table-cell>
          <table:table-cell office:value-type="float" office:value="1.150667">
            <text:p>1,150667</text:p>
          </table:table-cell>
          <table:table-cell office:value-type="float" office:value="0.458667">
            <text:p>0,458667</text:p>
          </table:table-cell>
          <table:table-cell office:value-type="float" office:value="0.459556">
            <text:p>0,459556</text:p>
          </table:table-cell>
          <table:table-cell office:value-type="float" office:value="0.380889">
            <text:p>0,380889</text:p>
          </table:table-cell>
          <table:table-cell office:value-type="float" office:value="1.544889">
            <text:p>1,544889</text:p>
          </table:table-cell>
          <table:table-cell office:value-type="float" office:value="0.446222">
            <text:p>0,446222</text:p>
          </table:table-cell>
          <table:table-cell office:value-type="float" office:value="1.054667">
            <text:p>1,054667</text:p>
          </table:table-cell>
          <table:table-cell office:value-type="float" office:value="0.771556">
            <text:p>0,771556</text:p>
          </table:table-cell>
          <table:table-cell office:value-type="float" office:value="0.337333">
            <text:p>0,337333</text:p>
          </table:table-cell>
          <table:table-cell office:value-type="float" office:value="1.24">
            <text:p>1,24</text:p>
          </table:table-cell>
          <table:table-cell office:value-type="float" office:value="0.274667">
            <text:p>0,274667</text:p>
          </table:table-cell>
          <table:table-cell office:value-type="float" office:value="0.728889">
            <text:p>0,728889</text:p>
          </table:table-cell>
          <table:table-cell office:value-type="float" office:value="0.549778">
            <text:p>0,549778</text:p>
          </table:table-cell>
          <table:table-cell office:value-type="float" office:value="0.454667">
            <text:p>0,454667</text:p>
          </table:table-cell>
          <table:table-cell office:value-type="float" office:value="1.077778">
            <text:p>1,077778</text:p>
          </table:table-cell>
          <table:table-cell office:value-type="float" office:value="0.445333">
            <text:p>0,445333</text:p>
          </table:table-cell>
          <table:table-cell office:value-type="float" office:value="0.430222">
            <text:p>0,430222</text:p>
          </table:table-cell>
          <table:table-cell office:value-type="float" office:value="1.084889">
            <text:p>1,084889</text:p>
          </table:table-cell>
          <table:table-cell office:value-type="float" office:value="0.752889">
            <text:p>0,752889</text:p>
          </table:table-cell>
          <table:table-cell office:value-type="float" office:value="0.456444">
            <text:p>0,456444</text:p>
          </table:table-cell>
          <table:table-cell office:value-type="float" office:value="0.572889">
            <text:p>0,572889</text:p>
          </table:table-cell>
          <table:table-cell office:value-type="float" office:value="1.171556">
            <text:p>1,171556</text:p>
          </table:table-cell>
          <table:table-cell office:value-type="float" office:value="0.294222">
            <text:p>0,294222</text:p>
          </table:table-cell>
          <table:table-cell office:value-type="float" office:value="0.455111">
            <text:p>0,455111</text:p>
          </table:table-cell>
          <table:table-cell office:value-type="float" office:value="0.986222">
            <text:p>0,986222</text:p>
          </table:table-cell>
          <table:table-cell office:value-type="float" office:value="1.535111">
            <text:p>1,535111</text:p>
          </table:table-cell>
          <table:table-cell office:value-type="float" office:value="0.438222">
            <text:p>0,438222</text:p>
          </table:table-cell>
          <table:table-cell office:value-type="float" office:value="1.52">
            <text:p>1,52</text:p>
          </table:table-cell>
          <table:table-cell office:value-type="float" office:value="0.526667">
            <text:p>0,526667</text:p>
          </table:table-cell>
          <table:table-cell office:value-type="float" office:value="1.150222">
            <text:p>1,150222</text:p>
          </table:table-cell>
          <table:table-cell office:value-type="float" office:value="1.011111">
            <text:p>1,011111</text:p>
          </table:table-cell>
          <table:table-cell office:value-type="float" office:value="1.029778">
            <text:p>1,029778</text:p>
          </table:table-cell>
          <table:table-cell office:value-type="float" office:value="0.435556">
            <text:p>0,435556</text:p>
          </table:table-cell>
          <table:table-cell office:value-type="float" office:value="0.386222">
            <text:p>0,386222</text:p>
          </table:table-cell>
          <table:table-cell office:value-type="float" office:value="0.403111">
            <text:p>0,403111</text:p>
          </table:table-cell>
          <table:table-cell office:value-type="float" office:value="0.369778">
            <text:p>0,369778</text:p>
          </table:table-cell>
          <table:table-cell office:value-type="float" office:value="0.438222">
            <text:p>0,438222</text:p>
          </table:table-cell>
          <table:table-cell office:value-type="float" office:value="0.978667">
            <text:p>0,978667</text:p>
          </table:table-cell>
          <table:table-cell office:value-type="float" office:value="0.452">
            <text:p>0,452</text:p>
          </table:table-cell>
          <table:table-cell office:value-type="float" office:value="0.447556">
            <text:p>0,447556</text:p>
          </table:table-cell>
          <table:table-cell office:value-type="float" office:value="0.308">
            <text:p>0,308</text:p>
          </table:table-cell>
          <table:table-cell office:value-type="float" office:value="0.436">
            <text:p>0,436</text:p>
          </table:table-cell>
          <table:table-cell office:value-type="float" office:value="0.452889">
            <text:p>0,452889</text:p>
          </table:table-cell>
          <table:table-cell office:value-type="float" office:value="0.446667">
            <text:p>0,446667</text:p>
          </table:table-cell>
          <table:table-cell office:value-type="float" office:value="0.380444">
            <text:p>0,380444</text:p>
          </table:table-cell>
          <table:table-cell office:value-type="float" office:value="1.090222">
            <text:p>1,090222</text:p>
          </table:table-cell>
          <table:table-cell office:value-type="float" office:value="0.391111">
            <text:p>0,391111</text:p>
          </table:table-cell>
          <table:table-cell office:value-type="float" office:value="0.444889">
            <text:p>0,444889</text:p>
          </table:table-cell>
          <table:table-cell office:value-type="float" office:value="0.452889">
            <text:p>0,452889</text:p>
          </table:table-cell>
          <table:table-cell office:value-type="float" office:value="0.441778">
            <text:p>0,441778</text:p>
          </table:table-cell>
          <table:table-cell office:value-type="float" office:value="0.993778">
            <text:p>0,993778</text:p>
          </table:table-cell>
          <table:table-cell office:value-type="float" office:value="0.990222">
            <text:p>0,990222</text:p>
          </table:table-cell>
          <table:table-cell office:value-type="float" office:value="0.454667">
            <text:p>0,454667</text:p>
          </table:table-cell>
          <table:table-cell office:value-type="float" office:value="0.438222">
            <text:p>0,438222</text:p>
          </table:table-cell>
          <table:table-cell office:value-type="float" office:value="0.515111">
            <text:p>0,515111</text:p>
          </table:table-cell>
          <table:table-cell office:value-type="float" office:value="0.543556">
            <text:p>0,543556</text:p>
          </table:table-cell>
          <table:table-cell office:value-type="float" office:value="0.323111">
            <text:p>0,323111</text:p>
          </table:table-cell>
          <table:table-cell office:value-type="float" office:value="0.399556">
            <text:p>0,399556</text:p>
          </table:table-cell>
          <table:table-cell office:value-type="float" office:value="0.264889">
            <text:p>0,264889</text:p>
          </table:table-cell>
          <table:table-cell office:value-type="float" office:value="0.414667">
            <text:p>0,414667</text:p>
          </table:table-cell>
          <table:table-cell office:value-type="float" office:value="0.44">
            <text:p>0,44</text:p>
          </table:table-cell>
          <table:table-cell office:value-type="float" office:value="1.088">
            <text:p>1,088</text:p>
          </table:table-cell>
          <table:table-cell office:value-type="float" office:value="0.934222">
            <text:p>0,934222</text:p>
          </table:table-cell>
          <table:table-cell office:value-type="float" office:value="0.368">
            <text:p>0,368</text:p>
          </table:table-cell>
          <table:table-cell office:value-type="float" office:value="0.978222">
            <text:p>0,978222</text:p>
          </table:table-cell>
          <table:table-cell office:value-type="float" office:value="0.488889">
            <text:p>0,488889</text:p>
          </table:table-cell>
          <table:table-cell office:value-type="float" office:value="1.150222">
            <text:p>1,150222</text:p>
          </table:table-cell>
          <table:table-cell office:value-type="float" office:value="1.166222">
            <text:p>1,166222</text:p>
          </table:table-cell>
          <table:table-cell office:value-type="float" office:value="1.08">
            <text:p>1,08</text:p>
          </table:table-cell>
          <table:table-cell office:value-type="float" office:value="0.349333">
            <text:p>0,349333</text:p>
          </table:table-cell>
          <table:table-cell office:value-type="float" office:value="0.459556">
            <text:p>0,459556</text:p>
          </table:table-cell>
          <table:table-cell office:value-type="float" office:value="1.528">
            <text:p>1,528</text:p>
          </table:table-cell>
          <table:table-cell office:value-type="float" office:value="0.438222">
            <text:p>0,438222</text:p>
          </table:table-cell>
          <table:table-cell office:value-type="float" office:value="0.444889">
            <text:p>0,444889</text:p>
          </table:table-cell>
          <table:table-cell office:value-type="float" office:value="0.409333">
            <text:p>0,409333</text:p>
          </table:table-cell>
          <table:table-cell office:value-type="float" office:value="1.138222">
            <text:p>1,138222</text:p>
          </table:table-cell>
          <table:table-cell office:value-type="float" office:value="0.362667">
            <text:p>0,362667</text:p>
          </table:table-cell>
          <table:table-cell office:value-type="float" office:value="0.325778">
            <text:p>0,325778</text:p>
          </table:table-cell>
          <table:table-cell office:value-type="float" office:value="1.28">
            <text:p>1,28</text:p>
          </table:table-cell>
          <table:table-cell office:value-type="float" office:value="0.365778">
            <text:p>0,365778</text:p>
          </table:table-cell>
          <table:table-cell office:value-type="float" office:value="0.312">
            <text:p>0,312</text:p>
          </table:table-cell>
          <table:table-cell office:value-type="float" office:value="0.449333">
            <text:p>0,449333</text:p>
          </table:table-cell>
          <table:table-cell office:value-type="float" office:value="1.206222">
            <text:p>1,206222</text:p>
          </table:table-cell>
          <table:table-cell office:value-type="float" office:value="0.441333">
            <text:p>0,441333</text:p>
          </table:table-cell>
          <table:table-cell office:value-type="float" office:value="1.281778">
            <text:p>1,281778</text:p>
          </table:table-cell>
          <table:table-cell office:value-type="float" office:value="0.396">
            <text:p>0,396</text:p>
          </table:table-cell>
          <table:table-cell office:value-type="float" office:value="0.374222">
            <text:p>0,374222</text:p>
          </table:table-cell>
          <table:table-cell office:value-type="float" office:value="1.144">
            <text:p>1,144</text:p>
          </table:table-cell>
          <table:table-cell office:value-type="float" office:value="0.961778">
            <text:p>0,961778</text:p>
          </table:table-cell>
          <table:table-cell office:value-type="float" office:value="0.28">
            <text:p>0,28</text:p>
          </table:table-cell>
          <table:table-cell office:value-type="float" office:value="0.327556">
            <text:p>0,327556</text:p>
          </table:table-cell>
          <table:table-cell office:value-type="float" office:value="0.540444">
            <text:p>0,540444</text:p>
          </table:table-cell>
          <table:table-cell office:value-type="float" office:value="0.302222">
            <text:p>0,302222</text:p>
          </table:table-cell>
          <table:table-cell office:value-type="float" office:value="0.436">
            <text:p>0,436</text:p>
          </table:table-cell>
          <table:table-cell office:value-type="float" office:value="0.419111">
            <text:p>0,419111</text:p>
          </table:table-cell>
          <table:table-cell office:value-type="float" office:value="0.545333">
            <text:p>0,545333</text:p>
          </table:table-cell>
          <table:table-cell office:value-type="float" office:value="0.547556">
            <text:p>0,547556</text:p>
          </table:table-cell>
          <table:table-cell office:value-type="float" office:value="1.178667">
            <text:p>1,178667</text:p>
          </table:table-cell>
          <table:table-cell office:value-type="float" office:value="1.090667">
            <text:p>1,090667</text:p>
          </table:table-cell>
          <table:table-cell office:value-type="float" office:value="0.370222">
            <text:p>0,370222</text:p>
          </table:table-cell>
          <table:table-cell office:value-type="float" office:value="1.267556">
            <text:p>1,267556</text:p>
          </table:table-cell>
          <table:table-cell office:value-type="float" office:value="1.098222">
            <text:p>1,098222</text:p>
          </table:table-cell>
          <table:table-cell office:value-type="float" office:value="0.390667">
            <text:p>0,390667</text:p>
          </table:table-cell>
          <table:table-cell office:value-type="float" office:value="0.428">
            <text:p>0,428</text:p>
          </table:table-cell>
          <table:table-cell office:value-type="float" office:value="1.696">
            <text:p>1,696</text:p>
          </table:table-cell>
          <table:table-cell office:value-type="float" office:value="0.308">
            <text:p>0,308</text:p>
          </table:table-cell>
          <table:table-cell office:value-type="float" office:value="1.056">
            <text:p>1,056</text:p>
          </table:table-cell>
          <table:table-cell office:value-type="float" office:value="1.213333">
            <text:p>1,213333</text:p>
          </table:table-cell>
          <table:table-cell office:value-type="float" office:value="0.432444">
            <text:p>0,432444</text:p>
          </table:table-cell>
          <table:table-cell office:value-type="float" office:value="0.371111">
            <text:p>0,371111</text:p>
          </table:table-cell>
          <table:table-cell office:value-type="float" office:value="0.380444">
            <text:p>0,380444</text:p>
          </table:table-cell>
          <table:table-cell office:value-type="float" office:value="0.535111">
            <text:p>0,535111</text:p>
          </table:table-cell>
          <table:table-cell office:value-type="float" office:value="0.424444">
            <text:p>0,424444</text:p>
          </table:table-cell>
          <table:table-cell office:value-type="float" office:value="1.084">
            <text:p>1,084</text:p>
          </table:table-cell>
          <table:table-cell office:value-type="float" office:value="1.076889">
            <text:p>1,076889</text:p>
          </table:table-cell>
          <table:table-cell office:value-type="float" office:value="1.094667">
            <text:p>1,094667</text:p>
          </table:table-cell>
          <table:table-cell office:value-type="float" office:value="1.450667">
            <text:p>1,450667</text:p>
          </table:table-cell>
          <table:table-cell office:value-type="float" office:value="0.245333">
            <text:p>0,245333</text:p>
          </table:table-cell>
          <table:table-cell office:value-type="float" office:value="0.386667">
            <text:p>0,386667</text:p>
          </table:table-cell>
          <table:table-cell office:value-type="float" office:value="1.030667">
            <text:p>1,030667</text:p>
          </table:table-cell>
          <table:table-cell office:value-type="float" office:value="0.541333">
            <text:p>0,541333</text:p>
          </table:table-cell>
          <table:table-cell office:value-type="float" office:value="1.248889">
            <text:p>1,248889</text:p>
          </table:table-cell>
          <table:table-cell office:value-type="float" office:value="0.638667">
            <text:p>0,638667</text:p>
          </table:table-cell>
          <table:table-cell office:value-type="float" office:value="1.003556">
            <text:p>1,003556</text:p>
          </table:table-cell>
          <table:table-cell office:value-type="float" office:value="1.077778">
            <text:p>1,077778</text:p>
          </table:table-cell>
          <table:table-cell office:value-type="float" office:value="1.066667">
            <text:p>1,066667</text:p>
          </table:table-cell>
          <table:table-cell office:value-type="float" office:value="0.450667">
            <text:p>0,450667</text:p>
          </table:table-cell>
          <table:table-cell office:value-type="float" office:value="0.430667">
            <text:p>0,430667</text:p>
          </table:table-cell>
          <table:table-cell office:value-type="float" office:value="0.431111">
            <text:p>0,431111</text:p>
          </table:table-cell>
          <table:table-cell office:value-type="float" office:value="0.392444">
            <text:p>0,392444</text:p>
          </table:table-cell>
          <table:table-cell office:value-type="float" office:value="1.141333">
            <text:p>1,141333</text:p>
          </table:table-cell>
          <table:table-cell office:value-type="float" office:value="0.338667">
            <text:p>0,338667</text:p>
          </table:table-cell>
          <table:table-cell office:value-type="float" office:value="0.349333">
            <text:p>0,349333</text:p>
          </table:table-cell>
          <table:table-cell office:value-type="float" office:value="1.275111">
            <text:p>1,275111</text:p>
          </table:table-cell>
          <table:table-cell office:value-type="float" office:value="0.445333">
            <text:p>0,445333</text:p>
          </table:table-cell>
          <table:table-cell office:value-type="float" office:value="1.083556">
            <text:p>1,083556</text:p>
          </table:table-cell>
          <table:table-cell office:value-type="float" office:value="1.402667">
            <text:p>1,402667</text:p>
          </table:table-cell>
          <table:table-cell office:value-type="float" office:value="0.450667">
            <text:p>0,450667</text:p>
          </table:table-cell>
          <table:table-cell office:value-type="float" office:value="0.44">
            <text:p>0,44</text:p>
          </table:table-cell>
          <table:table-cell office:value-type="float" office:value="1.073778">
            <text:p>1,073778</text:p>
          </table:table-cell>
          <table:table-cell office:value-type="float" office:value="1.406222">
            <text:p>1,406222</text:p>
          </table:table-cell>
          <table:table-cell office:value-type="float" office:value="0.449333">
            <text:p>0,449333</text:p>
          </table:table-cell>
          <table:table-cell office:value-type="float" office:value="0.433333">
            <text:p>0,433333</text:p>
          </table:table-cell>
          <table:table-cell office:value-type="float" office:value="0.514667">
            <text:p>0,514667</text:p>
          </table:table-cell>
          <table:table-cell office:value-type="float" office:value="1.386667">
            <text:p>1,386667</text:p>
          </table:table-cell>
          <table:table-cell office:value-type="float" office:value="0.695111">
            <text:p>0,695111</text:p>
          </table:table-cell>
          <table:table-cell office:value-type="float" office:value="0.348889">
            <text:p>0,348889</text:p>
          </table:table-cell>
          <table:table-cell office:value-type="float" office:value="0.424444">
            <text:p>0,424444</text:p>
          </table:table-cell>
          <table:table-cell office:value-type="float" office:value="0.441333">
            <text:p>0,441333</text:p>
          </table:table-cell>
          <table:table-cell office:value-type="float" office:value="0.428444">
            <text:p>0,428444</text:p>
          </table:table-cell>
          <table:table-cell office:value-type="float" office:value="1.452444">
            <text:p>1,452444</text:p>
          </table:table-cell>
          <table:table-cell office:value-type="float" office:value="0.991111">
            <text:p>0,991111</text:p>
          </table:table-cell>
          <table:table-cell office:value-type="float" office:value="1.198667">
            <text:p>1,198667</text:p>
          </table:table-cell>
          <table:table-cell office:value-type="float" office:value="1.288889">
            <text:p>1,288889</text:p>
          </table:table-cell>
          <table:table-cell office:value-type="float" office:value="0.940444">
            <text:p>0,940444</text:p>
          </table:table-cell>
          <table:table-cell office:value-type="float" office:value="1.166667">
            <text:p>1,166667</text:p>
          </table:table-cell>
          <table:table-cell office:value-type="float" office:value="0.889778">
            <text:p>0,889778</text:p>
          </table:table-cell>
          <table:table-cell office:value-type="float" office:value="0.435111">
            <text:p>0,435111</text:p>
          </table:table-cell>
          <table:table-cell office:value-type="float" office:value="1.092444">
            <text:p>1,092444</text:p>
          </table:table-cell>
          <table:table-cell office:value-type="float" office:value="0.385778">
            <text:p>0,385778</text:p>
          </table:table-cell>
          <table:table-cell office:value-type="float" office:value="1.231556">
            <text:p>1,231556</text:p>
          </table:table-cell>
          <table:table-cell office:value-type="float" office:value="1.292444">
            <text:p>1,292444</text:p>
          </table:table-cell>
          <table:table-cell office:value-type="float" office:value="0.532889">
            <text:p>0,532889</text:p>
          </table:table-cell>
          <table:table-cell office:value-type="float" office:value="0.395111">
            <text:p>0,395111</text:p>
          </table:table-cell>
          <table:table-cell office:value-type="float" office:value="0.565778">
            <text:p>0,565778</text:p>
          </table:table-cell>
          <table:table-cell office:value-type="float" office:value="1.288889">
            <text:p>1,288889</text:p>
          </table:table-cell>
          <table:table-cell office:value-type="float" office:value="0.451111">
            <text:p>0,451111</text:p>
          </table:table-cell>
          <table:table-cell office:value-type="float" office:value="1.115111">
            <text:p>1,115111</text:p>
          </table:table-cell>
          <table:table-cell office:value-type="float" office:value="1.063111">
            <text:p>1,063111</text:p>
          </table:table-cell>
          <table:table-cell office:value-type="float" office:value="1.096">
            <text:p>1,096</text:p>
          </table:table-cell>
          <table:table-cell office:value-type="float" office:value="0.432">
            <text:p>0,432</text:p>
          </table:table-cell>
          <table:table-cell office:value-type="float" office:value="1.193333">
            <text:p>1,193333</text:p>
          </table:table-cell>
          <table:table-cell office:value-type="float" office:value="1.040889">
            <text:p>1,040889</text:p>
          </table:table-cell>
          <table:table-cell office:value-type="float" office:value="0.527556">
            <text:p>0,527556</text:p>
          </table:table-cell>
          <table:table-cell office:value-type="float" office:value="0.438667">
            <text:p>0,438667</text:p>
          </table:table-cell>
          <table:table-cell office:value-type="float" office:value="0.447111">
            <text:p>0,447111</text:p>
          </table:table-cell>
          <table:table-cell office:value-type="float" office:value="0.427556">
            <text:p>0,427556</text:p>
          </table:table-cell>
          <table:table-cell office:value-type="float" office:value="0.448">
            <text:p>0,448</text:p>
          </table:table-cell>
          <table:table-cell office:value-type="float" office:value="1.472889">
            <text:p>1,472889</text:p>
          </table:table-cell>
          <table:table-cell office:value-type="float" office:value="1.183111">
            <text:p>1,183111</text:p>
          </table:table-cell>
          <table:table-cell office:value-type="float" office:value="0.312444">
            <text:p>0,312444</text:p>
          </table:table-cell>
          <table:table-cell office:value-type="float" office:value="1.008444">
            <text:p>1,008444</text:p>
          </table:table-cell>
          <table:table-cell office:value-type="float" office:value="0.436889">
            <text:p>0,436889</text:p>
          </table:table-cell>
          <table:table-cell office:value-type="float" office:value="0.836889">
            <text:p>0,836889</text:p>
          </table:table-cell>
          <table:table-cell office:value-type="float" office:value="0.463556">
            <text:p>0,463556</text:p>
          </table:table-cell>
          <table:table-cell office:value-type="float" office:value="0.320889">
            <text:p>0,320889</text:p>
          </table:table-cell>
          <table:table-cell office:value-type="float" office:value="0.451556">
            <text:p>0,451556</text:p>
          </table:table-cell>
          <table:table-cell office:value-type="float" office:value="1.157333">
            <text:p>1,157333</text:p>
          </table:table-cell>
          <table:table-cell office:value-type="float" office:value="1.027556">
            <text:p>1,027556</text:p>
          </table:table-cell>
          <table:table-cell office:value-type="float" office:value="1.483556">
            <text:p>1,483556</text:p>
          </table:table-cell>
          <table:table-cell office:value-type="float" office:value="0.435556">
            <text:p>0,435556</text:p>
          </table:table-cell>
          <table:table-cell table:number-columns-repeated="2" office:value-type="float" office:value="0.444889">
            <text:p>0,444889</text:p>
          </table:table-cell>
          <table:table-cell office:value-type="float" office:value="0.429778">
            <text:p>0,429778</text:p>
          </table:table-cell>
          <table:table-cell office:value-type="float" office:value="1.168889">
            <text:p>1,168889</text:p>
          </table:table-cell>
          <table:table-cell office:value-type="float" office:value="0.427111">
            <text:p>0,427111</text:p>
          </table:table-cell>
          <table:table-cell office:value-type="float" office:value="1.183111">
            <text:p>1,183111</text:p>
          </table:table-cell>
          <table:table-cell office:value-type="float" office:value="0.270667">
            <text:p>0,270667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office:value-type="float" office:value="1.170222">
            <text:p>1,170222</text:p>
          </table:table-cell>
          <table:table-cell office:value-type="float" office:value="0.970222">
            <text:p>0,970222</text:p>
          </table:table-cell>
          <table:table-cell office:value-type="float" office:value="0.948444">
            <text:p>0,948444</text:p>
          </table:table-cell>
          <table:table-cell office:value-type="float" office:value="0.925333">
            <text:p>0,925333</text:p>
          </table:table-cell>
          <table:table-cell office:value-type="float" office:value="0.913778">
            <text:p>0,913778</text:p>
          </table:table-cell>
          <table:table-cell office:value-type="float" office:value="0.920444">
            <text:p>0,920444</text:p>
          </table:table-cell>
          <table:table-cell office:value-type="float" office:value="0.910222">
            <text:p>0,910222</text:p>
          </table:table-cell>
          <table:table-cell office:value-type="float" office:value="0.926667">
            <text:p>0,926667</text:p>
          </table:table-cell>
          <table:table-cell office:value-type="float" office:value="0.944444">
            <text:p>0,944444</text:p>
          </table:table-cell>
          <table:table-cell table:number-columns-repeated="2" office:value-type="float" office:value="0.909333">
            <text:p>0,909333</text:p>
          </table:table-cell>
          <table:table-cell office:value-type="float" office:value="0.895556">
            <text:p>0,895556</text:p>
          </table:table-cell>
          <table:table-cell office:value-type="float" office:value="0.893778">
            <text:p>0,893778</text:p>
          </table:table-cell>
          <table:table-cell office:value-type="float" office:value="0.899111">
            <text:p>0,899111</text:p>
          </table:table-cell>
          <table:table-cell office:value-type="float" office:value="0.886222">
            <text:p>0,886222</text:p>
          </table:table-cell>
          <table:table-cell office:value-type="float" office:value="0.901778">
            <text:p>0,901778</text:p>
          </table:table-cell>
          <table:table-cell office:value-type="float" office:value="0.894667">
            <text:p>0,894667</text:p>
          </table:table-cell>
          <table:table-cell office:value-type="float" office:value="0.888">
            <text:p>0,888</text:p>
          </table:table-cell>
          <table:table-cell office:value-type="float" office:value="0.871556">
            <text:p>0,871556</text:p>
          </table:table-cell>
          <table:table-cell office:value-type="float" office:value="0.888444">
            <text:p>0,888444</text:p>
          </table:table-cell>
          <table:table-cell office:value-type="float" office:value="0.842222">
            <text:p>0,842222</text:p>
          </table:table-cell>
          <table:table-cell office:value-type="float" office:value="0.824">
            <text:p>0,824</text:p>
          </table:table-cell>
          <table:table-cell office:value-type="float" office:value="0.830222">
            <text:p>0,830222</text:p>
          </table:table-cell>
          <table:table-cell office:value-type="float" office:value="0.800444">
            <text:p>0,800444</text:p>
          </table:table-cell>
          <table:table-cell office:value-type="float" office:value="0.796">
            <text:p>0,796</text:p>
          </table:table-cell>
          <table:table-cell office:value-type="float" office:value="0.776">
            <text:p>0,776</text:p>
          </table:table-cell>
          <table:table-cell office:value-type="float" office:value="0.765778">
            <text:p>0,765778</text:p>
          </table:table-cell>
          <table:table-cell office:value-type="float" office:value="0.764444">
            <text:p>0,764444</text:p>
          </table:table-cell>
          <table:table-cell office:value-type="float" office:value="0.749778">
            <text:p>0,749778</text:p>
          </table:table-cell>
          <table:table-cell office:value-type="float" office:value="0.775111">
            <text:p>0,775111</text:p>
          </table:table-cell>
          <table:table-cell office:value-type="float" office:value="0.732">
            <text:p>0,732</text:p>
          </table:table-cell>
          <table:table-cell office:value-type="float" office:value="0.729333">
            <text:p>0,729333</text:p>
          </table:table-cell>
          <table:table-cell office:value-type="float" office:value="0.720889">
            <text:p>0,720889</text:p>
          </table:table-cell>
          <table:table-cell office:value-type="float" office:value="0.694667">
            <text:p>0,694667</text:p>
          </table:table-cell>
          <table:table-cell office:value-type="float" office:value="0.721778">
            <text:p>0,721778</text:p>
          </table:table-cell>
          <table:table-cell office:value-type="float" office:value="0.704889">
            <text:p>0,704889</text:p>
          </table:table-cell>
          <table:table-cell office:value-type="float" office:value="0.709333">
            <text:p>0,709333</text:p>
          </table:table-cell>
          <table:table-cell office:value-type="float" office:value="0.692889">
            <text:p>0,692889</text:p>
          </table:table-cell>
          <table:table-cell table:number-columns-repeated="2" office:value-type="float" office:value="0.699556">
            <text:p>0,699556</text:p>
          </table:table-cell>
          <table:table-cell office:value-type="float" office:value="0.7">
            <text:p>0,7</text:p>
          </table:table-cell>
          <table:table-cell office:value-type="float" office:value="0.668444">
            <text:p>0,668444</text:p>
          </table:table-cell>
          <table:table-cell office:value-type="float" office:value="0.692889">
            <text:p>0,692889</text:p>
          </table:table-cell>
          <table:table-cell office:value-type="float" office:value="0.672">
            <text:p>0,672</text:p>
          </table:table-cell>
          <table:table-cell office:value-type="float" office:value="0.685333">
            <text:p>0,685333</text:p>
          </table:table-cell>
          <table:table-cell office:value-type="float" office:value="0.666222">
            <text:p>0,666222</text:p>
          </table:table-cell>
          <table:table-cell office:value-type="float" office:value="0.671111">
            <text:p>0,671111</text:p>
          </table:table-cell>
          <table:table-cell office:value-type="float" office:value="0.692">
            <text:p>0,692</text:p>
          </table:table-cell>
          <table:table-cell office:value-type="float" office:value="0.704889">
            <text:p>0,704889</text:p>
          </table:table-cell>
          <table:table-cell office:value-type="float" office:value="0.711111">
            <text:p>0,711111</text:p>
          </table:table-cell>
          <table:table-cell office:value-type="float" office:value="0.696444">
            <text:p>0,696444</text:p>
          </table:table-cell>
          <table:table-cell office:value-type="float" office:value="0.688">
            <text:p>0,688</text:p>
          </table:table-cell>
          <table:table-cell office:value-type="float" office:value="0.664889">
            <text:p>0,664889</text:p>
          </table:table-cell>
          <table:table-cell office:value-type="float" office:value="0.679556">
            <text:p>0,679556</text:p>
          </table:table-cell>
          <table:table-cell office:value-type="float" office:value="0.678222">
            <text:p>0,678222</text:p>
          </table:table-cell>
          <table:table-cell office:value-type="float" office:value="0.664444">
            <text:p>0,664444</text:p>
          </table:table-cell>
          <table:table-cell office:value-type="float" office:value="0.619556">
            <text:p>0,619556</text:p>
          </table:table-cell>
          <table:table-cell office:value-type="float" office:value="0.641333">
            <text:p>0,641333</text:p>
          </table:table-cell>
          <table:table-cell office:value-type="float" office:value="0.617778">
            <text:p>0,617778</text:p>
          </table:table-cell>
          <table:table-cell office:value-type="float" office:value="0.587111">
            <text:p>0,587111</text:p>
          </table:table-cell>
          <table:table-cell office:value-type="float" office:value="0.532">
            <text:p>0,532</text:p>
          </table:table-cell>
          <table:table-cell office:value-type="float" office:value="0.590667">
            <text:p>0,590667</text:p>
          </table:table-cell>
          <table:table-cell office:value-type="float" office:value="0.585333">
            <text:p>0,585333</text:p>
          </table:table-cell>
          <table:table-cell office:value-type="float" office:value="0.545778">
            <text:p>0,545778</text:p>
          </table:table-cell>
          <table:table-cell office:value-type="float" office:value="0.590222">
            <text:p>0,590222</text:p>
          </table:table-cell>
          <table:table-cell office:value-type="float" office:value="0.528889">
            <text:p>0,528889</text:p>
          </table:table-cell>
          <table:table-cell office:value-type="float" office:value="0.512444">
            <text:p>0,512444</text:p>
          </table:table-cell>
          <table:table-cell office:value-type="float" office:value="0.539556">
            <text:p>0,539556</text:p>
          </table:table-cell>
          <table:table-cell office:value-type="float" office:value="0.554222">
            <text:p>0,554222</text:p>
          </table:table-cell>
          <table:table-cell office:value-type="float" office:value="0.510667">
            <text:p>0,510667</text:p>
          </table:table-cell>
          <table:table-cell office:value-type="float" office:value="0.579556">
            <text:p>0,579556</text:p>
          </table:table-cell>
          <table:table-cell office:value-type="float" office:value="0.553333">
            <text:p>0,553333</text:p>
          </table:table-cell>
          <table:table-cell office:value-type="float" office:value="0.492889">
            <text:p>0,492889</text:p>
          </table:table-cell>
          <table:table-cell office:value-type="float" office:value="0.448889">
            <text:p>0,448889</text:p>
          </table:table-cell>
          <table:table-cell office:value-type="float" office:value="0.473778">
            <text:p>0,473778</text:p>
          </table:table-cell>
          <table:table-cell office:value-type="float" office:value="0.420444">
            <text:p>0,420444</text:p>
          </table:table-cell>
          <table:table-cell office:value-type="float" office:value="0.438667">
            <text:p>0,438667</text:p>
          </table:table-cell>
          <table:table-cell office:value-type="float" office:value="0.389778">
            <text:p>0,389778</text:p>
          </table:table-cell>
          <table:table-cell office:value-type="float" office:value="0.354667">
            <text:p>0,354667</text:p>
          </table:table-cell>
          <table:table-cell office:value-type="float" office:value="0.291111">
            <text:p>0,291111</text:p>
          </table:table-cell>
          <table:table-cell office:value-type="float" office:value="0.303111">
            <text:p>0,303111</text:p>
          </table:table-cell>
          <table:table-cell office:value-type="float" office:value="0.298222">
            <text:p>0,298222</text:p>
          </table:table-cell>
          <table:table-cell office:value-type="float" office:value="0.272889">
            <text:p>0,272889</text:p>
          </table:table-cell>
          <table:table-cell office:value-type="float" office:value="0.276889">
            <text:p>0,276889</text:p>
          </table:table-cell>
          <table:table-cell office:value-type="float" office:value="0.28">
            <text:p>0,28</text:p>
          </table:table-cell>
          <table:table-cell office:value-type="float" office:value="0.256444">
            <text:p>0,256444</text:p>
          </table:table-cell>
          <table:table-cell office:value-type="float" office:value="0.290667">
            <text:p>0,290667</text:p>
          </table:table-cell>
          <table:table-cell office:value-type="float" office:value="0.271111">
            <text:p>0,271111</text:p>
          </table:table-cell>
          <table:table-cell office:value-type="float" office:value="0.26">
            <text:p>0,26</text:p>
          </table:table-cell>
          <table:table-cell office:value-type="float" office:value="0.280889">
            <text:p>0,280889</text:p>
          </table:table-cell>
          <table:table-cell office:value-type="float" office:value="0.273778">
            <text:p>0,273778</text:p>
          </table:table-cell>
          <table:table-cell office:value-type="float" office:value="0.245778">
            <text:p>0,245778</text:p>
          </table:table-cell>
          <table:table-cell office:value-type="float" office:value="0.270222">
            <text:p>0,270222</text:p>
          </table:table-cell>
          <table:table-cell office:value-type="float" office:value="0.277778">
            <text:p>0,277778</text:p>
          </table:table-cell>
          <table:table-cell office:value-type="float" office:value="0.271556">
            <text:p>0,271556</text:p>
          </table:table-cell>
          <table:table-cell office:value-type="float" office:value="0.269778">
            <text:p>0,269778</text:p>
          </table:table-cell>
          <table:table-cell office:value-type="float" office:value="0.252">
            <text:p>0,252</text:p>
          </table:table-cell>
          <table:table-cell office:value-type="float" office:value="0.258222">
            <text:p>0,258222</text:p>
          </table:table-cell>
          <table:table-cell office:value-type="float" office:value="0.261778">
            <text:p>0,261778</text:p>
          </table:table-cell>
          <table:table-cell office:value-type="float" office:value="0.236">
            <text:p>0,236</text:p>
          </table:table-cell>
          <table:table-cell office:value-type="float" office:value="0.260444">
            <text:p>0,260444</text:p>
          </table:table-cell>
          <table:table-cell office:value-type="float" office:value="0.256">
            <text:p>0,256</text:p>
          </table:table-cell>
          <table:table-cell office:value-type="float" office:value="0.265333">
            <text:p>0,265333</text:p>
          </table:table-cell>
          <table:table-cell office:value-type="float" office:value="0.255556">
            <text:p>0,255556</text:p>
          </table:table-cell>
          <table:table-cell office:value-type="float" office:value="0.258667">
            <text:p>0,258667</text:p>
          </table:table-cell>
          <table:table-cell office:value-type="float" office:value="0.254222">
            <text:p>0,254222</text:p>
          </table:table-cell>
          <table:table-cell office:value-type="float" office:value="0.238222">
            <text:p>0,238222</text:p>
          </table:table-cell>
          <table:table-cell office:value-type="float" office:value="0.264889">
            <text:p>0,264889</text:p>
          </table:table-cell>
          <table:table-cell office:value-type="float" office:value="0.269778">
            <text:p>0,269778</text:p>
          </table:table-cell>
          <table:table-cell office:value-type="float" office:value="0.250222">
            <text:p>0,250222</text:p>
          </table:table-cell>
          <table:table-cell office:value-type="float" office:value="0.271111">
            <text:p>0,271111</text:p>
          </table:table-cell>
          <table:table-cell office:value-type="float" office:value="0.264889">
            <text:p>0,264889</text:p>
          </table:table-cell>
          <table:table-cell office:value-type="float" office:value="0.265778">
            <text:p>0,265778</text:p>
          </table:table-cell>
          <table:table-cell office:value-type="float" office:value="0.253333">
            <text:p>0,253333</text:p>
          </table:table-cell>
          <table:table-cell office:value-type="float" office:value="0.247556">
            <text:p>0,247556</text:p>
          </table:table-cell>
          <table:table-cell office:value-type="float" office:value="0.270667">
            <text:p>0,270667</text:p>
          </table:table-cell>
          <table:table-cell office:value-type="float" office:value="0.262222">
            <text:p>0,262222</text:p>
          </table:table-cell>
          <table:table-cell office:value-type="float" office:value="0.261333">
            <text:p>0,261333</text:p>
          </table:table-cell>
          <table:table-cell office:value-type="float" office:value="0.266222">
            <text:p>0,266222</text:p>
          </table:table-cell>
          <table:table-cell office:value-type="float" office:value="0.251556">
            <text:p>0,251556</text:p>
          </table:table-cell>
          <table:table-cell office:value-type="float" office:value="0.261333">
            <text:p>0,261333</text:p>
          </table:table-cell>
          <table:table-cell office:value-type="float" office:value="0.263556">
            <text:p>0,263556</text:p>
          </table:table-cell>
          <table:table-cell office:value-type="float" office:value="0.256">
            <text:p>0,256</text:p>
          </table:table-cell>
          <table:table-cell office:value-type="float" office:value="0.264">
            <text:p>0,264</text:p>
          </table:table-cell>
          <table:table-cell office:value-type="float" office:value="0.255111">
            <text:p>0,255111</text:p>
          </table:table-cell>
          <table:table-cell office:value-type="float" office:value="0.276444">
            <text:p>0,276444</text:p>
          </table:table-cell>
          <table:table-cell office:value-type="float" office:value="0.26">
            <text:p>0,26</text:p>
          </table:table-cell>
          <table:table-cell office:value-type="float" office:value="0.279556">
            <text:p>0,279556</text:p>
          </table:table-cell>
          <table:table-cell office:value-type="float" office:value="0.272444">
            <text:p>0,272444</text:p>
          </table:table-cell>
          <table:table-cell office:value-type="float" office:value="0.276889">
            <text:p>0,276889</text:p>
          </table:table-cell>
          <table:table-cell office:value-type="float" office:value="0.272444">
            <text:p>0,272444</text:p>
          </table:table-cell>
          <table:table-cell office:value-type="float" office:value="0.288889">
            <text:p>0,288889</text:p>
          </table:table-cell>
          <table:table-cell office:value-type="float" office:value="0.279556">
            <text:p>0,279556</text:p>
          </table:table-cell>
          <table:table-cell office:value-type="float" office:value="0.268889">
            <text:p>0,268889</text:p>
          </table:table-cell>
          <table:table-cell office:value-type="float" office:value="0.295111">
            <text:p>0,295111</text:p>
          </table:table-cell>
          <table:table-cell office:value-type="float" office:value="0.267556">
            <text:p>0,267556</text:p>
          </table:table-cell>
          <table:table-cell office:value-type="float" office:value="0.281778">
            <text:p>0,281778</text:p>
          </table:table-cell>
          <table:table-cell office:value-type="float" office:value="0.272">
            <text:p>0,272</text:p>
          </table:table-cell>
          <table:table-cell office:value-type="float" office:value="0.272889">
            <text:p>0,272889</text:p>
          </table:table-cell>
          <table:table-cell office:value-type="float" office:value="0.282667">
            <text:p>0,282667</text:p>
          </table:table-cell>
          <table:table-cell office:value-type="float" office:value="0.293333">
            <text:p>0,293333</text:p>
          </table:table-cell>
          <table:table-cell office:value-type="float" office:value="0.257778">
            <text:p>0,257778</text:p>
          </table:table-cell>
          <table:table-cell office:value-type="float" office:value="0.28">
            <text:p>0,28</text:p>
          </table:table-cell>
          <table:table-cell office:value-type="float" office:value="0.275556">
            <text:p>0,275556</text:p>
          </table:table-cell>
          <table:table-cell office:value-type="float" office:value="0.286667">
            <text:p>0,286667</text:p>
          </table:table-cell>
          <table:table-cell office:value-type="float" office:value="0.289333">
            <text:p>0,289333</text:p>
          </table:table-cell>
          <table:table-cell office:value-type="float" office:value="0.28">
            <text:p>0,28</text:p>
          </table:table-cell>
          <table:table-cell office:value-type="float" office:value="0.276444">
            <text:p>0,276444</text:p>
          </table:table-cell>
          <table:table-cell office:value-type="float" office:value="0.281778">
            <text:p>0,281778</text:p>
          </table:table-cell>
          <table:table-cell office:value-type="float" office:value="0.275556">
            <text:p>0,275556</text:p>
          </table:table-cell>
          <table:table-cell office:value-type="float" office:value="0.274222">
            <text:p>0,274222</text:p>
          </table:table-cell>
          <table:table-cell office:value-type="float" office:value="0.285333">
            <text:p>0,285333</text:p>
          </table:table-cell>
          <table:table-cell office:value-type="float" office:value="0.300444">
            <text:p>0,300444</text:p>
          </table:table-cell>
          <table:table-cell office:value-type="float" office:value="0.283111">
            <text:p>0,283111</text:p>
          </table:table-cell>
          <table:table-cell office:value-type="float" office:value="0.273778">
            <text:p>0,273778</text:p>
          </table:table-cell>
          <table:table-cell office:value-type="float" office:value="0.284">
            <text:p>0,284</text:p>
          </table:table-cell>
          <table:table-cell office:value-type="float" office:value="0.266222">
            <text:p>0,266222</text:p>
          </table:table-cell>
          <table:table-cell office:value-type="float" office:value="0.270667">
            <text:p>0,270667</text:p>
          </table:table-cell>
          <table:table-cell office:value-type="float" office:value="0.285778">
            <text:p>0,285778</text:p>
          </table:table-cell>
          <table:table-cell office:value-type="float" office:value="0.284">
            <text:p>0,284</text:p>
          </table:table-cell>
          <table:table-cell office:value-type="float" office:value="0.278667">
            <text:p>0,278667</text:p>
          </table:table-cell>
          <table:table-cell office:value-type="float" office:value="0.288889">
            <text:p>0,288889</text:p>
          </table:table-cell>
          <table:table-cell office:value-type="float" office:value="0.276">
            <text:p>0,276</text:p>
          </table:table-cell>
          <table:table-cell office:value-type="float" office:value="0.286222">
            <text:p>0,286222</text:p>
          </table:table-cell>
          <table:table-cell office:value-type="float" office:value="0.289333">
            <text:p>0,289333</text:p>
          </table:table-cell>
          <table:table-cell office:value-type="float" office:value="0.293333">
            <text:p>0,293333</text:p>
          </table:table-cell>
          <table:table-cell office:value-type="float" office:value="0.285333">
            <text:p>0,285333</text:p>
          </table:table-cell>
          <table:table-cell office:value-type="float" office:value="0.290667">
            <text:p>0,290667</text:p>
          </table:table-cell>
          <table:table-cell office:value-type="float" office:value="0.278222">
            <text:p>0,278222</text:p>
          </table:table-cell>
          <table:table-cell office:value-type="float" office:value="0.279111">
            <text:p>0,279111</text:p>
          </table:table-cell>
          <table:table-cell office:value-type="float" office:value="0.288444">
            <text:p>0,288444</text:p>
          </table:table-cell>
          <table:table-cell office:value-type="float" office:value="0.289333">
            <text:p>0,289333</text:p>
          </table:table-cell>
          <table:table-cell office:value-type="float" office:value="0.291111">
            <text:p>0,291111</text:p>
          </table:table-cell>
          <table:table-cell office:value-type="float" office:value="0.301333">
            <text:p>0,301333</text:p>
          </table:table-cell>
          <table:table-cell office:value-type="float" office:value="0.292444">
            <text:p>0,292444</text:p>
          </table:table-cell>
          <table:table-cell office:value-type="float" office:value="0.297778">
            <text:p>0,297778</text:p>
          </table:table-cell>
          <table:table-cell office:value-type="float" office:value="0.296444">
            <text:p>0,296444</text:p>
          </table:table-cell>
          <table:table-cell office:value-type="float" office:value="0.303111">
            <text:p>0,303111</text:p>
          </table:table-cell>
          <table:table-cell office:value-type="float" office:value="0.280444">
            <text:p>0,280444</text:p>
          </table:table-cell>
          <table:table-cell office:value-type="float" office:value="0.289333">
            <text:p>0,289333</text:p>
          </table:table-cell>
          <table:table-cell office:value-type="float" office:value="0.320889">
            <text:p>0,320889</text:p>
          </table:table-cell>
          <table:table-cell table:number-columns-repeated="2" office:value-type="float" office:value="0.278222">
            <text:p>0,278222</text:p>
          </table:table-cell>
          <table:table-cell office:value-type="float" office:value="0.306667">
            <text:p>0,306667</text:p>
          </table:table-cell>
          <table:table-cell office:value-type="float" office:value="0.287111">
            <text:p>0,287111</text:p>
          </table:table-cell>
          <table:table-cell office:value-type="float" office:value="0.296444">
            <text:p>0,296444</text:p>
          </table:table-cell>
          <table:table-cell office:value-type="float" office:value="0.304444">
            <text:p>0,304444</text:p>
          </table:table-cell>
          <table:table-cell office:value-type="float" office:value="0.310667">
            <text:p>0,310667</text:p>
          </table:table-cell>
          <table:table-cell office:value-type="float" office:value="0.284">
            <text:p>0,284</text:p>
          </table:table-cell>
          <table:table-cell office:value-type="float" office:value="0.287111">
            <text:p>0,287111</text:p>
          </table:table-cell>
          <table:table-cell office:value-type="float" office:value="0.296">
            <text:p>0,296</text:p>
          </table:table-cell>
          <table:table-cell office:value-type="float" office:value="0.284">
            <text:p>0,284</text:p>
          </table:table-cell>
          <table:table-cell office:value-type="float" office:value="0.282667">
            <text:p>0,282667</text:p>
          </table:table-cell>
          <table:table-cell office:value-type="float" office:value="0.283556">
            <text:p>0,283556</text:p>
          </table:table-cell>
          <table:table-cell office:value-type="float" office:value="0.288889">
            <text:p>0,288889</text:p>
          </table:table-cell>
          <table:table-cell office:value-type="float" office:value="0.292444">
            <text:p>0,292444</text:p>
          </table:table-cell>
          <table:table-cell office:value-type="float" office:value="0.301333">
            <text:p>0,301333</text:p>
          </table:table-cell>
          <table:table-cell office:value-type="float" office:value="0.296444">
            <text:p>0,296444</text:p>
          </table:table-cell>
          <table:table-cell office:value-type="float" office:value="0.286667">
            <text:p>0,286667</text:p>
          </table:table-cell>
          <table:table-cell office:value-type="float" office:value="0.285333">
            <text:p>0,285333</text:p>
          </table:table-cell>
        </table:table-row>
        <table:table-row table:style-name="ro1">
          <table:table-cell office:value-type="string">
            <text:p>Oji,unsupervised,unilayer</text:p>
          </table:table-cell>
          <table:table-cell office:value-type="float" office:value="2.011111">
            <text:p>2,011111</text:p>
          </table:table-cell>
          <table:table-cell office:value-type="float" office:value="1.980444">
            <text:p>1,980444</text:p>
          </table:table-cell>
          <table:table-cell office:value-type="float" office:value="1.999111">
            <text:p>1,999111</text:p>
          </table:table-cell>
          <table:table-cell office:value-type="float" office:value="2.009778">
            <text:p>2,009778</text:p>
          </table:table-cell>
          <table:table-cell office:value-type="float" office:value="1.998222">
            <text:p>1,998222</text:p>
          </table:table-cell>
          <table:table-cell office:value-type="float" office:value="1.993778">
            <text:p>1,993778</text:p>
          </table:table-cell>
          <table:table-cell office:value-type="float" office:value="2.005778">
            <text:p>2,005778</text:p>
          </table:table-cell>
          <table:table-cell office:value-type="float" office:value="1.976889">
            <text:p>1,976889</text:p>
          </table:table-cell>
          <table:table-cell office:value-type="float" office:value="1.998222">
            <text:p>1,998222</text:p>
          </table:table-cell>
          <table:table-cell office:value-type="float" office:value="2.001333">
            <text:p>2,001333</text:p>
          </table:table-cell>
          <table:table-cell office:value-type="float" office:value="1.983556">
            <text:p>1,983556</text:p>
          </table:table-cell>
          <table:table-cell office:value-type="float" office:value="2.006667">
            <text:p>2,006667</text:p>
          </table:table-cell>
          <table:table-cell office:value-type="float" office:value="2.009333">
            <text:p>2,009333</text:p>
          </table:table-cell>
          <table:table-cell office:value-type="float" office:value="1.995111">
            <text:p>1,995111</text:p>
          </table:table-cell>
          <table:table-cell office:value-type="float" office:value="1.989333">
            <text:p>1,989333</text:p>
          </table:table-cell>
          <table:table-cell office:value-type="float" office:value="2.015556">
            <text:p>2,015556</text:p>
          </table:table-cell>
          <table:table-cell office:value-type="float" office:value="1.983556">
            <text:p>1,983556</text:p>
          </table:table-cell>
          <table:table-cell office:value-type="float" office:value="1.950667">
            <text:p>1,950667</text:p>
          </table:table-cell>
          <table:table-cell office:value-type="float" office:value="1.961778">
            <text:p>1,961778</text:p>
          </table:table-cell>
          <table:table-cell office:value-type="float" office:value="1.986667">
            <text:p>1,986667</text:p>
          </table:table-cell>
          <table:table-cell office:value-type="float" office:value="1.983111">
            <text:p>1,983111</text:p>
          </table:table-cell>
          <table:table-cell office:value-type="float" office:value="2.002667">
            <text:p>2,002667</text:p>
          </table:table-cell>
          <table:table-cell office:value-type="float" office:value="1.979556">
            <text:p>1,979556</text:p>
          </table:table-cell>
          <table:table-cell office:value-type="float" office:value="1.968889">
            <text:p>1,968889</text:p>
          </table:table-cell>
          <table:table-cell office:value-type="float" office:value="1.941778">
            <text:p>1,941778</text:p>
          </table:table-cell>
          <table:table-cell office:value-type="float" office:value="1.978222">
            <text:p>1,978222</text:p>
          </table:table-cell>
          <table:table-cell office:value-type="float" office:value="1.966222">
            <text:p>1,966222</text:p>
          </table:table-cell>
          <table:table-cell office:value-type="float" office:value="1.964889">
            <text:p>1,964889</text:p>
          </table:table-cell>
          <table:table-cell office:value-type="float" office:value="1.974222">
            <text:p>1,974222</text:p>
          </table:table-cell>
          <table:table-cell office:value-type="float" office:value="1.976889">
            <text:p>1,976889</text:p>
          </table:table-cell>
          <table:table-cell office:value-type="float" office:value="1.966222">
            <text:p>1,966222</text:p>
          </table:table-cell>
          <table:table-cell office:value-type="float" office:value="1.956889">
            <text:p>1,956889</text:p>
          </table:table-cell>
          <table:table-cell office:value-type="float" office:value="1.979111">
            <text:p>1,979111</text:p>
          </table:table-cell>
          <table:table-cell office:value-type="float" office:value="1.98">
            <text:p>1,98</text:p>
          </table:table-cell>
          <table:table-cell office:value-type="float" office:value="1.953778">
            <text:p>1,953778</text:p>
          </table:table-cell>
          <table:table-cell office:value-type="float" office:value="1.952">
            <text:p>1,952</text:p>
          </table:table-cell>
          <table:table-cell office:value-type="float" office:value="1.930222">
            <text:p>1,930222</text:p>
          </table:table-cell>
          <table:table-cell office:value-type="float" office:value="1.954222">
            <text:p>1,954222</text:p>
          </table:table-cell>
          <table:table-cell office:value-type="float" office:value="1.955556">
            <text:p>1,955556</text:p>
          </table:table-cell>
          <table:table-cell office:value-type="float" office:value="1.964889">
            <text:p>1,964889</text:p>
          </table:table-cell>
          <table:table-cell office:value-type="float" office:value="1.958222">
            <text:p>1,958222</text:p>
          </table:table-cell>
          <table:table-cell office:value-type="float" office:value="1.962222">
            <text:p>1,962222</text:p>
          </table:table-cell>
          <table:table-cell office:value-type="float" office:value="1.965778">
            <text:p>1,965778</text:p>
          </table:table-cell>
          <table:table-cell office:value-type="float" office:value="1.953333">
            <text:p>1,953333</text:p>
          </table:table-cell>
          <table:table-cell office:value-type="float" office:value="1.937778">
            <text:p>1,937778</text:p>
          </table:table-cell>
          <table:table-cell office:value-type="float" office:value="1.959111">
            <text:p>1,959111</text:p>
          </table:table-cell>
          <table:table-cell office:value-type="float" office:value="1.946667">
            <text:p>1,946667</text:p>
          </table:table-cell>
          <table:table-cell office:value-type="float" office:value="1.945333">
            <text:p>1,945333</text:p>
          </table:table-cell>
          <table:table-cell office:value-type="float" office:value="1.941333">
            <text:p>1,941333</text:p>
          </table:table-cell>
          <table:table-cell office:value-type="float" office:value="1.912">
            <text:p>1,912</text:p>
          </table:table-cell>
          <table:table-cell office:value-type="float" office:value="1.924">
            <text:p>1,924</text:p>
          </table:table-cell>
          <table:table-cell office:value-type="float" office:value="1.941778">
            <text:p>1,941778</text:p>
          </table:table-cell>
          <table:table-cell office:value-type="float" office:value="1.921778">
            <text:p>1,921778</text:p>
          </table:table-cell>
          <table:table-cell office:value-type="float" office:value="1.938222">
            <text:p>1,938222</text:p>
          </table:table-cell>
          <table:table-cell office:value-type="float" office:value="1.942222">
            <text:p>1,942222</text:p>
          </table:table-cell>
          <table:table-cell office:value-type="float" office:value="1.943111">
            <text:p>1,943111</text:p>
          </table:table-cell>
          <table:table-cell office:value-type="float" office:value="1.938667">
            <text:p>1,938667</text:p>
          </table:table-cell>
          <table:table-cell office:value-type="float" office:value="1.902222">
            <text:p>1,902222</text:p>
          </table:table-cell>
          <table:table-cell office:value-type="float" office:value="1.903111">
            <text:p>1,903111</text:p>
          </table:table-cell>
          <table:table-cell office:value-type="float" office:value="1.931556">
            <text:p>1,931556</text:p>
          </table:table-cell>
          <table:table-cell office:value-type="float" office:value="1.932">
            <text:p>1,932</text:p>
          </table:table-cell>
          <table:table-cell office:value-type="float" office:value="1.909333">
            <text:p>1,909333</text:p>
          </table:table-cell>
          <table:table-cell office:value-type="float" office:value="1.896444">
            <text:p>1,896444</text:p>
          </table:table-cell>
          <table:table-cell office:value-type="float" office:value="1.921778">
            <text:p>1,921778</text:p>
          </table:table-cell>
          <table:table-cell office:value-type="float" office:value="1.904">
            <text:p>1,904</text:p>
          </table:table-cell>
          <table:table-cell office:value-type="float" office:value="1.901778">
            <text:p>1,901778</text:p>
          </table:table-cell>
          <table:table-cell office:value-type="float" office:value="1.898667">
            <text:p>1,898667</text:p>
          </table:table-cell>
          <table:table-cell office:value-type="float" office:value="1.9">
            <text:p>1,9</text:p>
          </table:table-cell>
          <table:table-cell office:value-type="float" office:value="1.882222">
            <text:p>1,882222</text:p>
          </table:table-cell>
          <table:table-cell office:value-type="float" office:value="1.876">
            <text:p>1,876</text:p>
          </table:table-cell>
          <table:table-cell office:value-type="float" office:value="1.866667">
            <text:p>1,866667</text:p>
          </table:table-cell>
          <table:table-cell office:value-type="float" office:value="1.845778">
            <text:p>1,845778</text:p>
          </table:table-cell>
          <table:table-cell office:value-type="float" office:value="1.837778">
            <text:p>1,837778</text:p>
          </table:table-cell>
          <table:table-cell office:value-type="float" office:value="1.865333">
            <text:p>1,865333</text:p>
          </table:table-cell>
          <table:table-cell office:value-type="float" office:value="1.829333">
            <text:p>1,829333</text:p>
          </table:table-cell>
          <table:table-cell office:value-type="float" office:value="1.862222">
            <text:p>1,862222</text:p>
          </table:table-cell>
          <table:table-cell office:value-type="float" office:value="1.839111">
            <text:p>1,839111</text:p>
          </table:table-cell>
          <table:table-cell office:value-type="float" office:value="1.813778">
            <text:p>1,813778</text:p>
          </table:table-cell>
          <table:table-cell office:value-type="float" office:value="1.808444">
            <text:p>1,808444</text:p>
          </table:table-cell>
          <table:table-cell office:value-type="float" office:value="1.812444">
            <text:p>1,812444</text:p>
          </table:table-cell>
          <table:table-cell office:value-type="float" office:value="1.763111">
            <text:p>1,763111</text:p>
          </table:table-cell>
          <table:table-cell office:value-type="float" office:value="1.740444">
            <text:p>1,740444</text:p>
          </table:table-cell>
          <table:table-cell office:value-type="float" office:value="1.715556">
            <text:p>1,715556</text:p>
          </table:table-cell>
          <table:table-cell office:value-type="float" office:value="1.681333">
            <text:p>1,681333</text:p>
          </table:table-cell>
          <table:table-cell office:value-type="float" office:value="1.667556">
            <text:p>1,667556</text:p>
          </table:table-cell>
          <table:table-cell office:value-type="float" office:value="1.640444">
            <text:p>1,640444</text:p>
          </table:table-cell>
          <table:table-cell office:value-type="float" office:value="1.590667">
            <text:p>1,590667</text:p>
          </table:table-cell>
          <table:table-cell office:value-type="float" office:value="1.583556">
            <text:p>1,583556</text:p>
          </table:table-cell>
          <table:table-cell office:value-type="float" office:value="1.608">
            <text:p>1,608</text:p>
          </table:table-cell>
          <table:table-cell office:value-type="float" office:value="1.583556">
            <text:p>1,583556</text:p>
          </table:table-cell>
          <table:table-cell office:value-type="float" office:value="1.527111">
            <text:p>1,527111</text:p>
          </table:table-cell>
          <table:table-cell office:value-type="float" office:value="1.548">
            <text:p>1,548</text:p>
          </table:table-cell>
          <table:table-cell office:value-type="float" office:value="1.525333">
            <text:p>1,525333</text:p>
          </table:table-cell>
          <table:table-cell office:value-type="float" office:value="1.519556">
            <text:p>1,519556</text:p>
          </table:table-cell>
          <table:table-cell office:value-type="float" office:value="1.452">
            <text:p>1,452</text:p>
          </table:table-cell>
          <table:table-cell office:value-type="float" office:value="1.449778">
            <text:p>1,449778</text:p>
          </table:table-cell>
          <table:table-cell office:value-type="float" office:value="1.425778">
            <text:p>1,425778</text:p>
          </table:table-cell>
          <table:table-cell office:value-type="float" office:value="1.429778">
            <text:p>1,429778</text:p>
          </table:table-cell>
          <table:table-cell office:value-type="float" office:value="1.385333">
            <text:p>1,385333</text:p>
          </table:table-cell>
          <table:table-cell office:value-type="float" office:value="1.352889">
            <text:p>1,352889</text:p>
          </table:table-cell>
          <table:table-cell office:value-type="float" office:value="1.385333">
            <text:p>1,385333</text:p>
          </table:table-cell>
          <table:table-cell office:value-type="float" office:value="1.314667">
            <text:p>1,314667</text:p>
          </table:table-cell>
          <table:table-cell office:value-type="float" office:value="1.355556">
            <text:p>1,355556</text:p>
          </table:table-cell>
          <table:table-cell office:value-type="float" office:value="1.356889">
            <text:p>1,356889</text:p>
          </table:table-cell>
          <table:table-cell office:value-type="float" office:value="1.344889">
            <text:p>1,344889</text:p>
          </table:table-cell>
          <table:table-cell office:value-type="float" office:value="1.296444">
            <text:p>1,296444</text:p>
          </table:table-cell>
          <table:table-cell office:value-type="float" office:value="1.307556">
            <text:p>1,307556</text:p>
          </table:table-cell>
          <table:table-cell office:value-type="float" office:value="1.324444">
            <text:p>1,324444</text:p>
          </table:table-cell>
          <table:table-cell office:value-type="float" office:value="1.311111">
            <text:p>1,311111</text:p>
          </table:table-cell>
          <table:table-cell office:value-type="float" office:value="1.314222">
            <text:p>1,314222</text:p>
          </table:table-cell>
          <table:table-cell office:value-type="float" office:value="1.300889">
            <text:p>1,300889</text:p>
          </table:table-cell>
          <table:table-cell office:value-type="float" office:value="1.280444">
            <text:p>1,280444</text:p>
          </table:table-cell>
          <table:table-cell office:value-type="float" office:value="1.307111">
            <text:p>1,307111</text:p>
          </table:table-cell>
          <table:table-cell office:value-type="float" office:value="1.291556">
            <text:p>1,291556</text:p>
          </table:table-cell>
          <table:table-cell office:value-type="float" office:value="1.302667">
            <text:p>1,302667</text:p>
          </table:table-cell>
          <table:table-cell office:value-type="float" office:value="1.292444">
            <text:p>1,292444</text:p>
          </table:table-cell>
          <table:table-cell office:value-type="float" office:value="1.332">
            <text:p>1,332</text:p>
          </table:table-cell>
          <table:table-cell office:value-type="float" office:value="1.328">
            <text:p>1,328</text:p>
          </table:table-cell>
          <table:table-cell office:value-type="float" office:value="1.285333">
            <text:p>1,285333</text:p>
          </table:table-cell>
          <table:table-cell office:value-type="float" office:value="1.312889">
            <text:p>1,312889</text:p>
          </table:table-cell>
          <table:table-cell office:value-type="float" office:value="1.290667">
            <text:p>1,290667</text:p>
          </table:table-cell>
          <table:table-cell office:value-type="float" office:value="1.284">
            <text:p>1,284</text:p>
          </table:table-cell>
          <table:table-cell office:value-type="float" office:value="1.314222">
            <text:p>1,314222</text:p>
          </table:table-cell>
          <table:table-cell office:value-type="float" office:value="1.296444">
            <text:p>1,296444</text:p>
          </table:table-cell>
          <table:table-cell office:value-type="float" office:value="1.322667">
            <text:p>1,322667</text:p>
          </table:table-cell>
          <table:table-cell office:value-type="float" office:value="1.318667">
            <text:p>1,318667</text:p>
          </table:table-cell>
          <table:table-cell office:value-type="float" office:value="1.344444">
            <text:p>1,344444</text:p>
          </table:table-cell>
          <table:table-cell office:value-type="float" office:value="1.304444">
            <text:p>1,304444</text:p>
          </table:table-cell>
          <table:table-cell office:value-type="float" office:value="1.292444">
            <text:p>1,292444</text:p>
          </table:table-cell>
          <table:table-cell office:value-type="float" office:value="1.304444">
            <text:p>1,304444</text:p>
          </table:table-cell>
          <table:table-cell office:value-type="float" office:value="1.301333">
            <text:p>1,301333</text:p>
          </table:table-cell>
          <table:table-cell office:value-type="float" office:value="1.293333">
            <text:p>1,293333</text:p>
          </table:table-cell>
          <table:table-cell office:value-type="float" office:value="1.340889">
            <text:p>1,340889</text:p>
          </table:table-cell>
          <table:table-cell office:value-type="float" office:value="1.276889">
            <text:p>1,276889</text:p>
          </table:table-cell>
          <table:table-cell office:value-type="float" office:value="1.303111">
            <text:p>1,303111</text:p>
          </table:table-cell>
          <table:table-cell office:value-type="float" office:value="1.280444">
            <text:p>1,280444</text:p>
          </table:table-cell>
          <table:table-cell office:value-type="float" office:value="1.3">
            <text:p>1,3</text:p>
          </table:table-cell>
          <table:table-cell office:value-type="float" office:value="1.308">
            <text:p>1,308</text:p>
          </table:table-cell>
          <table:table-cell office:value-type="float" office:value="1.296444">
            <text:p>1,296444</text:p>
          </table:table-cell>
          <table:table-cell office:value-type="float" office:value="1.322222">
            <text:p>1,322222</text:p>
          </table:table-cell>
          <table:table-cell office:value-type="float" office:value="1.321778">
            <text:p>1,321778</text:p>
          </table:table-cell>
          <table:table-cell office:value-type="float" office:value="1.315556">
            <text:p>1,315556</text:p>
          </table:table-cell>
          <table:table-cell office:value-type="float" office:value="1.301778">
            <text:p>1,301778</text:p>
          </table:table-cell>
          <table:table-cell office:value-type="float" office:value="1.301333">
            <text:p>1,301333</text:p>
          </table:table-cell>
          <table:table-cell office:value-type="float" office:value="1.322222">
            <text:p>1,322222</text:p>
          </table:table-cell>
          <table:table-cell office:value-type="float" office:value="1.350222">
            <text:p>1,350222</text:p>
          </table:table-cell>
          <table:table-cell office:value-type="float" office:value="1.313333">
            <text:p>1,313333</text:p>
          </table:table-cell>
          <table:table-cell office:value-type="float" office:value="1.305333">
            <text:p>1,305333</text:p>
          </table:table-cell>
          <table:table-cell office:value-type="float" office:value="1.287111">
            <text:p>1,287111</text:p>
          </table:table-cell>
          <table:table-cell office:value-type="float" office:value="1.292">
            <text:p>1,292</text:p>
          </table:table-cell>
          <table:table-cell office:value-type="float" office:value="1.314667">
            <text:p>1,314667</text:p>
          </table:table-cell>
          <table:table-cell office:value-type="float" office:value="1.288">
            <text:p>1,288</text:p>
          </table:table-cell>
          <table:table-cell office:value-type="float" office:value="1.287111">
            <text:p>1,287111</text:p>
          </table:table-cell>
          <table:table-cell office:value-type="float" office:value="1.284444">
            <text:p>1,284444</text:p>
          </table:table-cell>
          <table:table-cell office:value-type="float" office:value="1.304444">
            <text:p>1,304444</text:p>
          </table:table-cell>
          <table:table-cell office:value-type="float" office:value="1.291111">
            <text:p>1,291111</text:p>
          </table:table-cell>
          <table:table-cell office:value-type="float" office:value="1.288444">
            <text:p>1,288444</text:p>
          </table:table-cell>
          <table:table-cell office:value-type="float" office:value="1.279556">
            <text:p>1,279556</text:p>
          </table:table-cell>
          <table:table-cell office:value-type="float" office:value="1.309333">
            <text:p>1,309333</text:p>
          </table:table-cell>
          <table:table-cell office:value-type="float" office:value="1.278667">
            <text:p>1,278667</text:p>
          </table:table-cell>
          <table:table-cell office:value-type="float" office:value="1.316889">
            <text:p>1,316889</text:p>
          </table:table-cell>
          <table:table-cell office:value-type="float" office:value="1.297778">
            <text:p>1,297778</text:p>
          </table:table-cell>
          <table:table-cell office:value-type="float" office:value="1.28">
            <text:p>1,28</text:p>
          </table:table-cell>
          <table:table-cell office:value-type="float" office:value="1.316444">
            <text:p>1,316444</text:p>
          </table:table-cell>
          <table:table-cell office:value-type="float" office:value="1.294667">
            <text:p>1,294667</text:p>
          </table:table-cell>
          <table:table-cell office:value-type="float" office:value="1.34">
            <text:p>1,34</text:p>
          </table:table-cell>
          <table:table-cell office:value-type="float" office:value="1.288444">
            <text:p>1,288444</text:p>
          </table:table-cell>
          <table:table-cell office:value-type="float" office:value="1.286222">
            <text:p>1,286222</text:p>
          </table:table-cell>
          <table:table-cell office:value-type="float" office:value="1.302222">
            <text:p>1,302222</text:p>
          </table:table-cell>
          <table:table-cell office:value-type="float" office:value="1.301333">
            <text:p>1,301333</text:p>
          </table:table-cell>
          <table:table-cell office:value-type="float" office:value="1.299111">
            <text:p>1,299111</text:p>
          </table:table-cell>
          <table:table-cell office:value-type="float" office:value="1.323556">
            <text:p>1,323556</text:p>
          </table:table-cell>
          <table:table-cell office:value-type="float" office:value="1.324">
            <text:p>1,324</text:p>
          </table:table-cell>
          <table:table-cell office:value-type="float" office:value="1.316889">
            <text:p>1,316889</text:p>
          </table:table-cell>
          <table:table-cell office:value-type="float" office:value="1.276444">
            <text:p>1,276444</text:p>
          </table:table-cell>
          <table:table-cell office:value-type="float" office:value="1.316889">
            <text:p>1,316889</text:p>
          </table:table-cell>
          <table:table-cell office:value-type="float" office:value="1.3">
            <text:p>1,3</text:p>
          </table:table-cell>
          <table:table-cell office:value-type="float" office:value="1.306222">
            <text:p>1,306222</text:p>
          </table:table-cell>
          <table:table-cell office:value-type="float" office:value="1.296444">
            <text:p>1,296444</text:p>
          </table:table-cell>
          <table:table-cell office:value-type="float" office:value="1.319556">
            <text:p>1,319556</text:p>
          </table:table-cell>
          <table:table-cell office:value-type="float" office:value="1.295556">
            <text:p>1,295556</text:p>
          </table:table-cell>
          <table:table-cell office:value-type="float" office:value="1.305333">
            <text:p>1,305333</text:p>
          </table:table-cell>
          <table:table-cell office:value-type="float" office:value="1.292444">
            <text:p>1,292444</text:p>
          </table:table-cell>
          <table:table-cell office:value-type="float" office:value="1.278222">
            <text:p>1,278222</text:p>
          </table:table-cell>
          <table:table-cell office:value-type="float" office:value="1.288889">
            <text:p>1,288889</text:p>
          </table:table-cell>
          <table:table-cell office:value-type="float" office:value="1.293778">
            <text:p>1,293778</text:p>
          </table:table-cell>
          <table:table-cell office:value-type="float" office:value="1.3">
            <text:p>1,3</text:p>
          </table:table-cell>
          <table:table-cell office:value-type="float" office:value="1.302222">
            <text:p>1,302222</text:p>
          </table:table-cell>
          <table:table-cell office:value-type="float" office:value="1.328">
            <text:p>1,328</text:p>
          </table:table-cell>
          <table:table-cell office:value-type="float" office:value="1.290667">
            <text:p>1,290667</text:p>
          </table:table-cell>
          <table:table-cell office:value-type="float" office:value="1.283556">
            <text:p>1,283556</text:p>
          </table:table-cell>
          <table:table-cell office:value-type="float" office:value="1.296">
            <text:p>1,296</text:p>
          </table:table-cell>
          <table:table-cell office:value-type="float" office:value="1.307111">
            <text:p>1,307111</text:p>
          </table:table-cell>
          <table:table-cell office:value-type="float" office:value="1.282667">
            <text:p>1,282667</text:p>
          </table:table-cell>
          <table:table-cell office:value-type="float" office:value="1.303556">
            <text:p>1,303556</text:p>
          </table:table-cell>
          <table:table-cell office:value-type="float" office:value="1.288">
            <text:p>1,288</text:p>
          </table:table-cell>
          <table:table-cell office:value-type="float" office:value="1.292">
            <text:p>1,292</text:p>
          </table:table-cell>
          <table:table-cell office:value-type="float" office:value="1.298222">
            <text:p>1,298222</text:p>
          </table:table-cell>
          <table:table-cell office:value-type="float" office:value="1.312">
            <text:p>1,312</text:p>
          </table:table-cell>
          <table:table-cell office:value-type="float" office:value="1.317333">
            <text:p>1,317333</text:p>
          </table:table-cell>
        </table:table-row>
        <table:table-row table:style-name="ro1">
          <table:table-cell office:value-type="string">
            <text:p>Oji,supervised,unilayer</text:p>
          </table:table-cell>
          <table:table-cell office:value-type="float" office:value="2.020889">
            <text:p>2,020889</text:p>
          </table:table-cell>
          <table:table-cell office:value-type="float" office:value="1.949333">
            <text:p>1,949333</text:p>
          </table:table-cell>
          <table:table-cell office:value-type="float" office:value="1.860444">
            <text:p>1,860444</text:p>
          </table:table-cell>
          <table:table-cell office:value-type="float" office:value="1.876889">
            <text:p>1,876889</text:p>
          </table:table-cell>
          <table:table-cell office:value-type="float" office:value="1.830667">
            <text:p>1,830667</text:p>
          </table:table-cell>
          <table:table-cell office:value-type="float" office:value="1.706667">
            <text:p>1,706667</text:p>
          </table:table-cell>
          <table:table-cell office:value-type="float" office:value="1.656889">
            <text:p>1,656889</text:p>
          </table:table-cell>
          <table:table-cell office:value-type="float" office:value="1.627556">
            <text:p>1,627556</text:p>
          </table:table-cell>
          <table:table-cell office:value-type="float" office:value="1.555556">
            <text:p>1,555556</text:p>
          </table:table-cell>
          <table:table-cell office:value-type="float" office:value="1.559556">
            <text:p>1,559556</text:p>
          </table:table-cell>
          <table:table-cell office:value-type="float" office:value="1.562667">
            <text:p>1,562667</text:p>
          </table:table-cell>
          <table:table-cell office:value-type="float" office:value="1.498222">
            <text:p>1,498222</text:p>
          </table:table-cell>
          <table:table-cell office:value-type="float" office:value="1.510222">
            <text:p>1,510222</text:p>
          </table:table-cell>
          <table:table-cell office:value-type="float" office:value="1.494667">
            <text:p>1,494667</text:p>
          </table:table-cell>
          <table:table-cell office:value-type="float" office:value="1.505778">
            <text:p>1,505778</text:p>
          </table:table-cell>
          <table:table-cell office:value-type="float" office:value="1.502222">
            <text:p>1,502222</text:p>
          </table:table-cell>
          <table:table-cell office:value-type="float" office:value="1.530222">
            <text:p>1,530222</text:p>
          </table:table-cell>
          <table:table-cell office:value-type="float" office:value="1.499556">
            <text:p>1,499556</text:p>
          </table:table-cell>
          <table:table-cell office:value-type="float" office:value="1.476889">
            <text:p>1,476889</text:p>
          </table:table-cell>
          <table:table-cell office:value-type="float" office:value="1.487556">
            <text:p>1,487556</text:p>
          </table:table-cell>
          <table:table-cell office:value-type="float" office:value="1.479556">
            <text:p>1,479556</text:p>
          </table:table-cell>
          <table:table-cell office:value-type="float" office:value="1.464">
            <text:p>1,464</text:p>
          </table:table-cell>
          <table:table-cell office:value-type="float" office:value="1.525333">
            <text:p>1,525333</text:p>
          </table:table-cell>
          <table:table-cell office:value-type="float" office:value="1.465778">
            <text:p>1,465778</text:p>
          </table:table-cell>
          <table:table-cell office:value-type="float" office:value="1.475556">
            <text:p>1,475556</text:p>
          </table:table-cell>
          <table:table-cell office:value-type="float" office:value="1.46">
            <text:p>1,46</text:p>
          </table:table-cell>
          <table:table-cell office:value-type="float" office:value="1.488444">
            <text:p>1,488444</text:p>
          </table:table-cell>
          <table:table-cell office:value-type="float" office:value="1.465778">
            <text:p>1,465778</text:p>
          </table:table-cell>
          <table:table-cell office:value-type="float" office:value="1.483556">
            <text:p>1,483556</text:p>
          </table:table-cell>
          <table:table-cell office:value-type="float" office:value="1.452889">
            <text:p>1,452889</text:p>
          </table:table-cell>
          <table:table-cell office:value-type="float" office:value="1.457333">
            <text:p>1,457333</text:p>
          </table:table-cell>
          <table:table-cell office:value-type="float" office:value="1.464">
            <text:p>1,464</text:p>
          </table:table-cell>
          <table:table-cell office:value-type="float" office:value="1.450222">
            <text:p>1,450222</text:p>
          </table:table-cell>
          <table:table-cell office:value-type="float" office:value="1.496889">
            <text:p>1,496889</text:p>
          </table:table-cell>
          <table:table-cell office:value-type="float" office:value="1.409333">
            <text:p>1,409333</text:p>
          </table:table-cell>
          <table:table-cell office:value-type="float" office:value="1.421333">
            <text:p>1,421333</text:p>
          </table:table-cell>
          <table:table-cell office:value-type="float" office:value="1.406222">
            <text:p>1,406222</text:p>
          </table:table-cell>
          <table:table-cell office:value-type="float" office:value="1.395556">
            <text:p>1,395556</text:p>
          </table:table-cell>
          <table:table-cell office:value-type="float" office:value="1.379556">
            <text:p>1,379556</text:p>
          </table:table-cell>
          <table:table-cell office:value-type="float" office:value="1.358667">
            <text:p>1,358667</text:p>
          </table:table-cell>
          <table:table-cell office:value-type="float" office:value="1.329333">
            <text:p>1,329333</text:p>
          </table:table-cell>
          <table:table-cell office:value-type="float" office:value="1.286222">
            <text:p>1,286222</text:p>
          </table:table-cell>
          <table:table-cell office:value-type="float" office:value="1.280889">
            <text:p>1,280889</text:p>
          </table:table-cell>
          <table:table-cell office:value-type="float" office:value="1.266222">
            <text:p>1,266222</text:p>
          </table:table-cell>
          <table:table-cell office:value-type="float" office:value="1.238222">
            <text:p>1,238222</text:p>
          </table:table-cell>
          <table:table-cell office:value-type="float" office:value="1.204">
            <text:p>1,204</text:p>
          </table:table-cell>
          <table:table-cell office:value-type="float" office:value="1.157778">
            <text:p>1,157778</text:p>
          </table:table-cell>
          <table:table-cell office:value-type="float" office:value="1.137333">
            <text:p>1,137333</text:p>
          </table:table-cell>
          <table:table-cell office:value-type="float" office:value="1.114667">
            <text:p>1,114667</text:p>
          </table:table-cell>
          <table:table-cell office:value-type="float" office:value="1.087111">
            <text:p>1,087111</text:p>
          </table:table-cell>
          <table:table-cell office:value-type="float" office:value="1.068">
            <text:p>1,068</text:p>
          </table:table-cell>
          <table:table-cell office:value-type="float" office:value="1.036">
            <text:p>1,036</text:p>
          </table:table-cell>
          <table:table-cell office:value-type="float" office:value="1.036444">
            <text:p>1,036444</text:p>
          </table:table-cell>
          <table:table-cell office:value-type="float" office:value="1.042222">
            <text:p>1,042222</text:p>
          </table:table-cell>
          <table:table-cell office:value-type="float" office:value="1.033778">
            <text:p>1,033778</text:p>
          </table:table-cell>
          <table:table-cell office:value-type="float" office:value="1.032">
            <text:p>1,032</text:p>
          </table:table-cell>
          <table:table-cell office:value-type="float" office:value="1.004">
            <text:p>1,004</text:p>
          </table:table-cell>
          <table:table-cell office:value-type="float" office:value="1.028889">
            <text:p>1,028889</text:p>
          </table:table-cell>
          <table:table-cell office:value-type="float" office:value="0.993333">
            <text:p>0,993333</text:p>
          </table:table-cell>
          <table:table-cell office:value-type="float" office:value="1.023111">
            <text:p>1,023111</text:p>
          </table:table-cell>
          <table:table-cell office:value-type="float" office:value="0.988444">
            <text:p>0,988444</text:p>
          </table:table-cell>
          <table:table-cell office:value-type="float" office:value="1.024">
            <text:p>1,024</text:p>
          </table:table-cell>
          <table:table-cell office:value-type="float" office:value="1.027111">
            <text:p>1,027111</text:p>
          </table:table-cell>
          <table:table-cell office:value-type="float" office:value="1.036">
            <text:p>1,036</text:p>
          </table:table-cell>
          <table:table-cell office:value-type="float" office:value="1.028444">
            <text:p>1,028444</text:p>
          </table:table-cell>
          <table:table-cell office:value-type="float" office:value="1.018222">
            <text:p>1,018222</text:p>
          </table:table-cell>
          <table:table-cell office:value-type="float" office:value="1.017778">
            <text:p>1,017778</text:p>
          </table:table-cell>
          <table:table-cell office:value-type="float" office:value="1.012889">
            <text:p>1,012889</text:p>
          </table:table-cell>
          <table:table-cell office:value-type="float" office:value="0.994667">
            <text:p>0,994667</text:p>
          </table:table-cell>
          <table:table-cell office:value-type="float" office:value="1.003111">
            <text:p>1,003111</text:p>
          </table:table-cell>
          <table:table-cell office:value-type="float" office:value="1.002222">
            <text:p>1,002222</text:p>
          </table:table-cell>
          <table:table-cell office:value-type="float" office:value="1.015111">
            <text:p>1,015111</text:p>
          </table:table-cell>
          <table:table-cell office:value-type="float" office:value="1.014667">
            <text:p>1,014667</text:p>
          </table:table-cell>
          <table:table-cell office:value-type="float" office:value="1.007111">
            <text:p>1,007111</text:p>
          </table:table-cell>
          <table:table-cell office:value-type="float" office:value="1.006667">
            <text:p>1,006667</text:p>
          </table:table-cell>
          <table:table-cell office:value-type="float" office:value="0.969333">
            <text:p>0,969333</text:p>
          </table:table-cell>
          <table:table-cell office:value-type="float" office:value="0.987556">
            <text:p>0,987556</text:p>
          </table:table-cell>
          <table:table-cell office:value-type="float" office:value="0.997333">
            <text:p>0,997333</text:p>
          </table:table-cell>
          <table:table-cell office:value-type="float" office:value="0.977778">
            <text:p>0,977778</text:p>
          </table:table-cell>
          <table:table-cell office:value-type="float" office:value="0.999556">
            <text:p>0,999556</text:p>
          </table:table-cell>
          <table:table-cell office:value-type="float" office:value="1.02">
            <text:p>1,02</text:p>
          </table:table-cell>
          <table:table-cell office:value-type="float" office:value="1.009778">
            <text:p>1,009778</text:p>
          </table:table-cell>
          <table:table-cell office:value-type="float" office:value="0.988">
            <text:p>0,988</text:p>
          </table:table-cell>
          <table:table-cell office:value-type="float" office:value="0.984889">
            <text:p>0,984889</text:p>
          </table:table-cell>
          <table:table-cell office:value-type="float" office:value="0.980889">
            <text:p>0,980889</text:p>
          </table:table-cell>
          <table:table-cell office:value-type="float" office:value="0.992889">
            <text:p>0,992889</text:p>
          </table:table-cell>
          <table:table-cell office:value-type="float" office:value="0.983556">
            <text:p>0,983556</text:p>
          </table:table-cell>
          <table:table-cell office:value-type="float" office:value="0.986667">
            <text:p>0,986667</text:p>
          </table:table-cell>
          <table:table-cell office:value-type="float" office:value="0.968889">
            <text:p>0,968889</text:p>
          </table:table-cell>
          <table:table-cell office:value-type="float" office:value="0.991111">
            <text:p>0,991111</text:p>
          </table:table-cell>
          <table:table-cell office:value-type="float" office:value="0.982222">
            <text:p>0,982222</text:p>
          </table:table-cell>
          <table:table-cell office:value-type="float" office:value="0.980444">
            <text:p>0,980444</text:p>
          </table:table-cell>
          <table:table-cell office:value-type="float" office:value="0.982667">
            <text:p>0,982667</text:p>
          </table:table-cell>
          <table:table-cell office:value-type="float" office:value="0.997778">
            <text:p>0,997778</text:p>
          </table:table-cell>
          <table:table-cell office:value-type="float" office:value="0.999111">
            <text:p>0,999111</text:p>
          </table:table-cell>
          <table:table-cell office:value-type="float" office:value="0.943111">
            <text:p>0,943111</text:p>
          </table:table-cell>
          <table:table-cell office:value-type="float" office:value="0.946667">
            <text:p>0,946667</text:p>
          </table:table-cell>
          <table:table-cell office:value-type="float" office:value="0.949778">
            <text:p>0,949778</text:p>
          </table:table-cell>
          <table:table-cell office:value-type="float" office:value="0.950222">
            <text:p>0,950222</text:p>
          </table:table-cell>
          <table:table-cell office:value-type="float" office:value="0.945333">
            <text:p>0,945333</text:p>
          </table:table-cell>
          <table:table-cell office:value-type="float" office:value="0.939556">
            <text:p>0,939556</text:p>
          </table:table-cell>
          <table:table-cell office:value-type="float" office:value="0.932889">
            <text:p>0,932889</text:p>
          </table:table-cell>
          <table:table-cell office:value-type="float" office:value="0.923111">
            <text:p>0,923111</text:p>
          </table:table-cell>
          <table:table-cell office:value-type="float" office:value="0.909778">
            <text:p>0,909778</text:p>
          </table:table-cell>
          <table:table-cell office:value-type="float" office:value="0.94">
            <text:p>0,94</text:p>
          </table:table-cell>
          <table:table-cell office:value-type="float" office:value="0.928">
            <text:p>0,928</text:p>
          </table:table-cell>
          <table:table-cell office:value-type="float" office:value="0.924">
            <text:p>0,924</text:p>
          </table:table-cell>
          <table:table-cell office:value-type="float" office:value="0.92">
            <text:p>0,92</text:p>
          </table:table-cell>
          <table:table-cell office:value-type="float" office:value="0.897333">
            <text:p>0,897333</text:p>
          </table:table-cell>
          <table:table-cell office:value-type="float" office:value="0.921333">
            <text:p>0,921333</text:p>
          </table:table-cell>
          <table:table-cell office:value-type="float" office:value="0.909333">
            <text:p>0,909333</text:p>
          </table:table-cell>
          <table:table-cell office:value-type="float" office:value="0.898667">
            <text:p>0,898667</text:p>
          </table:table-cell>
          <table:table-cell office:value-type="float" office:value="0.888">
            <text:p>0,888</text:p>
          </table:table-cell>
          <table:table-cell office:value-type="float" office:value="0.879111">
            <text:p>0,879111</text:p>
          </table:table-cell>
          <table:table-cell office:value-type="float" office:value="0.863556">
            <text:p>0,863556</text:p>
          </table:table-cell>
          <table:table-cell office:value-type="float" office:value="0.873778">
            <text:p>0,873778</text:p>
          </table:table-cell>
          <table:table-cell office:value-type="float" office:value="0.846667">
            <text:p>0,846667</text:p>
          </table:table-cell>
          <table:table-cell office:value-type="float" office:value="0.832889">
            <text:p>0,832889</text:p>
          </table:table-cell>
          <table:table-cell office:value-type="float" office:value="0.851556">
            <text:p>0,851556</text:p>
          </table:table-cell>
          <table:table-cell office:value-type="float" office:value="0.832889">
            <text:p>0,832889</text:p>
          </table:table-cell>
          <table:table-cell office:value-type="float" office:value="0.828889">
            <text:p>0,828889</text:p>
          </table:table-cell>
          <table:table-cell office:value-type="float" office:value="0.854222">
            <text:p>0,854222</text:p>
          </table:table-cell>
          <table:table-cell office:value-type="float" office:value="0.829333">
            <text:p>0,829333</text:p>
          </table:table-cell>
          <table:table-cell office:value-type="float" office:value="0.835556">
            <text:p>0,835556</text:p>
          </table:table-cell>
          <table:table-cell office:value-type="float" office:value="0.821778">
            <text:p>0,821778</text:p>
          </table:table-cell>
          <table:table-cell office:value-type="float" office:value="0.804">
            <text:p>0,804</text:p>
          </table:table-cell>
          <table:table-cell office:value-type="float" office:value="0.798222">
            <text:p>0,798222</text:p>
          </table:table-cell>
          <table:table-cell office:value-type="float" office:value="0.796444">
            <text:p>0,796444</text:p>
          </table:table-cell>
          <table:table-cell office:value-type="float" office:value="0.802222">
            <text:p>0,802222</text:p>
          </table:table-cell>
          <table:table-cell office:value-type="float" office:value="0.749333">
            <text:p>0,749333</text:p>
          </table:table-cell>
          <table:table-cell office:value-type="float" office:value="0.736889">
            <text:p>0,736889</text:p>
          </table:table-cell>
          <table:table-cell office:value-type="float" office:value="0.741778">
            <text:p>0,741778</text:p>
          </table:table-cell>
          <table:table-cell office:value-type="float" office:value="0.757333">
            <text:p>0,757333</text:p>
          </table:table-cell>
          <table:table-cell office:value-type="float" office:value="0.773778">
            <text:p>0,773778</text:p>
          </table:table-cell>
          <table:table-cell office:value-type="float" office:value="0.720889">
            <text:p>0,720889</text:p>
          </table:table-cell>
          <table:table-cell office:value-type="float" office:value="0.767111">
            <text:p>0,767111</text:p>
          </table:table-cell>
          <table:table-cell office:value-type="float" office:value="0.735111">
            <text:p>0,735111</text:p>
          </table:table-cell>
          <table:table-cell office:value-type="float" office:value="0.729333">
            <text:p>0,729333</text:p>
          </table:table-cell>
          <table:table-cell office:value-type="float" office:value="0.686222">
            <text:p>0,686222</text:p>
          </table:table-cell>
          <table:table-cell office:value-type="float" office:value="0.669333">
            <text:p>0,669333</text:p>
          </table:table-cell>
          <table:table-cell office:value-type="float" office:value="0.684">
            <text:p>0,684</text:p>
          </table:table-cell>
          <table:table-cell office:value-type="float" office:value="0.638222">
            <text:p>0,638222</text:p>
          </table:table-cell>
          <table:table-cell office:value-type="float" office:value="0.667111">
            <text:p>0,667111</text:p>
          </table:table-cell>
          <table:table-cell office:value-type="float" office:value="0.691556">
            <text:p>0,691556</text:p>
          </table:table-cell>
          <table:table-cell office:value-type="float" office:value="0.649333">
            <text:p>0,649333</text:p>
          </table:table-cell>
          <table:table-cell office:value-type="float" office:value="0.667556">
            <text:p>0,667556</text:p>
          </table:table-cell>
          <table:table-cell office:value-type="float" office:value="0.644">
            <text:p>0,644</text:p>
          </table:table-cell>
          <table:table-cell office:value-type="float" office:value="0.613333">
            <text:p>0,613333</text:p>
          </table:table-cell>
          <table:table-cell office:value-type="float" office:value="0.549333">
            <text:p>0,549333</text:p>
          </table:table-cell>
          <table:table-cell office:value-type="float" office:value="0.536">
            <text:p>0,536</text:p>
          </table:table-cell>
          <table:table-cell office:value-type="float" office:value="0.561333">
            <text:p>0,561333</text:p>
          </table:table-cell>
          <table:table-cell office:value-type="float" office:value="0.495556">
            <text:p>0,495556</text:p>
          </table:table-cell>
          <table:table-cell office:value-type="float" office:value="0.475556">
            <text:p>0,475556</text:p>
          </table:table-cell>
          <table:table-cell office:value-type="float" office:value="0.416">
            <text:p>0,416</text:p>
          </table:table-cell>
          <table:table-cell office:value-type="float" office:value="0.385333">
            <text:p>0,385333</text:p>
          </table:table-cell>
          <table:table-cell office:value-type="float" office:value="0.313333">
            <text:p>0,313333</text:p>
          </table:table-cell>
          <table:table-cell office:value-type="float" office:value="0.289778">
            <text:p>0,289778</text:p>
          </table:table-cell>
          <table:table-cell office:value-type="float" office:value="0.286667">
            <text:p>0,286667</text:p>
          </table:table-cell>
          <table:table-cell office:value-type="float" office:value="0.258667">
            <text:p>0,258667</text:p>
          </table:table-cell>
          <table:table-cell office:value-type="float" office:value="0.257778">
            <text:p>0,257778</text:p>
          </table:table-cell>
          <table:table-cell office:value-type="float" office:value="0.261333">
            <text:p>0,261333</text:p>
          </table:table-cell>
          <table:table-cell office:value-type="float" office:value="0.282222">
            <text:p>0,282222</text:p>
          </table:table-cell>
          <table:table-cell office:value-type="float" office:value="0.285778">
            <text:p>0,285778</text:p>
          </table:table-cell>
          <table:table-cell office:value-type="float" office:value="0.287556">
            <text:p>0,287556</text:p>
          </table:table-cell>
          <table:table-cell office:value-type="float" office:value="0.276889">
            <text:p>0,276889</text:p>
          </table:table-cell>
          <table:table-cell office:value-type="float" office:value="0.272889">
            <text:p>0,272889</text:p>
          </table:table-cell>
          <table:table-cell office:value-type="float" office:value="0.287556">
            <text:p>0,287556</text:p>
          </table:table-cell>
          <table:table-cell office:value-type="float" office:value="0.294667">
            <text:p>0,294667</text:p>
          </table:table-cell>
          <table:table-cell office:value-type="float" office:value="0.308444">
            <text:p>0,308444</text:p>
          </table:table-cell>
          <table:table-cell office:value-type="float" office:value="0.291111">
            <text:p>0,291111</text:p>
          </table:table-cell>
          <table:table-cell office:value-type="float" office:value="0.294222">
            <text:p>0,294222</text:p>
          </table:table-cell>
          <table:table-cell office:value-type="float" office:value="0.304444">
            <text:p>0,304444</text:p>
          </table:table-cell>
          <table:table-cell office:value-type="float" office:value="0.312">
            <text:p>0,312</text:p>
          </table:table-cell>
          <table:table-cell office:value-type="float" office:value="0.3">
            <text:p>0,3</text:p>
          </table:table-cell>
          <table:table-cell office:value-type="float" office:value="0.298222">
            <text:p>0,298222</text:p>
          </table:table-cell>
          <table:table-cell office:value-type="float" office:value="0.321778">
            <text:p>0,321778</text:p>
          </table:table-cell>
          <table:table-cell office:value-type="float" office:value="0.282667">
            <text:p>0,282667</text:p>
          </table:table-cell>
          <table:table-cell office:value-type="float" office:value="0.324">
            <text:p>0,324</text:p>
          </table:table-cell>
          <table:table-cell office:value-type="float" office:value="0.304444">
            <text:p>0,304444</text:p>
          </table:table-cell>
          <table:table-cell office:value-type="float" office:value="0.302222">
            <text:p>0,302222</text:p>
          </table:table-cell>
          <table:table-cell office:value-type="float" office:value="0.304444">
            <text:p>0,304444</text:p>
          </table:table-cell>
          <table:table-cell office:value-type="float" office:value="0.306667">
            <text:p>0,306667</text:p>
          </table:table-cell>
          <table:table-cell office:value-type="float" office:value="0.333778">
            <text:p>0,333778</text:p>
          </table:table-cell>
          <table:table-cell office:value-type="float" office:value="0.296444">
            <text:p>0,296444</text:p>
          </table:table-cell>
          <table:table-cell office:value-type="float" office:value="0.308889">
            <text:p>0,308889</text:p>
          </table:table-cell>
          <table:table-cell office:value-type="float" office:value="0.312444">
            <text:p>0,312444</text:p>
          </table:table-cell>
          <table:table-cell office:value-type="float" office:value="0.305333">
            <text:p>0,305333</text:p>
          </table:table-cell>
          <table:table-cell office:value-type="float" office:value="0.306667">
            <text:p>0,306667</text:p>
          </table:table-cell>
          <table:table-cell office:value-type="float" office:value="0.321333">
            <text:p>0,321333</text:p>
          </table:table-cell>
          <table:table-cell office:value-type="float" office:value="0.309333">
            <text:p>0,309333</text:p>
          </table:table-cell>
          <table:table-cell office:value-type="float" office:value="0.311556">
            <text:p>0,311556</text:p>
          </table:table-cell>
          <table:table-cell office:value-type="float" office:value="0.304889">
            <text:p>0,304889</text:p>
          </table:table-cell>
          <table:table-cell office:value-type="float" office:value="0.309333">
            <text:p>0,309333</text:p>
          </table:table-cell>
          <table:table-cell office:value-type="float" office:value="0.305333">
            <text:p>0,305333</text:p>
          </table:table-cell>
          <table:table-cell office:value-type="float" office:value="0.315111">
            <text:p>0,315111</text:p>
          </table:table-cell>
          <table:table-cell office:value-type="float" office:value="0.313333">
            <text:p>0,313333</text:p>
          </table:table-cell>
          <table:table-cell office:value-type="float" office:value="0.308444">
            <text:p>0,308444</text:p>
          </table:table-cell>
          <table:table-cell office:value-type="float" office:value="0.331556">
            <text:p>0,331556</text:p>
          </table:table-cell>
          <table:table-cell office:value-type="float" office:value="0.305333">
            <text:p>0,305333</text:p>
          </table:table-cell>
          <table:table-cell office:value-type="float" office:value="0.308889">
            <text:p>0,308889</text:p>
          </table:table-cell>
        </table:table-row>
        <table:table-row table:style-name="ro1">
          <table:table-cell>
            <draw:frame table:end-cell-address="Arkusz1.T44" table:end-x="1.506cm" table:end-y="0.453cm" draw:z-index="0" draw:style-name="gr1" draw:text-style-name="P1" svg:width="40.503cm" svg:height="14.24cm" svg:x="0.083cm" svg:y="0.213cm">
              <draw:object draw:notify-on-update-of-ranges="Arkusz1.A1:Arkusz1.A1 Arkusz1.B1:Arkusz1.GS1 Arkusz1.A2:Arkusz1.A2 Arkusz1.B2:Arkusz1.GS2 Arkusz1.A3:Arkusz1.A3 Arkusz1.B3:Arkusz1.GS3 Arkusz1.A4:Arkusz1.A4 Arkusz1.B4:Arkusz1.GS4 Arkusz1.A5:Arkusz1.A5 Arkusz1.B5:Arkusz1.GS5 Arkusz1.A6:Arkusz1.A6 Arkusz1.B6:Arkusz1.GS6 Arkusz1.A7:Arkusz1.A7 Arkusz1.B7:Arkusz1.GS7 Arkusz1.A8:Arkusz1.A8 Arkusz1.B8:Arkusz1.GS8 Arkusz1.A9:Arkusz1.A9 Arkusz1.B9:Arkusz1.GS9 Arkusz1.A10:Arkusz1.A10 Arkusz1.B10:Arkusz1.GS10 Arkusz1.A11:Arkusz1.A11 Arkusz1.B11:Arkusz1.GS11 Arkusz1.A12:Arkusz1.A12 Arkusz1.B12:Arkusz1.GS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.11.2016</text:date>, <text:time>19:28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9:28:06.17</dc:date>
    <dc:creator>Szymon Durak</dc:creator>
    <meta:document-statistic meta:table-count="1" meta:cell-count="241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504cm" svg:height="14.241cm" xlink:href=".." xlink:type="simple" chart:class="chart:line" chart:style-name="ch1">
        <chart:title svg:x="19.137cm" svg:y="0.42cm" chart:style-name="ch2">
          <text:p>MSE Error</text:p>
        </chart:title>
        <chart:subtitle svg:x="17.986cm" svg:y="1.483cm" chart:style-name="ch3">
          <text:p>Best networks of all types</text:p>
        </chart:subtitle>
        <chart:legend chart:legend-position="bottom" svg:x="5.587cm" svg:y="12.384cm" style:legend-expansion="wide" chart:style-name="ch4"/>
        <chart:plot-area chart:style-name="ch5" table:cell-range-address="Arkusz1.A1:Arkusz1.GS12" chart:data-source-has-labels="column" svg:x="1.26cm" svg:y="2.734cm" svg:width="37.624cm" svg:height="8.946cm">
          <chartooo:coordinate-region svg:x="1.987cm" svg:y="2.947cm" svg:width="36.802cm" svg:height="7.6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1:Arkusz1.GS1" chart:label-cell-address="Arkusz1.A1:Arkusz1.A1" chart:class="chart:line">
            <chart:data-point chart:repeated="200"/>
          </chart:series>
          <chart:series chart:style-name="ch9" chart:values-cell-range-address="Arkusz1.B2:Arkusz1.GS2" chart:label-cell-address="Arkusz1.A2:Arkusz1.A2" chart:class="chart:line">
            <chart:data-point chart:repeated="200"/>
          </chart:series>
          <chart:series chart:style-name="ch10" chart:values-cell-range-address="Arkusz1.B3:Arkusz1.GS3" chart:label-cell-address="Arkusz1.A3:Arkusz1.A3" chart:class="chart:line">
            <chart:data-point chart:repeated="200"/>
          </chart:series>
          <chart:series chart:style-name="ch11" chart:values-cell-range-address="Arkusz1.B4:Arkusz1.GS4" chart:label-cell-address="Arkusz1.A4:Arkusz1.A4" chart:class="chart:line">
            <chart:data-point chart:repeated="200"/>
          </chart:series>
          <chart:series chart:style-name="ch12" chart:values-cell-range-address="Arkusz1.B5:Arkusz1.GS5" chart:label-cell-address="Arkusz1.A5:Arkusz1.A5" chart:class="chart:line">
            <chart:data-point chart:repeated="200"/>
          </chart:series>
          <chart:series chart:style-name="ch13" chart:values-cell-range-address="Arkusz1.B6:Arkusz1.GS6" chart:label-cell-address="Arkusz1.A6:Arkusz1.A6" chart:class="chart:line">
            <chart:data-point chart:repeated="200"/>
          </chart:series>
          <chart:series chart:style-name="ch14" chart:values-cell-range-address="Arkusz1.B7:Arkusz1.GS7" chart:label-cell-address="Arkusz1.A7:Arkusz1.A7" chart:class="chart:line">
            <chart:data-point chart:repeated="200"/>
          </chart:series>
          <chart:series chart:style-name="ch15" chart:values-cell-range-address="Arkusz1.B8:Arkusz1.GS8" chart:label-cell-address="Arkusz1.A8:Arkusz1.A8" chart:class="chart:line">
            <chart:data-point chart:repeated="200"/>
          </chart:series>
          <chart:series chart:style-name="ch16" chart:values-cell-range-address="Arkusz1.B9:Arkusz1.GS9" chart:label-cell-address="Arkusz1.A9:Arkusz1.A9" chart:class="chart:line">
            <chart:data-point chart:repeated="200"/>
          </chart:series>
          <chart:series chart:style-name="ch17" chart:values-cell-range-address="Arkusz1.B10:Arkusz1.GS10" chart:label-cell-address="Arkusz1.A10:Arkusz1.A10" chart:class="chart:line">
            <chart:data-point chart:repeated="200"/>
          </chart:series>
          <chart:series chart:style-name="ch18" chart:values-cell-range-address="Arkusz1.B11:Arkusz1.GS11" chart:label-cell-address="Arkusz1.A11:Arkusz1.A11" chart:class="chart:line">
            <chart:data-point chart:repeated="200"/>
          </chart:series>
          <chart:series chart:style-name="ch19" chart:values-cell-range-address="Arkusz1.B12:Arkusz1.GS12" chart:label-cell-address="Arkusz1.A12:Arkusz1.A1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Hebb,unsupervised,forgetting,multilayer</text:p>
                <draw:g>
                  <svg:desc>Arkusz1.A1:Arkusz1.A1</svg:desc>
                </draw:g>
              </table:table-cell>
              <table:table-cell office:value-type="float" office:value="2.420889">
                <text:p>2.420889</text:p>
                <draw:g>
                  <svg:desc>Arkusz1.B1:Arkusz1.GS1</svg:desc>
                </draw:g>
              </table:table-cell>
              <table:table-cell office:value-type="float" office:value="2.460889">
                <text:p>2.460889</text:p>
              </table:table-cell>
              <table:table-cell office:value-type="float" office:value="2.425333">
                <text:p>2.425333</text:p>
              </table:table-cell>
              <table:table-cell office:value-type="float" office:value="2.386222">
                <text:p>2.386222</text:p>
              </table:table-cell>
              <table:table-cell office:value-type="float" office:value="2.385333">
                <text:p>2.385333</text:p>
              </table:table-cell>
              <table:table-cell office:value-type="float" office:value="2.345778">
                <text:p>2.345778</text:p>
              </table:table-cell>
              <table:table-cell office:value-type="float" office:value="2.360444">
                <text:p>2.360444</text:p>
              </table:table-cell>
              <table:table-cell office:value-type="float" office:value="2.351556">
                <text:p>2.351556</text:p>
              </table:table-cell>
              <table:table-cell office:value-type="float" office:value="2.326222">
                <text:p>2.326222</text:p>
              </table:table-cell>
              <table:table-cell office:value-type="float" office:value="2.330667">
                <text:p>2.330667</text:p>
              </table:table-cell>
              <table:table-cell office:value-type="float" office:value="2.310222">
                <text:p>2.310222</text:p>
              </table:table-cell>
              <table:table-cell office:value-type="float" office:value="2.300444">
                <text:p>2.300444</text:p>
              </table:table-cell>
              <table:table-cell office:value-type="float" office:value="2.26">
                <text:p>2.26</text:p>
              </table:table-cell>
              <table:table-cell office:value-type="float" office:value="2.223556">
                <text:p>2.223556</text:p>
              </table:table-cell>
              <table:table-cell office:value-type="float" office:value="2.185333">
                <text:p>2.185333</text:p>
              </table:table-cell>
              <table:table-cell office:value-type="float" office:value="2.174667">
                <text:p>2.174667</text:p>
              </table:table-cell>
              <table:table-cell office:value-type="float" office:value="2.122667">
                <text:p>2.122667</text:p>
              </table:table-cell>
              <table:table-cell office:value-type="float" office:value="2.076444">
                <text:p>2.076444</text:p>
              </table:table-cell>
              <table:table-cell office:value-type="float" office:value="2.072889">
                <text:p>2.072889</text:p>
              </table:table-cell>
              <table:table-cell office:value-type="float" office:value="2.010222">
                <text:p>2.010222</text:p>
              </table:table-cell>
              <table:table-cell office:value-type="float" office:value="2.001778">
                <text:p>2.001778</text:p>
              </table:table-cell>
              <table:table-cell office:value-type="float" office:value="2.003111">
                <text:p>2.003111</text:p>
              </table:table-cell>
              <table:table-cell office:value-type="float" office:value="1.963111">
                <text:p>1.963111</text:p>
              </table:table-cell>
              <table:table-cell office:value-type="float" office:value="1.962667">
                <text:p>1.962667</text:p>
              </table:table-cell>
              <table:table-cell office:value-type="float" office:value="1.936444">
                <text:p>1.936444</text:p>
              </table:table-cell>
              <table:table-cell office:value-type="float" office:value="1.931556">
                <text:p>1.931556</text:p>
              </table:table-cell>
              <table:table-cell office:value-type="float" office:value="1.906667">
                <text:p>1.906667</text:p>
              </table:table-cell>
              <table:table-cell office:value-type="float" office:value="1.901778">
                <text:p>1.901778</text:p>
              </table:table-cell>
              <table:table-cell office:value-type="float" office:value="1.875556">
                <text:p>1.875556</text:p>
              </table:table-cell>
              <table:table-cell office:value-type="float" office:value="1.852">
                <text:p>1.852</text:p>
              </table:table-cell>
              <table:table-cell office:value-type="float" office:value="1.845333">
                <text:p>1.845333</text:p>
              </table:table-cell>
              <table:table-cell office:value-type="float" office:value="1.827556">
                <text:p>1.827556</text:p>
              </table:table-cell>
              <table:table-cell office:value-type="float" office:value="1.794222">
                <text:p>1.794222</text:p>
              </table:table-cell>
              <table:table-cell office:value-type="float" office:value="1.793778">
                <text:p>1.793778</text:p>
              </table:table-cell>
              <table:table-cell office:value-type="float" office:value="1.778222">
                <text:p>1.778222</text:p>
              </table:table-cell>
              <table:table-cell office:value-type="float" office:value="1.783556">
                <text:p>1.783556</text:p>
              </table:table-cell>
              <table:table-cell office:value-type="float" office:value="1.778667">
                <text:p>1.778667</text:p>
              </table:table-cell>
              <table:table-cell office:value-type="float" office:value="1.795556">
                <text:p>1.795556</text:p>
              </table:table-cell>
              <table:table-cell office:value-type="float" office:value="1.781778">
                <text:p>1.781778</text:p>
              </table:table-cell>
              <table:table-cell office:value-type="float" office:value="1.777778">
                <text:p>1.777778</text:p>
              </table:table-cell>
              <table:table-cell office:value-type="float" office:value="1.770667">
                <text:p>1.770667</text:p>
              </table:table-cell>
              <table:table-cell office:value-type="float" office:value="1.768889">
                <text:p>1.768889</text:p>
              </table:table-cell>
              <table:table-cell office:value-type="float" office:value="1.741333">
                <text:p>1.741333</text:p>
              </table:table-cell>
              <table:table-cell office:value-type="float" office:value="1.761333">
                <text:p>1.761333</text:p>
              </table:table-cell>
              <table:table-cell office:value-type="float" office:value="1.763556">
                <text:p>1.763556</text:p>
              </table:table-cell>
              <table:table-cell office:value-type="float" office:value="1.746222">
                <text:p>1.746222</text:p>
              </table:table-cell>
              <table:table-cell office:value-type="float" office:value="1.763111">
                <text:p>1.763111</text:p>
              </table:table-cell>
              <table:table-cell office:value-type="float" office:value="1.723556">
                <text:p>1.723556</text:p>
              </table:table-cell>
              <table:table-cell office:value-type="float" office:value="1.703556">
                <text:p>1.703556</text:p>
              </table:table-cell>
              <table:table-cell office:value-type="float" office:value="1.712889">
                <text:p>1.712889</text:p>
              </table:table-cell>
              <table:table-cell office:value-type="float" office:value="1.690222">
                <text:p>1.690222</text:p>
              </table:table-cell>
              <table:table-cell office:value-type="float" office:value="1.675556">
                <text:p>1.675556</text:p>
              </table:table-cell>
              <table:table-cell office:value-type="float" office:value="1.659556">
                <text:p>1.659556</text:p>
              </table:table-cell>
              <table:table-cell office:value-type="float" office:value="1.658667">
                <text:p>1.658667</text:p>
              </table:table-cell>
              <table:table-cell office:value-type="float" office:value="1.633333">
                <text:p>1.633333</text:p>
              </table:table-cell>
              <table:table-cell office:value-type="float" office:value="1.594222">
                <text:p>1.594222</text:p>
              </table:table-cell>
              <table:table-cell office:value-type="float" office:value="1.547111">
                <text:p>1.547111</text:p>
              </table:table-cell>
              <table:table-cell office:value-type="float" office:value="1.485333">
                <text:p>1.485333</text:p>
              </table:table-cell>
              <table:table-cell office:value-type="float" office:value="1.449778">
                <text:p>1.449778</text:p>
              </table:table-cell>
              <table:table-cell office:value-type="float" office:value="1.436">
                <text:p>1.436</text:p>
              </table:table-cell>
              <table:table-cell office:value-type="float" office:value="1.421333">
                <text:p>1.421333</text:p>
              </table:table-cell>
              <table:table-cell office:value-type="float" office:value="1.376444">
                <text:p>1.376444</text:p>
              </table:table-cell>
              <table:table-cell office:value-type="float" office:value="1.347111">
                <text:p>1.347111</text:p>
              </table:table-cell>
              <table:table-cell office:value-type="float" office:value="1.349778">
                <text:p>1.349778</text:p>
              </table:table-cell>
              <table:table-cell office:value-type="float" office:value="1.321778">
                <text:p>1.321778</text:p>
              </table:table-cell>
              <table:table-cell office:value-type="float" office:value="1.319111">
                <text:p>1.319111</text:p>
              </table:table-cell>
              <table:table-cell office:value-type="float" office:value="1.355111">
                <text:p>1.355111</text:p>
              </table:table-cell>
              <table:table-cell office:value-type="float" office:value="1.327556">
                <text:p>1.327556</text:p>
              </table:table-cell>
              <table:table-cell office:value-type="float" office:value="1.311556">
                <text:p>1.311556</text:p>
              </table:table-cell>
              <table:table-cell office:value-type="float" office:value="1.318667">
                <text:p>1.318667</text:p>
              </table:table-cell>
              <table:table-cell office:value-type="float" office:value="1.332444">
                <text:p>1.332444</text:p>
              </table:table-cell>
              <table:table-cell office:value-type="float" office:value="1.297778">
                <text:p>1.297778</text:p>
              </table:table-cell>
              <table:table-cell office:value-type="float" office:value="1.324444">
                <text:p>1.324444</text:p>
              </table:table-cell>
              <table:table-cell office:value-type="float" office:value="1.345333">
                <text:p>1.345333</text:p>
              </table:table-cell>
              <table:table-cell office:value-type="float" office:value="1.348">
                <text:p>1.348</text:p>
              </table:table-cell>
              <table:table-cell office:value-type="float" office:value="1.288444">
                <text:p>1.288444</text:p>
              </table:table-cell>
              <table:table-cell office:value-type="float" office:value="1.311556">
                <text:p>1.311556</text:p>
              </table:table-cell>
              <table:table-cell office:value-type="float" office:value="1.344">
                <text:p>1.344</text:p>
              </table:table-cell>
              <table:table-cell office:value-type="float" office:value="1.286667">
                <text:p>1.286667</text:p>
              </table:table-cell>
              <table:table-cell office:value-type="float" office:value="1.313778">
                <text:p>1.313778</text:p>
              </table:table-cell>
              <table:table-cell office:value-type="float" office:value="1.324">
                <text:p>1.324</text:p>
              </table:table-cell>
              <table:table-cell office:value-type="float" office:value="1.336444">
                <text:p>1.336444</text:p>
              </table:table-cell>
              <table:table-cell office:value-type="float" office:value="1.336">
                <text:p>1.336</text:p>
              </table:table-cell>
              <table:table-cell office:value-type="float" office:value="1.323111">
                <text:p>1.323111</text:p>
              </table:table-cell>
              <table:table-cell office:value-type="float" office:value="1.331111">
                <text:p>1.331111</text:p>
              </table:table-cell>
              <table:table-cell office:value-type="float" office:value="1.306667">
                <text:p>1.306667</text:p>
              </table:table-cell>
              <table:table-cell office:value-type="float" office:value="1.353333">
                <text:p>1.353333</text:p>
              </table:table-cell>
              <table:table-cell office:value-type="float" office:value="1.337333">
                <text:p>1.337333</text:p>
              </table:table-cell>
              <table:table-cell office:value-type="float" office:value="1.330667">
                <text:p>1.330667</text:p>
              </table:table-cell>
              <table:table-cell office:value-type="float" office:value="1.291556">
                <text:p>1.291556</text:p>
              </table:table-cell>
              <table:table-cell office:value-type="float" office:value="1.317333">
                <text:p>1.317333</text:p>
              </table:table-cell>
              <table:table-cell office:value-type="float" office:value="1.346222">
                <text:p>1.346222</text:p>
              </table:table-cell>
              <table:table-cell office:value-type="float" office:value="1.335111">
                <text:p>1.335111</text:p>
              </table:table-cell>
              <table:table-cell office:value-type="float" office:value="1.300889">
                <text:p>1.300889</text:p>
              </table:table-cell>
              <table:table-cell office:value-type="float" office:value="1.320444">
                <text:p>1.320444</text:p>
              </table:table-cell>
              <table:table-cell office:value-type="float" office:value="1.362667">
                <text:p>1.362667</text:p>
              </table:table-cell>
              <table:table-cell office:value-type="float" office:value="1.339111">
                <text:p>1.339111</text:p>
              </table:table-cell>
              <table:table-cell office:value-type="float" office:value="1.339111">
                <text:p>1.339111</text:p>
              </table:table-cell>
              <table:table-cell office:value-type="float" office:value="1.342667">
                <text:p>1.342667</text:p>
              </table:table-cell>
              <table:table-cell office:value-type="float" office:value="1.334222">
                <text:p>1.334222</text:p>
              </table:table-cell>
              <table:table-cell office:value-type="float" office:value="1.327556">
                <text:p>1.327556</text:p>
              </table:table-cell>
              <table:table-cell office:value-type="float" office:value="1.353333">
                <text:p>1.353333</text:p>
              </table:table-cell>
              <table:table-cell office:value-type="float" office:value="1.338667">
                <text:p>1.338667</text:p>
              </table:table-cell>
              <table:table-cell office:value-type="float" office:value="1.297778">
                <text:p>1.297778</text:p>
              </table:table-cell>
              <table:table-cell office:value-type="float" office:value="1.305778">
                <text:p>1.305778</text:p>
              </table:table-cell>
              <table:table-cell office:value-type="float" office:value="1.339556">
                <text:p>1.339556</text:p>
              </table:table-cell>
              <table:table-cell office:value-type="float" office:value="1.282667">
                <text:p>1.282667</text:p>
              </table:table-cell>
              <table:table-cell office:value-type="float" office:value="1.337333">
                <text:p>1.337333</text:p>
              </table:table-cell>
              <table:table-cell office:value-type="float" office:value="1.362667">
                <text:p>1.362667</text:p>
              </table:table-cell>
              <table:table-cell office:value-type="float" office:value="1.376444">
                <text:p>1.376444</text:p>
              </table:table-cell>
              <table:table-cell office:value-type="float" office:value="1.319556">
                <text:p>1.319556</text:p>
              </table:table-cell>
              <table:table-cell office:value-type="float" office:value="1.320889">
                <text:p>1.320889</text:p>
              </table:table-cell>
              <table:table-cell office:value-type="float" office:value="1.327111">
                <text:p>1.327111</text:p>
              </table:table-cell>
              <table:table-cell office:value-type="float" office:value="1.345778">
                <text:p>1.345778</text:p>
              </table:table-cell>
              <table:table-cell office:value-type="float" office:value="1.327111">
                <text:p>1.327111</text:p>
              </table:table-cell>
              <table:table-cell office:value-type="float" office:value="1.333333">
                <text:p>1.333333</text:p>
              </table:table-cell>
              <table:table-cell office:value-type="float" office:value="1.375556">
                <text:p>1.375556</text:p>
              </table:table-cell>
              <table:table-cell office:value-type="float" office:value="1.324444">
                <text:p>1.324444</text:p>
              </table:table-cell>
              <table:table-cell office:value-type="float" office:value="1.330222">
                <text:p>1.330222</text:p>
              </table:table-cell>
              <table:table-cell office:value-type="float" office:value="1.356">
                <text:p>1.356</text:p>
              </table:table-cell>
              <table:table-cell office:value-type="float" office:value="1.322667">
                <text:p>1.322667</text:p>
              </table:table-cell>
              <table:table-cell office:value-type="float" office:value="1.309778">
                <text:p>1.309778</text:p>
              </table:table-cell>
              <table:table-cell office:value-type="float" office:value="1.315556">
                <text:p>1.315556</text:p>
              </table:table-cell>
              <table:table-cell office:value-type="float" office:value="1.326667">
                <text:p>1.326667</text:p>
              </table:table-cell>
              <table:table-cell office:value-type="float" office:value="1.341778">
                <text:p>1.341778</text:p>
              </table:table-cell>
              <table:table-cell office:value-type="float" office:value="1.347556">
                <text:p>1.347556</text:p>
              </table:table-cell>
              <table:table-cell office:value-type="float" office:value="1.307556">
                <text:p>1.307556</text:p>
              </table:table-cell>
              <table:table-cell office:value-type="float" office:value="1.336">
                <text:p>1.336</text:p>
              </table:table-cell>
              <table:table-cell office:value-type="float" office:value="1.328889">
                <text:p>1.328889</text:p>
              </table:table-cell>
              <table:table-cell office:value-type="float" office:value="1.331111">
                <text:p>1.331111</text:p>
              </table:table-cell>
              <table:table-cell office:value-type="float" office:value="1.301778">
                <text:p>1.301778</text:p>
              </table:table-cell>
              <table:table-cell office:value-type="float" office:value="1.324889">
                <text:p>1.324889</text:p>
              </table:table-cell>
              <table:table-cell office:value-type="float" office:value="1.343556">
                <text:p>1.343556</text:p>
              </table:table-cell>
              <table:table-cell office:value-type="float" office:value="1.326667">
                <text:p>1.326667</text:p>
              </table:table-cell>
              <table:table-cell office:value-type="float" office:value="1.318667">
                <text:p>1.318667</text:p>
              </table:table-cell>
              <table:table-cell office:value-type="float" office:value="1.336444">
                <text:p>1.336444</text:p>
              </table:table-cell>
              <table:table-cell office:value-type="float" office:value="1.327111">
                <text:p>1.327111</text:p>
              </table:table-cell>
              <table:table-cell office:value-type="float" office:value="1.322667">
                <text:p>1.322667</text:p>
              </table:table-cell>
              <table:table-cell office:value-type="float" office:value="1.325778">
                <text:p>1.325778</text:p>
              </table:table-cell>
              <table:table-cell office:value-type="float" office:value="1.292">
                <text:p>1.292</text:p>
              </table:table-cell>
              <table:table-cell office:value-type="float" office:value="1.340444">
                <text:p>1.340444</text:p>
              </table:table-cell>
              <table:table-cell office:value-type="float" office:value="1.334222">
                <text:p>1.334222</text:p>
              </table:table-cell>
              <table:table-cell office:value-type="float" office:value="1.349778">
                <text:p>1.349778</text:p>
              </table:table-cell>
              <table:table-cell office:value-type="float" office:value="1.324444">
                <text:p>1.324444</text:p>
              </table:table-cell>
              <table:table-cell office:value-type="float" office:value="1.313333">
                <text:p>1.313333</text:p>
              </table:table-cell>
              <table:table-cell office:value-type="float" office:value="1.355111">
                <text:p>1.355111</text:p>
              </table:table-cell>
              <table:table-cell office:value-type="float" office:value="1.337333">
                <text:p>1.337333</text:p>
              </table:table-cell>
              <table:table-cell office:value-type="float" office:value="1.347556">
                <text:p>1.347556</text:p>
              </table:table-cell>
              <table:table-cell office:value-type="float" office:value="1.365778">
                <text:p>1.365778</text:p>
              </table:table-cell>
              <table:table-cell office:value-type="float" office:value="1.311556">
                <text:p>1.311556</text:p>
              </table:table-cell>
              <table:table-cell office:value-type="float" office:value="1.347111">
                <text:p>1.347111</text:p>
              </table:table-cell>
              <table:table-cell office:value-type="float" office:value="1.315111">
                <text:p>1.315111</text:p>
              </table:table-cell>
              <table:table-cell office:value-type="float" office:value="1.328889">
                <text:p>1.328889</text:p>
              </table:table-cell>
              <table:table-cell office:value-type="float" office:value="1.319111">
                <text:p>1.319111</text:p>
              </table:table-cell>
              <table:table-cell office:value-type="float" office:value="1.339556">
                <text:p>1.339556</text:p>
              </table:table-cell>
              <table:table-cell office:value-type="float" office:value="1.345333">
                <text:p>1.345333</text:p>
              </table:table-cell>
              <table:table-cell office:value-type="float" office:value="1.294222">
                <text:p>1.294222</text:p>
              </table:table-cell>
              <table:table-cell office:value-type="float" office:value="1.307111">
                <text:p>1.307111</text:p>
              </table:table-cell>
              <table:table-cell office:value-type="float" office:value="1.341778">
                <text:p>1.341778</text:p>
              </table:table-cell>
              <table:table-cell office:value-type="float" office:value="1.328">
                <text:p>1.328</text:p>
              </table:table-cell>
              <table:table-cell office:value-type="float" office:value="1.315111">
                <text:p>1.315111</text:p>
              </table:table-cell>
              <table:table-cell office:value-type="float" office:value="1.313778">
                <text:p>1.313778</text:p>
              </table:table-cell>
              <table:table-cell office:value-type="float" office:value="1.32">
                <text:p>1.32</text:p>
              </table:table-cell>
              <table:table-cell office:value-type="float" office:value="1.338222">
                <text:p>1.338222</text:p>
              </table:table-cell>
              <table:table-cell office:value-type="float" office:value="1.338222">
                <text:p>1.338222</text:p>
              </table:table-cell>
              <table:table-cell office:value-type="float" office:value="1.298667">
                <text:p>1.298667</text:p>
              </table:table-cell>
              <table:table-cell office:value-type="float" office:value="1.321778">
                <text:p>1.321778</text:p>
              </table:table-cell>
              <table:table-cell office:value-type="float" office:value="1.327556">
                <text:p>1.327556</text:p>
              </table:table-cell>
              <table:table-cell office:value-type="float" office:value="1.293333">
                <text:p>1.293333</text:p>
              </table:table-cell>
              <table:table-cell office:value-type="float" office:value="1.326222">
                <text:p>1.326222</text:p>
              </table:table-cell>
              <table:table-cell office:value-type="float" office:value="1.322222">
                <text:p>1.322222</text:p>
              </table:table-cell>
              <table:table-cell office:value-type="float" office:value="1.344">
                <text:p>1.344</text:p>
              </table:table-cell>
              <table:table-cell office:value-type="float" office:value="1.319111">
                <text:p>1.319111</text:p>
              </table:table-cell>
              <table:table-cell office:value-type="float" office:value="1.343556">
                <text:p>1.343556</text:p>
              </table:table-cell>
              <table:table-cell office:value-type="float" office:value="1.347111">
                <text:p>1.347111</text:p>
              </table:table-cell>
              <table:table-cell office:value-type="float" office:value="1.340889">
                <text:p>1.340889</text:p>
              </table:table-cell>
              <table:table-cell office:value-type="float" office:value="1.359556">
                <text:p>1.359556</text:p>
              </table:table-cell>
              <table:table-cell office:value-type="float" office:value="1.342667">
                <text:p>1.342667</text:p>
              </table:table-cell>
              <table:table-cell office:value-type="float" office:value="1.338222">
                <text:p>1.338222</text:p>
              </table:table-cell>
              <table:table-cell office:value-type="float" office:value="1.324889">
                <text:p>1.324889</text:p>
              </table:table-cell>
              <table:table-cell office:value-type="float" office:value="1.331111">
                <text:p>1.331111</text:p>
              </table:table-cell>
              <table:table-cell office:value-type="float" office:value="1.339556">
                <text:p>1.339556</text:p>
              </table:table-cell>
              <table:table-cell office:value-type="float" office:value="1.308444">
                <text:p>1.308444</text:p>
              </table:table-cell>
              <table:table-cell office:value-type="float" office:value="1.298667">
                <text:p>1.298667</text:p>
              </table:table-cell>
              <table:table-cell office:value-type="float" office:value="1.325778">
                <text:p>1.325778</text:p>
              </table:table-cell>
              <table:table-cell office:value-type="float" office:value="1.334222">
                <text:p>1.334222</text:p>
              </table:table-cell>
              <table:table-cell office:value-type="float" office:value="1.311111">
                <text:p>1.311111</text:p>
              </table:table-cell>
              <table:table-cell office:value-type="float" office:value="1.341778">
                <text:p>1.341778</text:p>
              </table:table-cell>
              <table:table-cell office:value-type="float" office:value="1.336889">
                <text:p>1.336889</text:p>
              </table:table-cell>
              <table:table-cell office:value-type="float" office:value="1.352889">
                <text:p>1.352889</text:p>
              </table:table-cell>
              <table:table-cell office:value-type="float" office:value="1.321333">
                <text:p>1.321333</text:p>
              </table:table-cell>
              <table:table-cell office:value-type="float" office:value="1.328444">
                <text:p>1.328444</text:p>
              </table:table-cell>
              <table:table-cell office:value-type="float" office:value="1.327111">
                <text:p>1.327111</text:p>
              </table:table-cell>
              <table:table-cell office:value-type="float" office:value="1.307111">
                <text:p>1.307111</text:p>
              </table:table-cell>
              <table:table-cell office:value-type="float" office:value="1.345333">
                <text:p>1.345333</text:p>
              </table:table-cell>
              <table:table-cell office:value-type="float" office:value="1.331111">
                <text:p>1.331111</text:p>
              </table:table-cell>
              <table:table-cell office:value-type="float" office:value="1.317333">
                <text:p>1.317333</text:p>
              </table:table-cell>
              <table:table-cell office:value-type="float" office:value="1.376889">
                <text:p>1.376889</text:p>
              </table:table-cell>
              <table:table-cell office:value-type="float" office:value="1.336444">
                <text:p>1.336444</text:p>
              </table:table-cell>
              <table:table-cell office:value-type="float" office:value="1.281333">
                <text:p>1.281333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2:Arkusz1.A2</svg:desc>
                </draw:g>
              </table:table-cell>
              <table:table-cell office:value-type="float" office:value="2.068444">
                <text:p>2.068444</text:p>
                <draw:g>
                  <svg:desc>Arkusz1.B2:Arkusz1.GS2</svg:desc>
                </draw:g>
              </table:table-cell>
              <table:table-cell office:value-type="float" office:value="1.925333">
                <text:p>1.925333</text:p>
              </table:table-cell>
              <table:table-cell office:value-type="float" office:value="1.811556">
                <text:p>1.811556</text:p>
              </table:table-cell>
              <table:table-cell office:value-type="float" office:value="1.68">
                <text:p>1.68</text:p>
              </table:table-cell>
              <table:table-cell office:value-type="float" office:value="1.478667">
                <text:p>1.478667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48889">
                <text:p>1.348889</text:p>
              </table:table-cell>
              <table:table-cell office:value-type="float" office:value="1.494667">
                <text:p>1.494667</text:p>
              </table:table-cell>
              <table:table-cell office:value-type="float" office:value="1.766222">
                <text:p>1.766222</text:p>
              </table:table-cell>
              <table:table-cell office:value-type="float" office:value="1.773333">
                <text:p>1.773333</text:p>
              </table:table-cell>
              <table:table-cell office:value-type="float" office:value="1.690222">
                <text:p>1.690222</text:p>
              </table:table-cell>
              <table:table-cell office:value-type="float" office:value="1.389333">
                <text:p>1.389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bb,supervised,forgetting,multilayer</text:p>
                <draw:g>
                  <svg:desc>Arkusz1.A3:Arkusz1.A3</svg:desc>
                </draw:g>
              </table:table-cell>
              <table:table-cell office:value-type="float" office:value="1.391111">
                <text:p>1.391111</text:p>
                <draw:g>
                  <svg:desc>Arkusz1.B3:Arkusz1.GS3</svg:desc>
                </draw:g>
              </table:table-cell>
              <table:table-cell office:value-type="float" office:value="1.413333">
                <text:p>1.413333</text:p>
              </table:table-cell>
              <table:table-cell office:value-type="float" office:value="1.392">
                <text:p>1.392</text:p>
              </table:table-cell>
              <table:table-cell office:value-type="float" office:value="1.396889">
                <text:p>1.396889</text:p>
              </table:table-cell>
              <table:table-cell office:value-type="float" office:value="1.409778">
                <text:p>1.409778</text:p>
              </table:table-cell>
              <table:table-cell office:value-type="float" office:value="1.403111">
                <text:p>1.403111</text:p>
              </table:table-cell>
              <table:table-cell office:value-type="float" office:value="1.397333">
                <text:p>1.397333</text:p>
              </table:table-cell>
              <table:table-cell office:value-type="float" office:value="1.419556">
                <text:p>1.419556</text:p>
              </table:table-cell>
              <table:table-cell office:value-type="float" office:value="1.396889">
                <text:p>1.396889</text:p>
              </table:table-cell>
              <table:table-cell office:value-type="float" office:value="1.364444">
                <text:p>1.364444</text:p>
              </table:table-cell>
              <table:table-cell office:value-type="float" office:value="1.326667">
                <text:p>1.326667</text:p>
              </table:table-cell>
              <table:table-cell office:value-type="float" office:value="1.276">
                <text:p>1.276</text:p>
              </table:table-cell>
              <table:table-cell office:value-type="float" office:value="1.236">
                <text:p>1.236</text:p>
              </table:table-cell>
              <table:table-cell office:value-type="float" office:value="1.230222">
                <text:p>1.230222</text:p>
              </table:table-cell>
              <table:table-cell office:value-type="float" office:value="1.190667">
                <text:p>1.190667</text:p>
              </table:table-cell>
              <table:table-cell office:value-type="float" office:value="1.171111">
                <text:p>1.171111</text:p>
              </table:table-cell>
              <table:table-cell office:value-type="float" office:value="1.130222">
                <text:p>1.130222</text:p>
              </table:table-cell>
              <table:table-cell office:value-type="float" office:value="1.082667">
                <text:p>1.082667</text:p>
              </table:table-cell>
              <table:table-cell office:value-type="float" office:value="1.097778">
                <text:p>1.097778</text:p>
              </table:table-cell>
              <table:table-cell office:value-type="float" office:value="1.067556">
                <text:p>1.067556</text:p>
              </table:table-cell>
              <table:table-cell office:value-type="float" office:value="1.062667">
                <text:p>1.062667</text:p>
              </table:table-cell>
              <table:table-cell office:value-type="float" office:value="1.076">
                <text:p>1.076</text:p>
              </table:table-cell>
              <table:table-cell office:value-type="float" office:value="1.086222">
                <text:p>1.086222</text:p>
              </table:table-cell>
              <table:table-cell office:value-type="float" office:value="1.128444">
                <text:p>1.128444</text:p>
              </table:table-cell>
              <table:table-cell office:value-type="float" office:value="1.168">
                <text:p>1.168</text:p>
              </table:table-cell>
              <table:table-cell office:value-type="float" office:value="1.245333">
                <text:p>1.245333</text:p>
              </table:table-cell>
              <table:table-cell office:value-type="float" office:value="1.287556">
                <text:p>1.287556</text:p>
              </table:table-cell>
              <table:table-cell office:value-type="float" office:value="1.360889">
                <text:p>1.360889</text:p>
              </table:table-cell>
              <table:table-cell office:value-type="float" office:value="1.367556">
                <text:p>1.367556</text:p>
              </table:table-cell>
              <table:table-cell office:value-type="float" office:value="1.398222">
                <text:p>1.398222</text:p>
              </table:table-cell>
              <table:table-cell office:value-type="float" office:value="1.478222">
                <text:p>1.478222</text:p>
              </table:table-cell>
              <table:table-cell office:value-type="float" office:value="1.534222">
                <text:p>1.534222</text:p>
              </table:table-cell>
              <table:table-cell office:value-type="float" office:value="1.505333">
                <text:p>1.505333</text:p>
              </table:table-cell>
              <table:table-cell office:value-type="float" office:value="1.546667">
                <text:p>1.546667</text:p>
              </table:table-cell>
              <table:table-cell office:value-type="float" office:value="1.534222">
                <text:p>1.534222</text:p>
              </table:table-cell>
              <table:table-cell office:value-type="float" office:value="1.515111">
                <text:p>1.515111</text:p>
              </table:table-cell>
              <table:table-cell office:value-type="float" office:value="1.529333">
                <text:p>1.529333</text:p>
              </table:table-cell>
              <table:table-cell office:value-type="float" office:value="1.531556">
                <text:p>1.531556</text:p>
              </table:table-cell>
              <table:table-cell office:value-type="float" office:value="1.546667">
                <text:p>1.546667</text:p>
              </table:table-cell>
              <table:table-cell office:value-type="float" office:value="1.523111">
                <text:p>1.523111</text:p>
              </table:table-cell>
              <table:table-cell office:value-type="float" office:value="1.514667">
                <text:p>1.514667</text:p>
              </table:table-cell>
              <table:table-cell office:value-type="float" office:value="1.561778">
                <text:p>1.561778</text:p>
              </table:table-cell>
              <table:table-cell office:value-type="float" office:value="1.522667">
                <text:p>1.522667</text:p>
              </table:table-cell>
              <table:table-cell office:value-type="float" office:value="1.526222">
                <text:p>1.526222</text:p>
              </table:table-cell>
              <table:table-cell office:value-type="float" office:value="1.500444">
                <text:p>1.500444</text:p>
              </table:table-cell>
              <table:table-cell office:value-type="float" office:value="1.568889">
                <text:p>1.568889</text:p>
              </table:table-cell>
              <table:table-cell office:value-type="float" office:value="1.485778">
                <text:p>1.485778</text:p>
              </table:table-cell>
              <table:table-cell office:value-type="float" office:value="1.541333">
                <text:p>1.541333</text:p>
              </table:table-cell>
              <table:table-cell office:value-type="float" office:value="1.511556">
                <text:p>1.511556</text:p>
              </table:table-cell>
              <table:table-cell office:value-type="float" office:value="1.502667">
                <text:p>1.502667</text:p>
              </table:table-cell>
              <table:table-cell office:value-type="float" office:value="1.533778">
                <text:p>1.533778</text:p>
              </table:table-cell>
              <table:table-cell office:value-type="float" office:value="1.528">
                <text:p>1.528</text:p>
              </table:table-cell>
              <table:table-cell office:value-type="float" office:value="1.502667">
                <text:p>1.502667</text:p>
              </table:table-cell>
              <table:table-cell office:value-type="float" office:value="1.556">
                <text:p>1.556</text:p>
              </table:table-cell>
              <table:table-cell office:value-type="float" office:value="1.530667">
                <text:p>1.530667</text:p>
              </table:table-cell>
              <table:table-cell office:value-type="float" office:value="1.505333">
                <text:p>1.505333</text:p>
              </table:table-cell>
              <table:table-cell office:value-type="float" office:value="1.499111">
                <text:p>1.499111</text:p>
              </table:table-cell>
              <table:table-cell office:value-type="float" office:value="1.485778">
                <text:p>1.485778</text:p>
              </table:table-cell>
              <table:table-cell office:value-type="float" office:value="1.536">
                <text:p>1.536</text:p>
              </table:table-cell>
              <table:table-cell office:value-type="float" office:value="1.522667">
                <text:p>1.522667</text:p>
              </table:table-cell>
              <table:table-cell office:value-type="float" office:value="1.512444">
                <text:p>1.512444</text:p>
              </table:table-cell>
              <table:table-cell office:value-type="float" office:value="1.494667">
                <text:p>1.494667</text:p>
              </table:table-cell>
              <table:table-cell office:value-type="float" office:value="1.493333">
                <text:p>1.493333</text:p>
              </table:table-cell>
              <table:table-cell office:value-type="float" office:value="1.471111">
                <text:p>1.471111</text:p>
              </table:table-cell>
              <table:table-cell office:value-type="float" office:value="1.495111">
                <text:p>1.495111</text:p>
              </table:table-cell>
              <table:table-cell office:value-type="float" office:value="1.518222">
                <text:p>1.518222</text:p>
              </table:table-cell>
              <table:table-cell office:value-type="float" office:value="1.474222">
                <text:p>1.474222</text:p>
              </table:table-cell>
              <table:table-cell office:value-type="float" office:value="1.596">
                <text:p>1.596</text:p>
              </table:table-cell>
              <table:table-cell office:value-type="float" office:value="1.608">
                <text:p>1.608</text:p>
              </table:table-cell>
              <table:table-cell office:value-type="float" office:value="1.572444">
                <text:p>1.572444</text:p>
              </table:table-cell>
              <table:table-cell office:value-type="float" office:value="1.64">
                <text:p>1.64</text:p>
              </table:table-cell>
              <table:table-cell office:value-type="float" office:value="1.788444">
                <text:p>1.788444</text:p>
              </table:table-cell>
              <table:table-cell office:value-type="float" office:value="1.809778">
                <text:p>1.809778</text:p>
              </table:table-cell>
              <table:table-cell office:value-type="float" office:value="1.744889">
                <text:p>1.744889</text:p>
              </table:table-cell>
              <table:table-cell office:value-type="float" office:value="1.795556">
                <text:p>1.795556</text:p>
              </table:table-cell>
              <table:table-cell office:value-type="float" office:value="1.774222">
                <text:p>1.774222</text:p>
              </table:table-cell>
              <table:table-cell office:value-type="float" office:value="1.634667">
                <text:p>1.634667</text:p>
              </table:table-cell>
              <table:table-cell office:value-type="float" office:value="1.428444">
                <text:p>1.428444</text:p>
              </table:table-cell>
              <table:table-cell office:value-type="float" office:value="1.444444">
                <text:p>1.444444</text:p>
              </table:table-cell>
              <table:table-cell office:value-type="float" office:value="1.815111">
                <text:p>1.815111</text:p>
              </table:table-cell>
              <table:table-cell office:value-type="float" office:value="1.766222">
                <text:p>1.766222</text:p>
              </table:table-cell>
              <table:table-cell office:value-type="float" office:value="1.692444">
                <text:p>1.692444</text:p>
              </table:table-cell>
              <table:table-cell office:value-type="float" office:value="1.769778">
                <text:p>1.769778</text:p>
              </table:table-cell>
              <table:table-cell office:value-type="float" office:value="1.532889">
                <text:p>1.532889</text:p>
              </table:table-cell>
              <table:table-cell office:value-type="float" office:value="1.798222">
                <text:p>1.798222</text:p>
              </table:table-cell>
              <table:table-cell office:value-type="float" office:value="1.734222">
                <text:p>1.734222</text:p>
              </table:table-cell>
              <table:table-cell office:value-type="float" office:value="1.752">
                <text:p>1.752</text:p>
              </table:table-cell>
              <table:table-cell office:value-type="float" office:value="1.752889">
                <text:p>1.752889</text:p>
              </table:table-cell>
              <table:table-cell office:value-type="float" office:value="1.767111">
                <text:p>1.767111</text:p>
              </table:table-cell>
              <table:table-cell office:value-type="float" office:value="1.750222">
                <text:p>1.750222</text:p>
              </table:table-cell>
              <table:table-cell office:value-type="float" office:value="1.810667">
                <text:p>1.810667</text:p>
              </table:table-cell>
              <table:table-cell office:value-type="float" office:value="1.790222">
                <text:p>1.790222</text:p>
              </table:table-cell>
              <table:table-cell office:value-type="float" office:value="1.737778">
                <text:p>1.737778</text:p>
              </table:table-cell>
              <table:table-cell office:value-type="float" office:value="1.776889">
                <text:p>1.776889</text:p>
              </table:table-cell>
              <table:table-cell office:value-type="float" office:value="1.785778">
                <text:p>1.785778</text:p>
              </table:table-cell>
              <table:table-cell office:value-type="float" office:value="1.783111">
                <text:p>1.783111</text:p>
              </table:table-cell>
              <table:table-cell office:value-type="float" office:value="1.776889">
                <text:p>1.776889</text:p>
              </table:table-cell>
              <table:table-cell office:value-type="float" office:value="1.776">
                <text:p>1.776</text:p>
              </table:table-cell>
              <table:table-cell office:value-type="float" office:value="1.76">
                <text:p>1.76</text:p>
              </table:table-cell>
              <table:table-cell office:value-type="float" office:value="1.784">
                <text:p>1.784</text:p>
              </table:table-cell>
              <table:table-cell office:value-type="float" office:value="1.775111">
                <text:p>1.775111</text:p>
              </table:table-cell>
              <table:table-cell office:value-type="float" office:value="1.761778">
                <text:p>1.761778</text:p>
              </table:table-cell>
              <table:table-cell office:value-type="float" office:value="1.772444">
                <text:p>1.772444</text:p>
              </table:table-cell>
              <table:table-cell office:value-type="float" office:value="1.784889">
                <text:p>1.784889</text:p>
              </table:table-cell>
              <table:table-cell office:value-type="float" office:value="1.785778">
                <text:p>1.785778</text:p>
              </table:table-cell>
              <table:table-cell office:value-type="float" office:value="1.781333">
                <text:p>1.781333</text:p>
              </table:table-cell>
              <table:table-cell office:value-type="float" office:value="1.765333">
                <text:p>1.765333</text:p>
              </table:table-cell>
              <table:table-cell office:value-type="float" office:value="1.76">
                <text:p>1.76</text:p>
              </table:table-cell>
              <table:table-cell office:value-type="float" office:value="1.828444">
                <text:p>1.828444</text:p>
              </table:table-cell>
              <table:table-cell office:value-type="float" office:value="1.793778">
                <text:p>1.793778</text:p>
              </table:table-cell>
              <table:table-cell office:value-type="float" office:value="1.794667">
                <text:p>1.794667</text:p>
              </table:table-cell>
              <table:table-cell office:value-type="float" office:value="1.787556">
                <text:p>1.787556</text:p>
              </table:table-cell>
              <table:table-cell office:value-type="float" office:value="1.780444">
                <text:p>1.780444</text:p>
              </table:table-cell>
              <table:table-cell office:value-type="float" office:value="1.779556">
                <text:p>1.779556</text:p>
              </table:table-cell>
              <table:table-cell office:value-type="float" office:value="1.810667">
                <text:p>1.810667</text:p>
              </table:table-cell>
              <table:table-cell office:value-type="float" office:value="1.759111">
                <text:p>1.759111</text:p>
              </table:table-cell>
              <table:table-cell office:value-type="float" office:value="1.779556">
                <text:p>1.779556</text:p>
              </table:table-cell>
              <table:table-cell office:value-type="float" office:value="1.741333">
                <text:p>1.741333</text:p>
              </table:table-cell>
              <table:table-cell office:value-type="float" office:value="1.768">
                <text:p>1.768</text:p>
              </table:table-cell>
              <table:table-cell office:value-type="float" office:value="1.775111">
                <text:p>1.775111</text:p>
              </table:table-cell>
              <table:table-cell office:value-type="float" office:value="1.778667">
                <text:p>1.778667</text:p>
              </table:table-cell>
              <table:table-cell office:value-type="float" office:value="1.809778">
                <text:p>1.809778</text:p>
              </table:table-cell>
              <table:table-cell office:value-type="float" office:value="1.761778">
                <text:p>1.761778</text:p>
              </table:table-cell>
              <table:table-cell office:value-type="float" office:value="1.764444">
                <text:p>1.764444</text:p>
              </table:table-cell>
              <table:table-cell office:value-type="float" office:value="1.792">
                <text:p>1.792</text:p>
              </table:table-cell>
              <table:table-cell office:value-type="float" office:value="1.792889">
                <text:p>1.792889</text:p>
              </table:table-cell>
              <table:table-cell office:value-type="float" office:value="1.748444">
                <text:p>1.748444</text:p>
              </table:table-cell>
              <table:table-cell office:value-type="float" office:value="1.757333">
                <text:p>1.757333</text:p>
              </table:table-cell>
              <table:table-cell office:value-type="float" office:value="1.784">
                <text:p>1.784</text:p>
              </table:table-cell>
              <table:table-cell office:value-type="float" office:value="1.775111">
                <text:p>1.775111</text:p>
              </table:table-cell>
              <table:table-cell office:value-type="float" office:value="1.775111">
                <text:p>1.775111</text:p>
              </table:table-cell>
              <table:table-cell office:value-type="float" office:value="1.768">
                <text:p>1.768</text:p>
              </table:table-cell>
              <table:table-cell office:value-type="float" office:value="1.780444">
                <text:p>1.780444</text:p>
              </table:table-cell>
              <table:table-cell office:value-type="float" office:value="1.758222">
                <text:p>1.758222</text:p>
              </table:table-cell>
              <table:table-cell office:value-type="float" office:value="1.761778">
                <text:p>1.761778</text:p>
              </table:table-cell>
              <table:table-cell office:value-type="float" office:value="1.787556">
                <text:p>1.787556</text:p>
              </table:table-cell>
              <table:table-cell office:value-type="float" office:value="1.776889">
                <text:p>1.776889</text:p>
              </table:table-cell>
              <table:table-cell office:value-type="float" office:value="1.792">
                <text:p>1.792</text:p>
              </table:table-cell>
              <table:table-cell office:value-type="float" office:value="1.752889">
                <text:p>1.752889</text:p>
              </table:table-cell>
              <table:table-cell office:value-type="float" office:value="1.767111">
                <text:p>1.767111</text:p>
              </table:table-cell>
              <table:table-cell office:value-type="float" office:value="1.772444">
                <text:p>1.772444</text:p>
              </table:table-cell>
              <table:table-cell office:value-type="float" office:value="1.794667">
                <text:p>1.794667</text:p>
              </table:table-cell>
              <table:table-cell office:value-type="float" office:value="1.788444">
                <text:p>1.788444</text:p>
              </table:table-cell>
              <table:table-cell office:value-type="float" office:value="1.783111">
                <text:p>1.783111</text:p>
              </table:table-cell>
              <table:table-cell office:value-type="float" office:value="1.795556">
                <text:p>1.795556</text:p>
              </table:table-cell>
              <table:table-cell office:value-type="float" office:value="1.776889">
                <text:p>1.776889</text:p>
              </table:table-cell>
              <table:table-cell office:value-type="float" office:value="1.796444">
                <text:p>1.796444</text:p>
              </table:table-cell>
              <table:table-cell office:value-type="float" office:value="1.778667">
                <text:p>1.778667</text:p>
              </table:table-cell>
              <table:table-cell office:value-type="float" office:value="1.768">
                <text:p>1.768</text:p>
              </table:table-cell>
              <table:table-cell office:value-type="float" office:value="1.776">
                <text:p>1.776</text:p>
              </table:table-cell>
              <table:table-cell office:value-type="float" office:value="1.769778">
                <text:p>1.769778</text:p>
              </table:table-cell>
              <table:table-cell office:value-type="float" office:value="1.828444">
                <text:p>1.828444</text:p>
              </table:table-cell>
              <table:table-cell office:value-type="float" office:value="1.817778">
                <text:p>1.817778</text:p>
              </table:table-cell>
              <table:table-cell office:value-type="float" office:value="1.784889">
                <text:p>1.784889</text:p>
              </table:table-cell>
              <table:table-cell office:value-type="float" office:value="1.775111">
                <text:p>1.775111</text:p>
              </table:table-cell>
              <table:table-cell office:value-type="float" office:value="1.752889">
                <text:p>1.752889</text:p>
              </table:table-cell>
              <table:table-cell office:value-type="float" office:value="1.796444">
                <text:p>1.796444</text:p>
              </table:table-cell>
              <table:table-cell office:value-type="float" office:value="1.774222">
                <text:p>1.774222</text:p>
              </table:table-cell>
              <table:table-cell office:value-type="float" office:value="1.781333">
                <text:p>1.781333</text:p>
              </table:table-cell>
              <table:table-cell office:value-type="float" office:value="1.776889">
                <text:p>1.776889</text:p>
              </table:table-cell>
              <table:table-cell office:value-type="float" office:value="1.771556">
                <text:p>1.771556</text:p>
              </table:table-cell>
              <table:table-cell office:value-type="float" office:value="1.816889">
                <text:p>1.816889</text:p>
              </table:table-cell>
              <table:table-cell office:value-type="float" office:value="1.751111">
                <text:p>1.751111</text:p>
              </table:table-cell>
              <table:table-cell office:value-type="float" office:value="1.799111">
                <text:p>1.799111</text:p>
              </table:table-cell>
              <table:table-cell office:value-type="float" office:value="1.784">
                <text:p>1.784</text:p>
              </table:table-cell>
              <table:table-cell office:value-type="float" office:value="1.763556">
                <text:p>1.763556</text:p>
              </table:table-cell>
              <table:table-cell office:value-type="float" office:value="1.801778">
                <text:p>1.801778</text:p>
              </table:table-cell>
              <table:table-cell office:value-type="float" office:value="1.809778">
                <text:p>1.809778</text:p>
              </table:table-cell>
              <table:table-cell office:value-type="float" office:value="1.775111">
                <text:p>1.775111</text:p>
              </table:table-cell>
              <table:table-cell office:value-type="float" office:value="1.774222">
                <text:p>1.774222</text:p>
              </table:table-cell>
              <table:table-cell office:value-type="float" office:value="1.751111">
                <text:p>1.751111</text:p>
              </table:table-cell>
              <table:table-cell office:value-type="float" office:value="1.807111">
                <text:p>1.807111</text:p>
              </table:table-cell>
              <table:table-cell office:value-type="float" office:value="1.801778">
                <text:p>1.801778</text:p>
              </table:table-cell>
              <table:table-cell office:value-type="float" office:value="1.741333">
                <text:p>1.741333</text:p>
              </table:table-cell>
              <table:table-cell office:value-type="float" office:value="1.740444">
                <text:p>1.740444</text:p>
              </table:table-cell>
              <table:table-cell office:value-type="float" office:value="1.781333">
                <text:p>1.781333</text:p>
              </table:table-cell>
              <table:table-cell office:value-type="float" office:value="1.774222">
                <text:p>1.774222</text:p>
              </table:table-cell>
              <table:table-cell office:value-type="float" office:value="1.775111">
                <text:p>1.775111</text:p>
              </table:table-cell>
              <table:table-cell office:value-type="float" office:value="1.797333">
                <text:p>1.797333</text:p>
              </table:table-cell>
              <table:table-cell office:value-type="float" office:value="1.772444">
                <text:p>1.772444</text:p>
              </table:table-cell>
              <table:table-cell office:value-type="float" office:value="1.780444">
                <text:p>1.780444</text:p>
              </table:table-cell>
              <table:table-cell office:value-type="float" office:value="1.746667">
                <text:p>1.746667</text:p>
              </table:table-cell>
              <table:table-cell office:value-type="float" office:value="1.768">
                <text:p>1.768</text:p>
              </table:table-cell>
              <table:table-cell office:value-type="float" office:value="1.742222">
                <text:p>1.742222</text:p>
              </table:table-cell>
              <table:table-cell office:value-type="float" office:value="1.727111">
                <text:p>1.727111</text:p>
              </table:table-cell>
              <table:table-cell office:value-type="float" office:value="1.786667">
                <text:p>1.786667</text:p>
              </table:table-cell>
              <table:table-cell office:value-type="float" office:value="1.792889">
                <text:p>1.792889</text:p>
              </table:table-cell>
              <table:table-cell office:value-type="float" office:value="1.750222">
                <text:p>1.750222</text:p>
              </table:table-cell>
              <table:table-cell office:value-type="float" office:value="1.783111">
                <text:p>1.783111</text:p>
              </table:table-cell>
              <table:table-cell office:value-type="float" office:value="1.739556">
                <text:p>1.739556</text:p>
              </table:table-cell>
              <table:table-cell office:value-type="float" office:value="1.752">
                <text:p>1.752</text:p>
              </table:table-cell>
              <table:table-cell office:value-type="float" office:value="1.762667">
                <text:p>1.762667</text:p>
              </table:table-cell>
              <table:table-cell office:value-type="float" office:value="1.780444">
                <text:p>1.780444</text:p>
              </table:table-cell>
              <table:table-cell office:value-type="float" office:value="1.783111">
                <text:p>1.783111</text:p>
              </table:table-cell>
              <table:table-cell office:value-type="float" office:value="1.810667">
                <text:p>1.810667</text:p>
              </table:table-cell>
              <table:table-cell office:value-type="float" office:value="1.783111">
                <text:p>1.783111</text:p>
              </table:table-cell>
              <table:table-cell office:value-type="float" office:value="1.774222">
                <text:p>1.774222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4:Arkusz1.A4</svg:desc>
                </draw:g>
              </table:table-cell>
              <table:table-cell office:value-type="float" office:value="2.394222">
                <text:p>2.394222</text:p>
                <draw:g>
                  <svg:desc>Arkusz1.B4:Arkusz1.GS4</svg:desc>
                </draw:g>
              </table:table-cell>
              <table:table-cell office:value-type="float" office:value="2.388444">
                <text:p>2.388444</text:p>
              </table:table-cell>
              <table:table-cell office:value-type="float" office:value="2.365778">
                <text:p>2.365778</text:p>
              </table:table-cell>
              <table:table-cell office:value-type="float" office:value="2.325333">
                <text:p>2.325333</text:p>
              </table:table-cell>
              <table:table-cell office:value-type="float" office:value="2.281778">
                <text:p>2.281778</text:p>
              </table:table-cell>
              <table:table-cell office:value-type="float" office:value="2.326667">
                <text:p>2.326667</text:p>
              </table:table-cell>
              <table:table-cell office:value-type="float" office:value="2.278222">
                <text:p>2.278222</text:p>
              </table:table-cell>
              <table:table-cell office:value-type="float" office:value="2.223111">
                <text:p>2.223111</text:p>
              </table:table-cell>
              <table:table-cell office:value-type="float" office:value="2.204444">
                <text:p>2.204444</text:p>
              </table:table-cell>
              <table:table-cell office:value-type="float" office:value="2.232889">
                <text:p>2.232889</text:p>
              </table:table-cell>
              <table:table-cell office:value-type="float" office:value="2.232">
                <text:p>2.232</text:p>
              </table:table-cell>
              <table:table-cell office:value-type="float" office:value="2.197333">
                <text:p>2.197333</text:p>
              </table:table-cell>
              <table:table-cell office:value-type="float" office:value="2.236444">
                <text:p>2.236444</text:p>
              </table:table-cell>
              <table:table-cell office:value-type="float" office:value="2.199111">
                <text:p>2.199111</text:p>
              </table:table-cell>
              <table:table-cell office:value-type="float" office:value="2.260444">
                <text:p>2.260444</text:p>
              </table:table-cell>
              <table:table-cell office:value-type="float" office:value="2.285333">
                <text:p>2.285333</text:p>
              </table:table-cell>
              <table:table-cell office:value-type="float" office:value="2.237333">
                <text:p>2.237333</text:p>
              </table:table-cell>
              <table:table-cell office:value-type="float" office:value="2.250222">
                <text:p>2.250222</text:p>
              </table:table-cell>
              <table:table-cell office:value-type="float" office:value="2.257333">
                <text:p>2.257333</text:p>
              </table:table-cell>
              <table:table-cell office:value-type="float" office:value="2.220444">
                <text:p>2.220444</text:p>
              </table:table-cell>
              <table:table-cell office:value-type="float" office:value="2.248444">
                <text:p>2.248444</text:p>
              </table:table-cell>
              <table:table-cell office:value-type="float" office:value="2.197778">
                <text:p>2.197778</text:p>
              </table:table-cell>
              <table:table-cell office:value-type="float" office:value="2.188">
                <text:p>2.188</text:p>
              </table:table-cell>
              <table:table-cell office:value-type="float" office:value="2.049778">
                <text:p>2.049778</text:p>
              </table:table-cell>
              <table:table-cell office:value-type="float" office:value="1.972">
                <text:p>1.972</text:p>
              </table:table-cell>
              <table:table-cell office:value-type="float" office:value="1.882222">
                <text:p>1.882222</text:p>
              </table:table-cell>
              <table:table-cell office:value-type="float" office:value="1.834667">
                <text:p>1.834667</text:p>
              </table:table-cell>
              <table:table-cell office:value-type="float" office:value="1.780889">
                <text:p>1.780889</text:p>
              </table:table-cell>
              <table:table-cell office:value-type="float" office:value="1.750222">
                <text:p>1.750222</text:p>
              </table:table-cell>
              <table:table-cell office:value-type="float" office:value="1.676">
                <text:p>1.676</text:p>
              </table:table-cell>
              <table:table-cell office:value-type="float" office:value="1.595111">
                <text:p>1.595111</text:p>
              </table:table-cell>
              <table:table-cell office:value-type="float" office:value="1.555111">
                <text:p>1.555111</text:p>
              </table:table-cell>
              <table:table-cell office:value-type="float" office:value="1.505333">
                <text:p>1.505333</text:p>
              </table:table-cell>
              <table:table-cell office:value-type="float" office:value="1.475556">
                <text:p>1.475556</text:p>
              </table:table-cell>
              <table:table-cell office:value-type="float" office:value="1.437333">
                <text:p>1.437333</text:p>
              </table:table-cell>
              <table:table-cell office:value-type="float" office:value="1.426667">
                <text:p>1.426667</text:p>
              </table:table-cell>
              <table:table-cell office:value-type="float" office:value="1.395111">
                <text:p>1.395111</text:p>
              </table:table-cell>
              <table:table-cell office:value-type="float" office:value="1.386222">
                <text:p>1.386222</text:p>
              </table:table-cell>
              <table:table-cell office:value-type="float" office:value="1.364889">
                <text:p>1.364889</text:p>
              </table:table-cell>
              <table:table-cell office:value-type="float" office:value="1.338667">
                <text:p>1.338667</text:p>
              </table:table-cell>
              <table:table-cell office:value-type="float" office:value="1.326667">
                <text:p>1.326667</text:p>
              </table:table-cell>
              <table:table-cell office:value-type="float" office:value="1.299556">
                <text:p>1.299556</text:p>
              </table:table-cell>
              <table:table-cell office:value-type="float" office:value="1.294667">
                <text:p>1.294667</text:p>
              </table:table-cell>
              <table:table-cell office:value-type="float" office:value="1.282222">
                <text:p>1.282222</text:p>
              </table:table-cell>
              <table:table-cell office:value-type="float" office:value="1.265778">
                <text:p>1.265778</text:p>
              </table:table-cell>
              <table:table-cell office:value-type="float" office:value="1.266222">
                <text:p>1.266222</text:p>
              </table:table-cell>
              <table:table-cell office:value-type="float" office:value="1.255111">
                <text:p>1.255111</text:p>
              </table:table-cell>
              <table:table-cell office:value-type="float" office:value="1.244444">
                <text:p>1.244444</text:p>
              </table:table-cell>
              <table:table-cell office:value-type="float" office:value="1.237333">
                <text:p>1.237333</text:p>
              </table:table-cell>
              <table:table-cell office:value-type="float" office:value="1.239556">
                <text:p>1.239556</text:p>
              </table:table-cell>
              <table:table-cell office:value-type="float" office:value="1.222667">
                <text:p>1.222667</text:p>
              </table:table-cell>
              <table:table-cell office:value-type="float" office:value="1.220889">
                <text:p>1.220889</text:p>
              </table:table-cell>
              <table:table-cell office:value-type="float" office:value="1.207556">
                <text:p>1.207556</text:p>
              </table:table-cell>
              <table:table-cell office:value-type="float" office:value="1.202667">
                <text:p>1.202667</text:p>
              </table:table-cell>
              <table:table-cell office:value-type="float" office:value="1.190667">
                <text:p>1.190667</text:p>
              </table:table-cell>
              <table:table-cell office:value-type="float" office:value="1.187556">
                <text:p>1.187556</text:p>
              </table:table-cell>
              <table:table-cell office:value-type="float" office:value="1.172">
                <text:p>1.172</text:p>
              </table:table-cell>
              <table:table-cell office:value-type="float" office:value="1.167556">
                <text:p>1.167556</text:p>
              </table:table-cell>
              <table:table-cell office:value-type="float" office:value="1.158222">
                <text:p>1.158222</text:p>
              </table:table-cell>
              <table:table-cell office:value-type="float" office:value="1.145778">
                <text:p>1.145778</text:p>
              </table:table-cell>
              <table:table-cell office:value-type="float" office:value="1.124">
                <text:p>1.124</text:p>
              </table:table-cell>
              <table:table-cell office:value-type="float" office:value="1.122222">
                <text:p>1.122222</text:p>
              </table:table-cell>
              <table:table-cell office:value-type="float" office:value="1.101333">
                <text:p>1.101333</text:p>
              </table:table-cell>
              <table:table-cell office:value-type="float" office:value="1.111111">
                <text:p>1.111111</text:p>
              </table:table-cell>
              <table:table-cell office:value-type="float" office:value="1.074222">
                <text:p>1.074222</text:p>
              </table:table-cell>
              <table:table-cell office:value-type="float" office:value="1.084">
                <text:p>1.084</text:p>
              </table:table-cell>
              <table:table-cell office:value-type="float" office:value="1.061778">
                <text:p>1.061778</text:p>
              </table:table-cell>
              <table:table-cell office:value-type="float" office:value="1.041333">
                <text:p>1.041333</text:p>
              </table:table-cell>
              <table:table-cell office:value-type="float" office:value="1.044444">
                <text:p>1.044444</text:p>
              </table:table-cell>
              <table:table-cell office:value-type="float" office:value="1.025778">
                <text:p>1.025778</text:p>
              </table:table-cell>
              <table:table-cell office:value-type="float" office:value="1.013333">
                <text:p>1.013333</text:p>
              </table:table-cell>
              <table:table-cell office:value-type="float" office:value="1.006667">
                <text:p>1.006667</text:p>
              </table:table-cell>
              <table:table-cell office:value-type="float" office:value="0.999556">
                <text:p>0.999556</text:p>
              </table:table-cell>
              <table:table-cell office:value-type="float" office:value="0.979111">
                <text:p>0.979111</text:p>
              </table:table-cell>
              <table:table-cell office:value-type="float" office:value="0.988889">
                <text:p>0.988889</text:p>
              </table:table-cell>
              <table:table-cell office:value-type="float" office:value="0.959556">
                <text:p>0.959556</text:p>
              </table:table-cell>
              <table:table-cell office:value-type="float" office:value="0.959556">
                <text:p>0.959556</text:p>
              </table:table-cell>
              <table:table-cell office:value-type="float" office:value="0.936889">
                <text:p>0.936889</text:p>
              </table:table-cell>
              <table:table-cell office:value-type="float" office:value="0.940889">
                <text:p>0.940889</text:p>
              </table:table-cell>
              <table:table-cell office:value-type="float" office:value="0.918222">
                <text:p>0.918222</text:p>
              </table:table-cell>
              <table:table-cell office:value-type="float" office:value="0.912889">
                <text:p>0.912889</text:p>
              </table:table-cell>
              <table:table-cell office:value-type="float" office:value="0.911111">
                <text:p>0.911111</text:p>
              </table:table-cell>
              <table:table-cell office:value-type="float" office:value="0.884889">
                <text:p>0.884889</text:p>
              </table:table-cell>
              <table:table-cell office:value-type="float" office:value="0.873333">
                <text:p>0.873333</text:p>
              </table:table-cell>
              <table:table-cell office:value-type="float" office:value="0.892">
                <text:p>0.892</text:p>
              </table:table-cell>
              <table:table-cell office:value-type="float" office:value="0.895111">
                <text:p>0.895111</text:p>
              </table:table-cell>
              <table:table-cell office:value-type="float" office:value="0.876444">
                <text:p>0.876444</text:p>
              </table:table-cell>
              <table:table-cell office:value-type="float" office:value="0.906222">
                <text:p>0.906222</text:p>
              </table:table-cell>
              <table:table-cell office:value-type="float" office:value="0.903556">
                <text:p>0.903556</text:p>
              </table:table-cell>
              <table:table-cell office:value-type="float" office:value="0.882667">
                <text:p>0.882667</text:p>
              </table:table-cell>
              <table:table-cell office:value-type="float" office:value="0.897778">
                <text:p>0.897778</text:p>
              </table:table-cell>
              <table:table-cell office:value-type="float" office:value="0.883556">
                <text:p>0.883556</text:p>
              </table:table-cell>
              <table:table-cell office:value-type="float" office:value="0.908444">
                <text:p>0.908444</text:p>
              </table:table-cell>
              <table:table-cell office:value-type="float" office:value="0.883556">
                <text:p>0.883556</text:p>
              </table:table-cell>
              <table:table-cell office:value-type="float" office:value="0.885333">
                <text:p>0.885333</text:p>
              </table:table-cell>
              <table:table-cell office:value-type="float" office:value="0.886667">
                <text:p>0.886667</text:p>
              </table:table-cell>
              <table:table-cell office:value-type="float" office:value="0.898667">
                <text:p>0.898667</text:p>
              </table:table-cell>
              <table:table-cell office:value-type="float" office:value="0.880444">
                <text:p>0.880444</text:p>
              </table:table-cell>
              <table:table-cell office:value-type="float" office:value="0.895111">
                <text:p>0.895111</text:p>
              </table:table-cell>
              <table:table-cell office:value-type="float" office:value="0.888444">
                <text:p>0.888444</text:p>
              </table:table-cell>
              <table:table-cell office:value-type="float" office:value="0.888444">
                <text:p>0.888444</text:p>
              </table:table-cell>
              <table:table-cell office:value-type="float" office:value="0.867111">
                <text:p>0.867111</text:p>
              </table:table-cell>
              <table:table-cell office:value-type="float" office:value="0.879111">
                <text:p>0.879111</text:p>
              </table:table-cell>
              <table:table-cell office:value-type="float" office:value="0.898667">
                <text:p>0.898667</text:p>
              </table:table-cell>
              <table:table-cell office:value-type="float" office:value="0.884444">
                <text:p>0.884444</text:p>
              </table:table-cell>
              <table:table-cell office:value-type="float" office:value="0.871111">
                <text:p>0.871111</text:p>
              </table:table-cell>
              <table:table-cell office:value-type="float" office:value="0.908444">
                <text:p>0.908444</text:p>
              </table:table-cell>
              <table:table-cell office:value-type="float" office:value="0.864889">
                <text:p>0.864889</text:p>
              </table:table-cell>
              <table:table-cell office:value-type="float" office:value="0.890667">
                <text:p>0.890667</text:p>
              </table:table-cell>
              <table:table-cell office:value-type="float" office:value="0.889333">
                <text:p>0.889333</text:p>
              </table:table-cell>
              <table:table-cell office:value-type="float" office:value="0.895556">
                <text:p>0.895556</text:p>
              </table:table-cell>
              <table:table-cell office:value-type="float" office:value="0.895111">
                <text:p>0.895111</text:p>
              </table:table-cell>
              <table:table-cell office:value-type="float" office:value="0.875556">
                <text:p>0.875556</text:p>
              </table:table-cell>
              <table:table-cell office:value-type="float" office:value="0.870667">
                <text:p>0.870667</text:p>
              </table:table-cell>
              <table:table-cell office:value-type="float" office:value="0.893333">
                <text:p>0.893333</text:p>
              </table:table-cell>
              <table:table-cell office:value-type="float" office:value="0.885778">
                <text:p>0.885778</text:p>
              </table:table-cell>
              <table:table-cell office:value-type="float" office:value="0.881333">
                <text:p>0.881333</text:p>
              </table:table-cell>
              <table:table-cell office:value-type="float" office:value="0.876889">
                <text:p>0.876889</text:p>
              </table:table-cell>
              <table:table-cell office:value-type="float" office:value="0.894222">
                <text:p>0.894222</text:p>
              </table:table-cell>
              <table:table-cell office:value-type="float" office:value="0.890667">
                <text:p>0.890667</text:p>
              </table:table-cell>
              <table:table-cell office:value-type="float" office:value="0.883556">
                <text:p>0.883556</text:p>
              </table:table-cell>
              <table:table-cell office:value-type="float" office:value="0.888444">
                <text:p>0.888444</text:p>
              </table:table-cell>
              <table:table-cell office:value-type="float" office:value="0.888">
                <text:p>0.888</text:p>
              </table:table-cell>
              <table:table-cell office:value-type="float" office:value="0.883111">
                <text:p>0.883111</text:p>
              </table:table-cell>
              <table:table-cell office:value-type="float" office:value="0.894667">
                <text:p>0.894667</text:p>
              </table:table-cell>
              <table:table-cell office:value-type="float" office:value="0.876">
                <text:p>0.876</text:p>
              </table:table-cell>
              <table:table-cell office:value-type="float" office:value="0.895111">
                <text:p>0.895111</text:p>
              </table:table-cell>
              <table:table-cell office:value-type="float" office:value="0.876">
                <text:p>0.876</text:p>
              </table:table-cell>
              <table:table-cell office:value-type="float" office:value="0.875556">
                <text:p>0.875556</text:p>
              </table:table-cell>
              <table:table-cell office:value-type="float" office:value="0.905778">
                <text:p>0.905778</text:p>
              </table:table-cell>
              <table:table-cell office:value-type="float" office:value="0.884">
                <text:p>0.884</text:p>
              </table:table-cell>
              <table:table-cell office:value-type="float" office:value="0.895111">
                <text:p>0.895111</text:p>
              </table:table-cell>
              <table:table-cell office:value-type="float" office:value="0.914222">
                <text:p>0.914222</text:p>
              </table:table-cell>
              <table:table-cell office:value-type="float" office:value="0.898222">
                <text:p>0.898222</text:p>
              </table:table-cell>
              <table:table-cell office:value-type="float" office:value="0.893333">
                <text:p>0.893333</text:p>
              </table:table-cell>
              <table:table-cell office:value-type="float" office:value="0.882667">
                <text:p>0.882667</text:p>
              </table:table-cell>
              <table:table-cell office:value-type="float" office:value="0.876">
                <text:p>0.876</text:p>
              </table:table-cell>
              <table:table-cell office:value-type="float" office:value="0.891111">
                <text:p>0.891111</text:p>
              </table:table-cell>
              <table:table-cell office:value-type="float" office:value="0.879556">
                <text:p>0.879556</text:p>
              </table:table-cell>
              <table:table-cell office:value-type="float" office:value="0.891556">
                <text:p>0.891556</text:p>
              </table:table-cell>
              <table:table-cell office:value-type="float" office:value="0.882222">
                <text:p>0.882222</text:p>
              </table:table-cell>
              <table:table-cell office:value-type="float" office:value="0.892889">
                <text:p>0.892889</text:p>
              </table:table-cell>
              <table:table-cell office:value-type="float" office:value="0.901333">
                <text:p>0.901333</text:p>
              </table:table-cell>
              <table:table-cell office:value-type="float" office:value="0.888889">
                <text:p>0.888889</text:p>
              </table:table-cell>
              <table:table-cell office:value-type="float" office:value="0.899111">
                <text:p>0.899111</text:p>
              </table:table-cell>
              <table:table-cell office:value-type="float" office:value="0.885333">
                <text:p>0.885333</text:p>
              </table:table-cell>
              <table:table-cell office:value-type="float" office:value="0.892444">
                <text:p>0.892444</text:p>
              </table:table-cell>
              <table:table-cell office:value-type="float" office:value="0.881778">
                <text:p>0.881778</text:p>
              </table:table-cell>
              <table:table-cell office:value-type="float" office:value="0.883111">
                <text:p>0.883111</text:p>
              </table:table-cell>
              <table:table-cell office:value-type="float" office:value="0.876">
                <text:p>0.876</text:p>
              </table:table-cell>
              <table:table-cell office:value-type="float" office:value="0.900444">
                <text:p>0.900444</text:p>
              </table:table-cell>
              <table:table-cell office:value-type="float" office:value="0.892444">
                <text:p>0.892444</text:p>
              </table:table-cell>
              <table:table-cell office:value-type="float" office:value="0.882667">
                <text:p>0.882667</text:p>
              </table:table-cell>
              <table:table-cell office:value-type="float" office:value="0.881778">
                <text:p>0.881778</text:p>
              </table:table-cell>
              <table:table-cell office:value-type="float" office:value="0.889333">
                <text:p>0.889333</text:p>
              </table:table-cell>
              <table:table-cell office:value-type="float" office:value="0.889333">
                <text:p>0.889333</text:p>
              </table:table-cell>
              <table:table-cell office:value-type="float" office:value="0.879111">
                <text:p>0.879111</text:p>
              </table:table-cell>
              <table:table-cell office:value-type="float" office:value="0.902222">
                <text:p>0.902222</text:p>
              </table:table-cell>
              <table:table-cell office:value-type="float" office:value="0.881333">
                <text:p>0.881333</text:p>
              </table:table-cell>
              <table:table-cell office:value-type="float" office:value="0.848">
                <text:p>0.848</text:p>
              </table:table-cell>
              <table:table-cell office:value-type="float" office:value="0.792444">
                <text:p>0.792444</text:p>
              </table:table-cell>
              <table:table-cell office:value-type="float" office:value="0.775556">
                <text:p>0.775556</text:p>
              </table:table-cell>
              <table:table-cell office:value-type="float" office:value="0.728889">
                <text:p>0.728889</text:p>
              </table:table-cell>
              <table:table-cell office:value-type="float" office:value="0.705778">
                <text:p>0.705778</text:p>
              </table:table-cell>
              <table:table-cell office:value-type="float" office:value="0.696">
                <text:p>0.696</text:p>
              </table:table-cell>
              <table:table-cell office:value-type="float" office:value="0.647556">
                <text:p>0.647556</text:p>
              </table:table-cell>
              <table:table-cell office:value-type="float" office:value="0.635556">
                <text:p>0.635556</text:p>
              </table:table-cell>
              <table:table-cell office:value-type="float" office:value="0.624889">
                <text:p>0.624889</text:p>
              </table:table-cell>
              <table:table-cell office:value-type="float" office:value="0.594222">
                <text:p>0.594222</text:p>
              </table:table-cell>
              <table:table-cell office:value-type="float" office:value="0.596">
                <text:p>0.596</text:p>
              </table:table-cell>
              <table:table-cell office:value-type="float" office:value="0.576">
                <text:p>0.576</text:p>
              </table:table-cell>
              <table:table-cell office:value-type="float" office:value="0.581778">
                <text:p>0.581778</text:p>
              </table:table-cell>
              <table:table-cell office:value-type="float" office:value="0.544">
                <text:p>0.544</text:p>
              </table:table-cell>
              <table:table-cell office:value-type="float" office:value="0.515111">
                <text:p>0.515111</text:p>
              </table:table-cell>
              <table:table-cell office:value-type="float" office:value="0.546667">
                <text:p>0.546667</text:p>
              </table:table-cell>
              <table:table-cell office:value-type="float" office:value="0.520444">
                <text:p>0.520444</text:p>
              </table:table-cell>
              <table:table-cell office:value-type="float" office:value="0.498667">
                <text:p>0.498667</text:p>
              </table:table-cell>
              <table:table-cell office:value-type="float" office:value="0.514222">
                <text:p>0.514222</text:p>
              </table:table-cell>
              <table:table-cell office:value-type="float" office:value="0.506222">
                <text:p>0.506222</text:p>
              </table:table-cell>
              <table:table-cell office:value-type="float" office:value="0.507556">
                <text:p>0.507556</text:p>
              </table:table-cell>
              <table:table-cell office:value-type="float" office:value="0.486222">
                <text:p>0.486222</text:p>
              </table:table-cell>
              <table:table-cell office:value-type="float" office:value="0.481333">
                <text:p>0.481333</text:p>
              </table:table-cell>
              <table:table-cell office:value-type="float" office:value="0.450667">
                <text:p>0.450667</text:p>
              </table:table-cell>
              <table:table-cell office:value-type="float" office:value="0.469778">
                <text:p>0.469778</text:p>
              </table:table-cell>
              <table:table-cell office:value-type="float" office:value="0.441333">
                <text:p>0.441333</text:p>
              </table:table-cell>
              <table:table-cell office:value-type="float" office:value="0.46">
                <text:p>0.46</text:p>
              </table:table-cell>
              <table:table-cell office:value-type="float" office:value="0.457333">
                <text:p>0.457333</text:p>
              </table:table-cell>
              <table:table-cell office:value-type="float" office:value="0.453333">
                <text:p>0.453333</text:p>
              </table:table-cell>
              <table:table-cell office:value-type="float" office:value="0.480444">
                <text:p>0.480444</text:p>
              </table:table-cell>
              <table:table-cell office:value-type="float" office:value="0.491111">
                <text:p>0.491111</text:p>
              </table:table-cell>
              <table:table-cell office:value-type="float" office:value="0.491556">
                <text:p>0.491556</text:p>
              </table:table-cell>
              <table:table-cell office:value-type="float" office:value="0.474222">
                <text:p>0.474222</text:p>
              </table:table-cell>
              <table:table-cell office:value-type="float" office:value="0.489333">
                <text:p>0.489333</text:p>
              </table:table-cell>
              <table:table-cell office:value-type="float" office:value="0.469778">
                <text:p>0.469778</text:p>
              </table:table-cell>
              <table:table-cell office:value-type="float" office:value="0.484444">
                <text:p>0.484444</text:p>
              </table:table-cell>
              <table:table-cell office:value-type="float" office:value="0.505778">
                <text:p>0.505778</text:p>
              </table:table-cell>
              <table:table-cell office:value-type="float" office:value="0.487111">
                <text:p>0.487111</text:p>
              </table:table-cell>
              <table:table-cell office:value-type="float" office:value="0.501778">
                <text:p>0.501778</text:p>
              </table:table-cell>
              <table:table-cell office:value-type="float" office:value="0.502222">
                <text:p>0.502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Oji,unsupervised,multilayer</text:p>
                <draw:g>
                  <svg:desc>Arkusz1.A5:Arkusz1.A5</svg:desc>
                </draw:g>
              </table:table-cell>
              <table:table-cell office:value-type="float" office:value="1.371556">
                <text:p>1.371556</text:p>
                <draw:g>
                  <svg:desc>Arkusz1.B5:Arkusz1.GS5</svg:desc>
                </draw:g>
              </table:table-cell>
              <table:table-cell office:value-type="float" office:value="1.333778">
                <text:p>1.333778</text:p>
              </table:table-cell>
              <table:table-cell office:value-type="float" office:value="1.270667">
                <text:p>1.270667</text:p>
              </table:table-cell>
              <table:table-cell office:value-type="float" office:value="1.232">
                <text:p>1.232</text:p>
              </table:table-cell>
              <table:table-cell office:value-type="float" office:value="1.18">
                <text:p>1.18</text:p>
              </table:table-cell>
              <table:table-cell office:value-type="float" office:value="1.136">
                <text:p>1.136</text:p>
              </table:table-cell>
              <table:table-cell office:value-type="float" office:value="1.133778">
                <text:p>1.133778</text:p>
              </table:table-cell>
              <table:table-cell office:value-type="float" office:value="1.073333">
                <text:p>1.073333</text:p>
              </table:table-cell>
              <table:table-cell office:value-type="float" office:value="1.052889">
                <text:p>1.052889</text:p>
              </table:table-cell>
              <table:table-cell office:value-type="float" office:value="1.004889">
                <text:p>1.004889</text:p>
              </table:table-cell>
              <table:table-cell office:value-type="float" office:value="0.981778">
                <text:p>0.981778</text:p>
              </table:table-cell>
              <table:table-cell office:value-type="float" office:value="0.947556">
                <text:p>0.947556</text:p>
              </table:table-cell>
              <table:table-cell office:value-type="float" office:value="0.932">
                <text:p>0.932</text:p>
              </table:table-cell>
              <table:table-cell office:value-type="float" office:value="0.908889">
                <text:p>0.908889</text:p>
              </table:table-cell>
              <table:table-cell office:value-type="float" office:value="0.905778">
                <text:p>0.905778</text:p>
              </table:table-cell>
              <table:table-cell office:value-type="float" office:value="0.902667">
                <text:p>0.902667</text:p>
              </table:table-cell>
              <table:table-cell office:value-type="float" office:value="0.893333">
                <text:p>0.893333</text:p>
              </table:table-cell>
              <table:table-cell office:value-type="float" office:value="0.88">
                <text:p>0.88</text:p>
              </table:table-cell>
              <table:table-cell office:value-type="float" office:value="0.884889">
                <text:p>0.884889</text:p>
              </table:table-cell>
              <table:table-cell office:value-type="float" office:value="0.883111">
                <text:p>0.883111</text:p>
              </table:table-cell>
              <table:table-cell office:value-type="float" office:value="0.909333">
                <text:p>0.909333</text:p>
              </table:table-cell>
              <table:table-cell office:value-type="float" office:value="0.899556">
                <text:p>0.899556</text:p>
              </table:table-cell>
              <table:table-cell office:value-type="float" office:value="0.877333">
                <text:p>0.877333</text:p>
              </table:table-cell>
              <table:table-cell office:value-type="float" office:value="0.892444">
                <text:p>0.892444</text:p>
              </table:table-cell>
              <table:table-cell office:value-type="float" office:value="0.878667">
                <text:p>0.878667</text:p>
              </table:table-cell>
              <table:table-cell office:value-type="float" office:value="0.898222">
                <text:p>0.898222</text:p>
              </table:table-cell>
              <table:table-cell office:value-type="float" office:value="0.876444">
                <text:p>0.876444</text:p>
              </table:table-cell>
              <table:table-cell office:value-type="float" office:value="0.879111">
                <text:p>0.879111</text:p>
              </table:table-cell>
              <table:table-cell office:value-type="float" office:value="0.879556">
                <text:p>0.879556</text:p>
              </table:table-cell>
              <table:table-cell office:value-type="float" office:value="0.872">
                <text:p>0.872</text:p>
              </table:table-cell>
              <table:table-cell office:value-type="float" office:value="0.891556">
                <text:p>0.891556</text:p>
              </table:table-cell>
              <table:table-cell office:value-type="float" office:value="0.884889">
                <text:p>0.884889</text:p>
              </table:table-cell>
              <table:table-cell office:value-type="float" office:value="0.884889">
                <text:p>0.884889</text:p>
              </table:table-cell>
              <table:table-cell office:value-type="float" office:value="0.92">
                <text:p>0.92</text:p>
              </table:table-cell>
              <table:table-cell office:value-type="float" office:value="1.019556">
                <text:p>1.019556</text:p>
              </table:table-cell>
              <table:table-cell office:value-type="float" office:value="1.123556">
                <text:p>1.123556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</table:table-row>
            <table:table-row>
              <table:table-cell office:value-type="string">
                <text:p>Oji,supervised,multilayer</text:p>
                <draw:g>
                  <svg:desc>Arkusz1.A6:Arkusz1.A6</svg:desc>
                </draw:g>
              </table:table-cell>
              <table:table-cell office:value-type="float" office:value="1.606222">
                <text:p>1.606222</text:p>
                <draw:g>
                  <svg:desc>Arkusz1.B6:Arkusz1.GS6</svg:desc>
                </draw:g>
              </table:table-cell>
              <table:table-cell office:value-type="float" office:value="1.580444">
                <text:p>1.580444</text:p>
              </table:table-cell>
              <table:table-cell office:value-type="float" office:value="1.527111">
                <text:p>1.527111</text:p>
              </table:table-cell>
              <table:table-cell office:value-type="float" office:value="1.508889">
                <text:p>1.508889</text:p>
              </table:table-cell>
              <table:table-cell office:value-type="float" office:value="1.491556">
                <text:p>1.491556</text:p>
              </table:table-cell>
              <table:table-cell office:value-type="float" office:value="1.484889">
                <text:p>1.484889</text:p>
              </table:table-cell>
              <table:table-cell office:value-type="float" office:value="1.500889">
                <text:p>1.500889</text:p>
              </table:table-cell>
              <table:table-cell office:value-type="float" office:value="1.517778">
                <text:p>1.517778</text:p>
              </table:table-cell>
              <table:table-cell office:value-type="float" office:value="1.559111">
                <text:p>1.559111</text:p>
              </table:table-cell>
              <table:table-cell office:value-type="float" office:value="1.547111">
                <text:p>1.547111</text:p>
              </table:table-cell>
              <table:table-cell office:value-type="float" office:value="1.645333">
                <text:p>1.645333</text:p>
              </table:table-cell>
              <table:table-cell office:value-type="float" office:value="1.698222">
                <text:p>1.698222</text:p>
              </table:table-cell>
              <table:table-cell office:value-type="float" office:value="1.726222">
                <text:p>1.726222</text:p>
              </table:table-cell>
              <table:table-cell office:value-type="float" office:value="1.779111">
                <text:p>1.779111</text:p>
              </table:table-cell>
              <table:table-cell office:value-type="float" office:value="1.834667">
                <text:p>1.834667</text:p>
              </table:table-cell>
              <table:table-cell office:value-type="float" office:value="1.914667">
                <text:p>1.914667</text:p>
              </table:table-cell>
              <table:table-cell office:value-type="float" office:value="1.952889">
                <text:p>1.952889</text:p>
              </table:table-cell>
              <table:table-cell office:value-type="float" office:value="1.995111">
                <text:p>1.995111</text:p>
              </table:table-cell>
              <table:table-cell office:value-type="float" office:value="2.017333">
                <text:p>2.017333</text:p>
              </table:table-cell>
              <table:table-cell office:value-type="float" office:value="2.020444">
                <text:p>2.020444</text:p>
              </table:table-cell>
              <table:table-cell office:value-type="float" office:value="1.856">
                <text:p>1.856</text:p>
              </table:table-cell>
              <table:table-cell office:value-type="float" office:value="1.608444">
                <text:p>1.608444</text:p>
              </table:table-cell>
              <table:table-cell office:value-type="float" office:value="1.392">
                <text:p>1.392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21778">
                <text:p>1.321778</text:p>
              </table:table-cell>
              <table:table-cell office:value-type="float" office:value="1.305333">
                <text:p>1.305333</text:p>
              </table:table-cell>
              <table:table-cell office:value-type="float" office:value="1.300444">
                <text:p>1.300444</text:p>
              </table:table-cell>
              <table:table-cell office:value-type="float" office:value="1.280889">
                <text:p>1.280889</text:p>
              </table:table-cell>
              <table:table-cell office:value-type="float" office:value="1.299556">
                <text:p>1.299556</text:p>
              </table:table-cell>
              <table:table-cell office:value-type="float" office:value="1.32">
                <text:p>1.32</text:p>
              </table:table-cell>
              <table:table-cell office:value-type="float" office:value="1.328">
                <text:p>1.328</text:p>
              </table:table-cell>
              <table:table-cell office:value-type="float" office:value="1.315556">
                <text:p>1.315556</text:p>
              </table:table-cell>
              <table:table-cell office:value-type="float" office:value="1.329778">
                <text:p>1.329778</text:p>
              </table:table-cell>
              <table:table-cell office:value-type="float" office:value="1.325778">
                <text:p>1.325778</text:p>
              </table:table-cell>
              <table:table-cell office:value-type="float" office:value="1.323111">
                <text:p>1.323111</text:p>
              </table:table-cell>
              <table:table-cell office:value-type="float" office:value="1.319111">
                <text:p>1.319111</text:p>
              </table:table-cell>
              <table:table-cell office:value-type="float" office:value="1.313333">
                <text:p>1.313333</text:p>
              </table:table-cell>
              <table:table-cell office:value-type="float" office:value="1.325333">
                <text:p>1.325333</text:p>
              </table:table-cell>
              <table:table-cell office:value-type="float" office:value="1.330222">
                <text:p>1.330222</text:p>
              </table:table-cell>
              <table:table-cell office:value-type="float" office:value="1.305778">
                <text:p>1.305778</text:p>
              </table:table-cell>
              <table:table-cell office:value-type="float" office:value="1.292444">
                <text:p>1.292444</text:p>
              </table:table-cell>
              <table:table-cell office:value-type="float" office:value="1.291556">
                <text:p>1.291556</text:p>
              </table:table-cell>
              <table:table-cell office:value-type="float" office:value="1.289333">
                <text:p>1.289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2444">
                <text:p>1.332444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0222">
                <text:p>1.330222</text:p>
              </table:table-cell>
              <table:table-cell office:value-type="float" office:value="1.328889">
                <text:p>1.328889</text:p>
              </table:table-cell>
              <table:table-cell office:value-type="float" office:value="1.298667">
                <text:p>1.298667</text:p>
              </table:table-cell>
              <table:table-cell office:value-type="float" office:value="1.273778">
                <text:p>1.273778</text:p>
              </table:table-cell>
              <table:table-cell office:value-type="float" office:value="1.265333">
                <text:p>1.265333</text:p>
              </table:table-cell>
              <table:table-cell office:value-type="float" office:value="1.247111">
                <text:p>1.247111</text:p>
              </table:table-cell>
              <table:table-cell office:value-type="float" office:value="1.231556">
                <text:p>1.231556</text:p>
              </table:table-cell>
              <table:table-cell office:value-type="float" office:value="1.233333">
                <text:p>1.233333</text:p>
              </table:table-cell>
              <table:table-cell office:value-type="float" office:value="1.248889">
                <text:p>1.248889</text:p>
              </table:table-cell>
              <table:table-cell office:value-type="float" office:value="1.196889">
                <text:p>1.196889</text:p>
              </table:table-cell>
              <table:table-cell office:value-type="float" office:value="1.228889">
                <text:p>1.228889</text:p>
              </table:table-cell>
            </table:table-row>
            <table:table-row>
              <table:table-cell office:value-type="string">
                <text:p>Hebb,unsupervised,forgetting,unilayer</text:p>
                <draw:g>
                  <svg:desc>Arkusz1.A7:Arkusz1.A7</svg:desc>
                </draw:g>
              </table:table-cell>
              <table:table-cell office:value-type="float" office:value="0.959556">
                <text:p>0.959556</text:p>
                <draw:g>
                  <svg:desc>Arkusz1.B7:Arkusz1.GS7</svg:desc>
                </draw:g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8:Arkusz1.A8</svg:desc>
                </draw:g>
              </table:table-cell>
              <table:table-cell office:value-type="float" office:value="1.333333">
                <text:p>1.333333</text:p>
                <draw:g>
                  <svg:desc>Arkusz1.B8:Arkusz1.GS8</svg:desc>
                </draw:g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  <table:table-cell office:value-type="float" office:value="1.333333">
                <text:p>1.333333</text:p>
              </table:table-cell>
            </table:table-row>
            <table:table-row>
              <table:table-cell office:value-type="string">
                <text:p>Hebb,supervised,forgetting,unilayer</text:p>
                <draw:g>
                  <svg:desc>Arkusz1.A9:Arkusz1.A9</svg:desc>
                </draw:g>
              </table:table-cell>
              <table:table-cell office:value-type="float" office:value="0.459556">
                <text:p>0.459556</text:p>
                <draw:g>
                  <svg:desc>Arkusz1.B9:Arkusz1.GS9</svg:desc>
                </draw:g>
              </table:table-cell>
              <table:table-cell office:value-type="float" office:value="1.116">
                <text:p>1.116</text:p>
              </table:table-cell>
              <table:table-cell office:value-type="float" office:value="1.150667">
                <text:p>1.150667</text:p>
              </table:table-cell>
              <table:table-cell office:value-type="float" office:value="0.458667">
                <text:p>0.458667</text:p>
              </table:table-cell>
              <table:table-cell office:value-type="float" office:value="0.459556">
                <text:p>0.459556</text:p>
              </table:table-cell>
              <table:table-cell office:value-type="float" office:value="0.380889">
                <text:p>0.380889</text:p>
              </table:table-cell>
              <table:table-cell office:value-type="float" office:value="1.544889">
                <text:p>1.544889</text:p>
              </table:table-cell>
              <table:table-cell office:value-type="float" office:value="0.446222">
                <text:p>0.446222</text:p>
              </table:table-cell>
              <table:table-cell office:value-type="float" office:value="1.054667">
                <text:p>1.054667</text:p>
              </table:table-cell>
              <table:table-cell office:value-type="float" office:value="0.771556">
                <text:p>0.771556</text:p>
              </table:table-cell>
              <table:table-cell office:value-type="float" office:value="0.337333">
                <text:p>0.337333</text:p>
              </table:table-cell>
              <table:table-cell office:value-type="float" office:value="1.24">
                <text:p>1.24</text:p>
              </table:table-cell>
              <table:table-cell office:value-type="float" office:value="0.274667">
                <text:p>0.274667</text:p>
              </table:table-cell>
              <table:table-cell office:value-type="float" office:value="0.728889">
                <text:p>0.728889</text:p>
              </table:table-cell>
              <table:table-cell office:value-type="float" office:value="0.549778">
                <text:p>0.549778</text:p>
              </table:table-cell>
              <table:table-cell office:value-type="float" office:value="0.454667">
                <text:p>0.454667</text:p>
              </table:table-cell>
              <table:table-cell office:value-type="float" office:value="1.077778">
                <text:p>1.077778</text:p>
              </table:table-cell>
              <table:table-cell office:value-type="float" office:value="0.445333">
                <text:p>0.445333</text:p>
              </table:table-cell>
              <table:table-cell office:value-type="float" office:value="0.430222">
                <text:p>0.430222</text:p>
              </table:table-cell>
              <table:table-cell office:value-type="float" office:value="1.084889">
                <text:p>1.084889</text:p>
              </table:table-cell>
              <table:table-cell office:value-type="float" office:value="0.752889">
                <text:p>0.752889</text:p>
              </table:table-cell>
              <table:table-cell office:value-type="float" office:value="0.456444">
                <text:p>0.456444</text:p>
              </table:table-cell>
              <table:table-cell office:value-type="float" office:value="0.572889">
                <text:p>0.572889</text:p>
              </table:table-cell>
              <table:table-cell office:value-type="float" office:value="1.171556">
                <text:p>1.171556</text:p>
              </table:table-cell>
              <table:table-cell office:value-type="float" office:value="0.294222">
                <text:p>0.294222</text:p>
              </table:table-cell>
              <table:table-cell office:value-type="float" office:value="0.455111">
                <text:p>0.455111</text:p>
              </table:table-cell>
              <table:table-cell office:value-type="float" office:value="0.986222">
                <text:p>0.986222</text:p>
              </table:table-cell>
              <table:table-cell office:value-type="float" office:value="1.535111">
                <text:p>1.535111</text:p>
              </table:table-cell>
              <table:table-cell office:value-type="float" office:value="0.438222">
                <text:p>0.438222</text:p>
              </table:table-cell>
              <table:table-cell office:value-type="float" office:value="1.52">
                <text:p>1.52</text:p>
              </table:table-cell>
              <table:table-cell office:value-type="float" office:value="0.526667">
                <text:p>0.526667</text:p>
              </table:table-cell>
              <table:table-cell office:value-type="float" office:value="1.150222">
                <text:p>1.150222</text:p>
              </table:table-cell>
              <table:table-cell office:value-type="float" office:value="1.011111">
                <text:p>1.011111</text:p>
              </table:table-cell>
              <table:table-cell office:value-type="float" office:value="1.029778">
                <text:p>1.029778</text:p>
              </table:table-cell>
              <table:table-cell office:value-type="float" office:value="0.435556">
                <text:p>0.435556</text:p>
              </table:table-cell>
              <table:table-cell office:value-type="float" office:value="0.386222">
                <text:p>0.386222</text:p>
              </table:table-cell>
              <table:table-cell office:value-type="float" office:value="0.403111">
                <text:p>0.403111</text:p>
              </table:table-cell>
              <table:table-cell office:value-type="float" office:value="0.369778">
                <text:p>0.369778</text:p>
              </table:table-cell>
              <table:table-cell office:value-type="float" office:value="0.438222">
                <text:p>0.438222</text:p>
              </table:table-cell>
              <table:table-cell office:value-type="float" office:value="0.978667">
                <text:p>0.978667</text:p>
              </table:table-cell>
              <table:table-cell office:value-type="float" office:value="0.452">
                <text:p>0.452</text:p>
              </table:table-cell>
              <table:table-cell office:value-type="float" office:value="0.447556">
                <text:p>0.447556</text:p>
              </table:table-cell>
              <table:table-cell office:value-type="float" office:value="0.308">
                <text:p>0.308</text:p>
              </table:table-cell>
              <table:table-cell office:value-type="float" office:value="0.436">
                <text:p>0.436</text:p>
              </table:table-cell>
              <table:table-cell office:value-type="float" office:value="0.452889">
                <text:p>0.452889</text:p>
              </table:table-cell>
              <table:table-cell office:value-type="float" office:value="0.446667">
                <text:p>0.446667</text:p>
              </table:table-cell>
              <table:table-cell office:value-type="float" office:value="0.380444">
                <text:p>0.380444</text:p>
              </table:table-cell>
              <table:table-cell office:value-type="float" office:value="1.090222">
                <text:p>1.090222</text:p>
              </table:table-cell>
              <table:table-cell office:value-type="float" office:value="0.391111">
                <text:p>0.391111</text:p>
              </table:table-cell>
              <table:table-cell office:value-type="float" office:value="0.444889">
                <text:p>0.444889</text:p>
              </table:table-cell>
              <table:table-cell office:value-type="float" office:value="0.452889">
                <text:p>0.452889</text:p>
              </table:table-cell>
              <table:table-cell office:value-type="float" office:value="0.441778">
                <text:p>0.441778</text:p>
              </table:table-cell>
              <table:table-cell office:value-type="float" office:value="0.993778">
                <text:p>0.993778</text:p>
              </table:table-cell>
              <table:table-cell office:value-type="float" office:value="0.990222">
                <text:p>0.990222</text:p>
              </table:table-cell>
              <table:table-cell office:value-type="float" office:value="0.454667">
                <text:p>0.454667</text:p>
              </table:table-cell>
              <table:table-cell office:value-type="float" office:value="0.438222">
                <text:p>0.438222</text:p>
              </table:table-cell>
              <table:table-cell office:value-type="float" office:value="0.515111">
                <text:p>0.515111</text:p>
              </table:table-cell>
              <table:table-cell office:value-type="float" office:value="0.543556">
                <text:p>0.543556</text:p>
              </table:table-cell>
              <table:table-cell office:value-type="float" office:value="0.323111">
                <text:p>0.323111</text:p>
              </table:table-cell>
              <table:table-cell office:value-type="float" office:value="0.399556">
                <text:p>0.399556</text:p>
              </table:table-cell>
              <table:table-cell office:value-type="float" office:value="0.264889">
                <text:p>0.264889</text:p>
              </table:table-cell>
              <table:table-cell office:value-type="float" office:value="0.414667">
                <text:p>0.414667</text:p>
              </table:table-cell>
              <table:table-cell office:value-type="float" office:value="0.44">
                <text:p>0.44</text:p>
              </table:table-cell>
              <table:table-cell office:value-type="float" office:value="1.088">
                <text:p>1.088</text:p>
              </table:table-cell>
              <table:table-cell office:value-type="float" office:value="0.934222">
                <text:p>0.934222</text:p>
              </table:table-cell>
              <table:table-cell office:value-type="float" office:value="0.368">
                <text:p>0.368</text:p>
              </table:table-cell>
              <table:table-cell office:value-type="float" office:value="0.978222">
                <text:p>0.978222</text:p>
              </table:table-cell>
              <table:table-cell office:value-type="float" office:value="0.488889">
                <text:p>0.488889</text:p>
              </table:table-cell>
              <table:table-cell office:value-type="float" office:value="1.150222">
                <text:p>1.150222</text:p>
              </table:table-cell>
              <table:table-cell office:value-type="float" office:value="1.166222">
                <text:p>1.166222</text:p>
              </table:table-cell>
              <table:table-cell office:value-type="float" office:value="1.08">
                <text:p>1.08</text:p>
              </table:table-cell>
              <table:table-cell office:value-type="float" office:value="0.349333">
                <text:p>0.349333</text:p>
              </table:table-cell>
              <table:table-cell office:value-type="float" office:value="0.459556">
                <text:p>0.459556</text:p>
              </table:table-cell>
              <table:table-cell office:value-type="float" office:value="1.528">
                <text:p>1.528</text:p>
              </table:table-cell>
              <table:table-cell office:value-type="float" office:value="0.438222">
                <text:p>0.438222</text:p>
              </table:table-cell>
              <table:table-cell office:value-type="float" office:value="0.444889">
                <text:p>0.444889</text:p>
              </table:table-cell>
              <table:table-cell office:value-type="float" office:value="0.409333">
                <text:p>0.409333</text:p>
              </table:table-cell>
              <table:table-cell office:value-type="float" office:value="1.138222">
                <text:p>1.138222</text:p>
              </table:table-cell>
              <table:table-cell office:value-type="float" office:value="0.362667">
                <text:p>0.362667</text:p>
              </table:table-cell>
              <table:table-cell office:value-type="float" office:value="0.325778">
                <text:p>0.325778</text:p>
              </table:table-cell>
              <table:table-cell office:value-type="float" office:value="1.28">
                <text:p>1.28</text:p>
              </table:table-cell>
              <table:table-cell office:value-type="float" office:value="0.365778">
                <text:p>0.365778</text:p>
              </table:table-cell>
              <table:table-cell office:value-type="float" office:value="0.312">
                <text:p>0.312</text:p>
              </table:table-cell>
              <table:table-cell office:value-type="float" office:value="0.449333">
                <text:p>0.449333</text:p>
              </table:table-cell>
              <table:table-cell office:value-type="float" office:value="1.206222">
                <text:p>1.206222</text:p>
              </table:table-cell>
              <table:table-cell office:value-type="float" office:value="0.441333">
                <text:p>0.441333</text:p>
              </table:table-cell>
              <table:table-cell office:value-type="float" office:value="1.281778">
                <text:p>1.281778</text:p>
              </table:table-cell>
              <table:table-cell office:value-type="float" office:value="0.396">
                <text:p>0.396</text:p>
              </table:table-cell>
              <table:table-cell office:value-type="float" office:value="0.374222">
                <text:p>0.374222</text:p>
              </table:table-cell>
              <table:table-cell office:value-type="float" office:value="1.144">
                <text:p>1.144</text:p>
              </table:table-cell>
              <table:table-cell office:value-type="float" office:value="0.961778">
                <text:p>0.961778</text:p>
              </table:table-cell>
              <table:table-cell office:value-type="float" office:value="0.28">
                <text:p>0.28</text:p>
              </table:table-cell>
              <table:table-cell office:value-type="float" office:value="0.327556">
                <text:p>0.327556</text:p>
              </table:table-cell>
              <table:table-cell office:value-type="float" office:value="0.540444">
                <text:p>0.540444</text:p>
              </table:table-cell>
              <table:table-cell office:value-type="float" office:value="0.302222">
                <text:p>0.302222</text:p>
              </table:table-cell>
              <table:table-cell office:value-type="float" office:value="0.436">
                <text:p>0.436</text:p>
              </table:table-cell>
              <table:table-cell office:value-type="float" office:value="0.419111">
                <text:p>0.419111</text:p>
              </table:table-cell>
              <table:table-cell office:value-type="float" office:value="0.545333">
                <text:p>0.545333</text:p>
              </table:table-cell>
              <table:table-cell office:value-type="float" office:value="0.547556">
                <text:p>0.547556</text:p>
              </table:table-cell>
              <table:table-cell office:value-type="float" office:value="1.178667">
                <text:p>1.178667</text:p>
              </table:table-cell>
              <table:table-cell office:value-type="float" office:value="1.090667">
                <text:p>1.090667</text:p>
              </table:table-cell>
              <table:table-cell office:value-type="float" office:value="0.370222">
                <text:p>0.370222</text:p>
              </table:table-cell>
              <table:table-cell office:value-type="float" office:value="1.267556">
                <text:p>1.267556</text:p>
              </table:table-cell>
              <table:table-cell office:value-type="float" office:value="1.098222">
                <text:p>1.098222</text:p>
              </table:table-cell>
              <table:table-cell office:value-type="float" office:value="0.390667">
                <text:p>0.390667</text:p>
              </table:table-cell>
              <table:table-cell office:value-type="float" office:value="0.428">
                <text:p>0.428</text:p>
              </table:table-cell>
              <table:table-cell office:value-type="float" office:value="1.696">
                <text:p>1.696</text:p>
              </table:table-cell>
              <table:table-cell office:value-type="float" office:value="0.308">
                <text:p>0.308</text:p>
              </table:table-cell>
              <table:table-cell office:value-type="float" office:value="1.056">
                <text:p>1.056</text:p>
              </table:table-cell>
              <table:table-cell office:value-type="float" office:value="1.213333">
                <text:p>1.213333</text:p>
              </table:table-cell>
              <table:table-cell office:value-type="float" office:value="0.432444">
                <text:p>0.432444</text:p>
              </table:table-cell>
              <table:table-cell office:value-type="float" office:value="0.371111">
                <text:p>0.371111</text:p>
              </table:table-cell>
              <table:table-cell office:value-type="float" office:value="0.380444">
                <text:p>0.380444</text:p>
              </table:table-cell>
              <table:table-cell office:value-type="float" office:value="0.535111">
                <text:p>0.535111</text:p>
              </table:table-cell>
              <table:table-cell office:value-type="float" office:value="0.424444">
                <text:p>0.424444</text:p>
              </table:table-cell>
              <table:table-cell office:value-type="float" office:value="1.084">
                <text:p>1.084</text:p>
              </table:table-cell>
              <table:table-cell office:value-type="float" office:value="1.076889">
                <text:p>1.076889</text:p>
              </table:table-cell>
              <table:table-cell office:value-type="float" office:value="1.094667">
                <text:p>1.094667</text:p>
              </table:table-cell>
              <table:table-cell office:value-type="float" office:value="1.450667">
                <text:p>1.450667</text:p>
              </table:table-cell>
              <table:table-cell office:value-type="float" office:value="0.245333">
                <text:p>0.245333</text:p>
              </table:table-cell>
              <table:table-cell office:value-type="float" office:value="0.386667">
                <text:p>0.386667</text:p>
              </table:table-cell>
              <table:table-cell office:value-type="float" office:value="1.030667">
                <text:p>1.030667</text:p>
              </table:table-cell>
              <table:table-cell office:value-type="float" office:value="0.541333">
                <text:p>0.541333</text:p>
              </table:table-cell>
              <table:table-cell office:value-type="float" office:value="1.248889">
                <text:p>1.248889</text:p>
              </table:table-cell>
              <table:table-cell office:value-type="float" office:value="0.638667">
                <text:p>0.638667</text:p>
              </table:table-cell>
              <table:table-cell office:value-type="float" office:value="1.003556">
                <text:p>1.003556</text:p>
              </table:table-cell>
              <table:table-cell office:value-type="float" office:value="1.077778">
                <text:p>1.077778</text:p>
              </table:table-cell>
              <table:table-cell office:value-type="float" office:value="1.066667">
                <text:p>1.066667</text:p>
              </table:table-cell>
              <table:table-cell office:value-type="float" office:value="0.450667">
                <text:p>0.450667</text:p>
              </table:table-cell>
              <table:table-cell office:value-type="float" office:value="0.430667">
                <text:p>0.430667</text:p>
              </table:table-cell>
              <table:table-cell office:value-type="float" office:value="0.431111">
                <text:p>0.431111</text:p>
              </table:table-cell>
              <table:table-cell office:value-type="float" office:value="0.392444">
                <text:p>0.392444</text:p>
              </table:table-cell>
              <table:table-cell office:value-type="float" office:value="1.141333">
                <text:p>1.141333</text:p>
              </table:table-cell>
              <table:table-cell office:value-type="float" office:value="0.338667">
                <text:p>0.338667</text:p>
              </table:table-cell>
              <table:table-cell office:value-type="float" office:value="0.349333">
                <text:p>0.349333</text:p>
              </table:table-cell>
              <table:table-cell office:value-type="float" office:value="1.275111">
                <text:p>1.275111</text:p>
              </table:table-cell>
              <table:table-cell office:value-type="float" office:value="0.445333">
                <text:p>0.445333</text:p>
              </table:table-cell>
              <table:table-cell office:value-type="float" office:value="1.083556">
                <text:p>1.083556</text:p>
              </table:table-cell>
              <table:table-cell office:value-type="float" office:value="1.402667">
                <text:p>1.402667</text:p>
              </table:table-cell>
              <table:table-cell office:value-type="float" office:value="0.450667">
                <text:p>0.450667</text:p>
              </table:table-cell>
              <table:table-cell office:value-type="float" office:value="0.44">
                <text:p>0.44</text:p>
              </table:table-cell>
              <table:table-cell office:value-type="float" office:value="1.073778">
                <text:p>1.073778</text:p>
              </table:table-cell>
              <table:table-cell office:value-type="float" office:value="1.406222">
                <text:p>1.406222</text:p>
              </table:table-cell>
              <table:table-cell office:value-type="float" office:value="0.449333">
                <text:p>0.449333</text:p>
              </table:table-cell>
              <table:table-cell office:value-type="float" office:value="0.433333">
                <text:p>0.433333</text:p>
              </table:table-cell>
              <table:table-cell office:value-type="float" office:value="0.514667">
                <text:p>0.514667</text:p>
              </table:table-cell>
              <table:table-cell office:value-type="float" office:value="1.386667">
                <text:p>1.386667</text:p>
              </table:table-cell>
              <table:table-cell office:value-type="float" office:value="0.695111">
                <text:p>0.695111</text:p>
              </table:table-cell>
              <table:table-cell office:value-type="float" office:value="0.348889">
                <text:p>0.348889</text:p>
              </table:table-cell>
              <table:table-cell office:value-type="float" office:value="0.424444">
                <text:p>0.424444</text:p>
              </table:table-cell>
              <table:table-cell office:value-type="float" office:value="0.441333">
                <text:p>0.441333</text:p>
              </table:table-cell>
              <table:table-cell office:value-type="float" office:value="0.428444">
                <text:p>0.428444</text:p>
              </table:table-cell>
              <table:table-cell office:value-type="float" office:value="1.452444">
                <text:p>1.452444</text:p>
              </table:table-cell>
              <table:table-cell office:value-type="float" office:value="0.991111">
                <text:p>0.991111</text:p>
              </table:table-cell>
              <table:table-cell office:value-type="float" office:value="1.198667">
                <text:p>1.198667</text:p>
              </table:table-cell>
              <table:table-cell office:value-type="float" office:value="1.288889">
                <text:p>1.288889</text:p>
              </table:table-cell>
              <table:table-cell office:value-type="float" office:value="0.940444">
                <text:p>0.940444</text:p>
              </table:table-cell>
              <table:table-cell office:value-type="float" office:value="1.166667">
                <text:p>1.166667</text:p>
              </table:table-cell>
              <table:table-cell office:value-type="float" office:value="0.889778">
                <text:p>0.889778</text:p>
              </table:table-cell>
              <table:table-cell office:value-type="float" office:value="0.435111">
                <text:p>0.435111</text:p>
              </table:table-cell>
              <table:table-cell office:value-type="float" office:value="1.092444">
                <text:p>1.092444</text:p>
              </table:table-cell>
              <table:table-cell office:value-type="float" office:value="0.385778">
                <text:p>0.385778</text:p>
              </table:table-cell>
              <table:table-cell office:value-type="float" office:value="1.231556">
                <text:p>1.231556</text:p>
              </table:table-cell>
              <table:table-cell office:value-type="float" office:value="1.292444">
                <text:p>1.292444</text:p>
              </table:table-cell>
              <table:table-cell office:value-type="float" office:value="0.532889">
                <text:p>0.532889</text:p>
              </table:table-cell>
              <table:table-cell office:value-type="float" office:value="0.395111">
                <text:p>0.395111</text:p>
              </table:table-cell>
              <table:table-cell office:value-type="float" office:value="0.565778">
                <text:p>0.565778</text:p>
              </table:table-cell>
              <table:table-cell office:value-type="float" office:value="1.288889">
                <text:p>1.288889</text:p>
              </table:table-cell>
              <table:table-cell office:value-type="float" office:value="0.451111">
                <text:p>0.451111</text:p>
              </table:table-cell>
              <table:table-cell office:value-type="float" office:value="1.115111">
                <text:p>1.115111</text:p>
              </table:table-cell>
              <table:table-cell office:value-type="float" office:value="1.063111">
                <text:p>1.063111</text:p>
              </table:table-cell>
              <table:table-cell office:value-type="float" office:value="1.096">
                <text:p>1.096</text:p>
              </table:table-cell>
              <table:table-cell office:value-type="float" office:value="0.432">
                <text:p>0.432</text:p>
              </table:table-cell>
              <table:table-cell office:value-type="float" office:value="1.193333">
                <text:p>1.193333</text:p>
              </table:table-cell>
              <table:table-cell office:value-type="float" office:value="1.040889">
                <text:p>1.040889</text:p>
              </table:table-cell>
              <table:table-cell office:value-type="float" office:value="0.527556">
                <text:p>0.527556</text:p>
              </table:table-cell>
              <table:table-cell office:value-type="float" office:value="0.438667">
                <text:p>0.438667</text:p>
              </table:table-cell>
              <table:table-cell office:value-type="float" office:value="0.447111">
                <text:p>0.447111</text:p>
              </table:table-cell>
              <table:table-cell office:value-type="float" office:value="0.427556">
                <text:p>0.427556</text:p>
              </table:table-cell>
              <table:table-cell office:value-type="float" office:value="0.448">
                <text:p>0.448</text:p>
              </table:table-cell>
              <table:table-cell office:value-type="float" office:value="1.472889">
                <text:p>1.472889</text:p>
              </table:table-cell>
              <table:table-cell office:value-type="float" office:value="1.183111">
                <text:p>1.183111</text:p>
              </table:table-cell>
              <table:table-cell office:value-type="float" office:value="0.312444">
                <text:p>0.312444</text:p>
              </table:table-cell>
              <table:table-cell office:value-type="float" office:value="1.008444">
                <text:p>1.008444</text:p>
              </table:table-cell>
              <table:table-cell office:value-type="float" office:value="0.436889">
                <text:p>0.436889</text:p>
              </table:table-cell>
              <table:table-cell office:value-type="float" office:value="0.836889">
                <text:p>0.836889</text:p>
              </table:table-cell>
              <table:table-cell office:value-type="float" office:value="0.463556">
                <text:p>0.463556</text:p>
              </table:table-cell>
              <table:table-cell office:value-type="float" office:value="0.320889">
                <text:p>0.320889</text:p>
              </table:table-cell>
              <table:table-cell office:value-type="float" office:value="0.451556">
                <text:p>0.451556</text:p>
              </table:table-cell>
              <table:table-cell office:value-type="float" office:value="1.157333">
                <text:p>1.157333</text:p>
              </table:table-cell>
              <table:table-cell office:value-type="float" office:value="1.027556">
                <text:p>1.027556</text:p>
              </table:table-cell>
              <table:table-cell office:value-type="float" office:value="1.483556">
                <text:p>1.483556</text:p>
              </table:table-cell>
              <table:table-cell office:value-type="float" office:value="0.435556">
                <text:p>0.435556</text:p>
              </table:table-cell>
              <table:table-cell office:value-type="float" office:value="0.444889">
                <text:p>0.444889</text:p>
              </table:table-cell>
              <table:table-cell office:value-type="float" office:value="0.444889">
                <text:p>0.444889</text:p>
              </table:table-cell>
              <table:table-cell office:value-type="float" office:value="0.429778">
                <text:p>0.429778</text:p>
              </table:table-cell>
              <table:table-cell office:value-type="float" office:value="1.168889">
                <text:p>1.168889</text:p>
              </table:table-cell>
              <table:table-cell office:value-type="float" office:value="0.427111">
                <text:p>0.427111</text:p>
              </table:table-cell>
              <table:table-cell office:value-type="float" office:value="1.183111">
                <text:p>1.183111</text:p>
              </table:table-cell>
              <table:table-cell office:value-type="float" office:value="0.270667">
                <text:p>0.270667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10:Arkusz1.A10</svg:desc>
                </draw:g>
              </table:table-cell>
              <table:table-cell office:value-type="float" office:value="1.170222">
                <text:p>1.170222</text:p>
                <draw:g>
                  <svg:desc>Arkusz1.B10:Arkusz1.GS10</svg:desc>
                </draw:g>
              </table:table-cell>
              <table:table-cell office:value-type="float" office:value="0.970222">
                <text:p>0.970222</text:p>
              </table:table-cell>
              <table:table-cell office:value-type="float" office:value="0.948444">
                <text:p>0.948444</text:p>
              </table:table-cell>
              <table:table-cell office:value-type="float" office:value="0.925333">
                <text:p>0.925333</text:p>
              </table:table-cell>
              <table:table-cell office:value-type="float" office:value="0.913778">
                <text:p>0.913778</text:p>
              </table:table-cell>
              <table:table-cell office:value-type="float" office:value="0.920444">
                <text:p>0.920444</text:p>
              </table:table-cell>
              <table:table-cell office:value-type="float" office:value="0.910222">
                <text:p>0.910222</text:p>
              </table:table-cell>
              <table:table-cell office:value-type="float" office:value="0.926667">
                <text:p>0.926667</text:p>
              </table:table-cell>
              <table:table-cell office:value-type="float" office:value="0.944444">
                <text:p>0.944444</text:p>
              </table:table-cell>
              <table:table-cell office:value-type="float" office:value="0.909333">
                <text:p>0.909333</text:p>
              </table:table-cell>
              <table:table-cell office:value-type="float" office:value="0.909333">
                <text:p>0.909333</text:p>
              </table:table-cell>
              <table:table-cell office:value-type="float" office:value="0.895556">
                <text:p>0.895556</text:p>
              </table:table-cell>
              <table:table-cell office:value-type="float" office:value="0.893778">
                <text:p>0.893778</text:p>
              </table:table-cell>
              <table:table-cell office:value-type="float" office:value="0.899111">
                <text:p>0.899111</text:p>
              </table:table-cell>
              <table:table-cell office:value-type="float" office:value="0.886222">
                <text:p>0.886222</text:p>
              </table:table-cell>
              <table:table-cell office:value-type="float" office:value="0.901778">
                <text:p>0.901778</text:p>
              </table:table-cell>
              <table:table-cell office:value-type="float" office:value="0.894667">
                <text:p>0.894667</text:p>
              </table:table-cell>
              <table:table-cell office:value-type="float" office:value="0.888">
                <text:p>0.888</text:p>
              </table:table-cell>
              <table:table-cell office:value-type="float" office:value="0.871556">
                <text:p>0.871556</text:p>
              </table:table-cell>
              <table:table-cell office:value-type="float" office:value="0.888444">
                <text:p>0.888444</text:p>
              </table:table-cell>
              <table:table-cell office:value-type="float" office:value="0.842222">
                <text:p>0.842222</text:p>
              </table:table-cell>
              <table:table-cell office:value-type="float" office:value="0.824">
                <text:p>0.824</text:p>
              </table:table-cell>
              <table:table-cell office:value-type="float" office:value="0.830222">
                <text:p>0.830222</text:p>
              </table:table-cell>
              <table:table-cell office:value-type="float" office:value="0.800444">
                <text:p>0.800444</text:p>
              </table:table-cell>
              <table:table-cell office:value-type="float" office:value="0.796">
                <text:p>0.796</text:p>
              </table:table-cell>
              <table:table-cell office:value-type="float" office:value="0.776">
                <text:p>0.776</text:p>
              </table:table-cell>
              <table:table-cell office:value-type="float" office:value="0.765778">
                <text:p>0.765778</text:p>
              </table:table-cell>
              <table:table-cell office:value-type="float" office:value="0.764444">
                <text:p>0.764444</text:p>
              </table:table-cell>
              <table:table-cell office:value-type="float" office:value="0.749778">
                <text:p>0.749778</text:p>
              </table:table-cell>
              <table:table-cell office:value-type="float" office:value="0.775111">
                <text:p>0.775111</text:p>
              </table:table-cell>
              <table:table-cell office:value-type="float" office:value="0.732">
                <text:p>0.732</text:p>
              </table:table-cell>
              <table:table-cell office:value-type="float" office:value="0.729333">
                <text:p>0.729333</text:p>
              </table:table-cell>
              <table:table-cell office:value-type="float" office:value="0.720889">
                <text:p>0.720889</text:p>
              </table:table-cell>
              <table:table-cell office:value-type="float" office:value="0.694667">
                <text:p>0.694667</text:p>
              </table:table-cell>
              <table:table-cell office:value-type="float" office:value="0.721778">
                <text:p>0.721778</text:p>
              </table:table-cell>
              <table:table-cell office:value-type="float" office:value="0.704889">
                <text:p>0.704889</text:p>
              </table:table-cell>
              <table:table-cell office:value-type="float" office:value="0.709333">
                <text:p>0.709333</text:p>
              </table:table-cell>
              <table:table-cell office:value-type="float" office:value="0.692889">
                <text:p>0.692889</text:p>
              </table:table-cell>
              <table:table-cell office:value-type="float" office:value="0.699556">
                <text:p>0.699556</text:p>
              </table:table-cell>
              <table:table-cell office:value-type="float" office:value="0.699556">
                <text:p>0.699556</text:p>
              </table:table-cell>
              <table:table-cell office:value-type="float" office:value="0.7">
                <text:p>0.7</text:p>
              </table:table-cell>
              <table:table-cell office:value-type="float" office:value="0.668444">
                <text:p>0.668444</text:p>
              </table:table-cell>
              <table:table-cell office:value-type="float" office:value="0.692889">
                <text:p>0.692889</text:p>
              </table:table-cell>
              <table:table-cell office:value-type="float" office:value="0.672">
                <text:p>0.672</text:p>
              </table:table-cell>
              <table:table-cell office:value-type="float" office:value="0.685333">
                <text:p>0.685333</text:p>
              </table:table-cell>
              <table:table-cell office:value-type="float" office:value="0.666222">
                <text:p>0.666222</text:p>
              </table:table-cell>
              <table:table-cell office:value-type="float" office:value="0.671111">
                <text:p>0.671111</text:p>
              </table:table-cell>
              <table:table-cell office:value-type="float" office:value="0.692">
                <text:p>0.692</text:p>
              </table:table-cell>
              <table:table-cell office:value-type="float" office:value="0.704889">
                <text:p>0.704889</text:p>
              </table:table-cell>
              <table:table-cell office:value-type="float" office:value="0.711111">
                <text:p>0.711111</text:p>
              </table:table-cell>
              <table:table-cell office:value-type="float" office:value="0.696444">
                <text:p>0.696444</text:p>
              </table:table-cell>
              <table:table-cell office:value-type="float" office:value="0.688">
                <text:p>0.688</text:p>
              </table:table-cell>
              <table:table-cell office:value-type="float" office:value="0.664889">
                <text:p>0.664889</text:p>
              </table:table-cell>
              <table:table-cell office:value-type="float" office:value="0.679556">
                <text:p>0.679556</text:p>
              </table:table-cell>
              <table:table-cell office:value-type="float" office:value="0.678222">
                <text:p>0.678222</text:p>
              </table:table-cell>
              <table:table-cell office:value-type="float" office:value="0.664444">
                <text:p>0.664444</text:p>
              </table:table-cell>
              <table:table-cell office:value-type="float" office:value="0.619556">
                <text:p>0.619556</text:p>
              </table:table-cell>
              <table:table-cell office:value-type="float" office:value="0.641333">
                <text:p>0.641333</text:p>
              </table:table-cell>
              <table:table-cell office:value-type="float" office:value="0.617778">
                <text:p>0.617778</text:p>
              </table:table-cell>
              <table:table-cell office:value-type="float" office:value="0.587111">
                <text:p>0.587111</text:p>
              </table:table-cell>
              <table:table-cell office:value-type="float" office:value="0.532">
                <text:p>0.532</text:p>
              </table:table-cell>
              <table:table-cell office:value-type="float" office:value="0.590667">
                <text:p>0.590667</text:p>
              </table:table-cell>
              <table:table-cell office:value-type="float" office:value="0.585333">
                <text:p>0.585333</text:p>
              </table:table-cell>
              <table:table-cell office:value-type="float" office:value="0.545778">
                <text:p>0.545778</text:p>
              </table:table-cell>
              <table:table-cell office:value-type="float" office:value="0.590222">
                <text:p>0.590222</text:p>
              </table:table-cell>
              <table:table-cell office:value-type="float" office:value="0.528889">
                <text:p>0.528889</text:p>
              </table:table-cell>
              <table:table-cell office:value-type="float" office:value="0.512444">
                <text:p>0.512444</text:p>
              </table:table-cell>
              <table:table-cell office:value-type="float" office:value="0.539556">
                <text:p>0.539556</text:p>
              </table:table-cell>
              <table:table-cell office:value-type="float" office:value="0.554222">
                <text:p>0.554222</text:p>
              </table:table-cell>
              <table:table-cell office:value-type="float" office:value="0.510667">
                <text:p>0.510667</text:p>
              </table:table-cell>
              <table:table-cell office:value-type="float" office:value="0.579556">
                <text:p>0.579556</text:p>
              </table:table-cell>
              <table:table-cell office:value-type="float" office:value="0.553333">
                <text:p>0.553333</text:p>
              </table:table-cell>
              <table:table-cell office:value-type="float" office:value="0.492889">
                <text:p>0.492889</text:p>
              </table:table-cell>
              <table:table-cell office:value-type="float" office:value="0.448889">
                <text:p>0.448889</text:p>
              </table:table-cell>
              <table:table-cell office:value-type="float" office:value="0.473778">
                <text:p>0.473778</text:p>
              </table:table-cell>
              <table:table-cell office:value-type="float" office:value="0.420444">
                <text:p>0.420444</text:p>
              </table:table-cell>
              <table:table-cell office:value-type="float" office:value="0.438667">
                <text:p>0.438667</text:p>
              </table:table-cell>
              <table:table-cell office:value-type="float" office:value="0.389778">
                <text:p>0.389778</text:p>
              </table:table-cell>
              <table:table-cell office:value-type="float" office:value="0.354667">
                <text:p>0.354667</text:p>
              </table:table-cell>
              <table:table-cell office:value-type="float" office:value="0.291111">
                <text:p>0.291111</text:p>
              </table:table-cell>
              <table:table-cell office:value-type="float" office:value="0.303111">
                <text:p>0.303111</text:p>
              </table:table-cell>
              <table:table-cell office:value-type="float" office:value="0.298222">
                <text:p>0.298222</text:p>
              </table:table-cell>
              <table:table-cell office:value-type="float" office:value="0.272889">
                <text:p>0.272889</text:p>
              </table:table-cell>
              <table:table-cell office:value-type="float" office:value="0.276889">
                <text:p>0.276889</text:p>
              </table:table-cell>
              <table:table-cell office:value-type="float" office:value="0.28">
                <text:p>0.28</text:p>
              </table:table-cell>
              <table:table-cell office:value-type="float" office:value="0.256444">
                <text:p>0.256444</text:p>
              </table:table-cell>
              <table:table-cell office:value-type="float" office:value="0.290667">
                <text:p>0.290667</text:p>
              </table:table-cell>
              <table:table-cell office:value-type="float" office:value="0.271111">
                <text:p>0.271111</text:p>
              </table:table-cell>
              <table:table-cell office:value-type="float" office:value="0.26">
                <text:p>0.26</text:p>
              </table:table-cell>
              <table:table-cell office:value-type="float" office:value="0.280889">
                <text:p>0.280889</text:p>
              </table:table-cell>
              <table:table-cell office:value-type="float" office:value="0.273778">
                <text:p>0.273778</text:p>
              </table:table-cell>
              <table:table-cell office:value-type="float" office:value="0.245778">
                <text:p>0.245778</text:p>
              </table:table-cell>
              <table:table-cell office:value-type="float" office:value="0.270222">
                <text:p>0.270222</text:p>
              </table:table-cell>
              <table:table-cell office:value-type="float" office:value="0.277778">
                <text:p>0.277778</text:p>
              </table:table-cell>
              <table:table-cell office:value-type="float" office:value="0.271556">
                <text:p>0.271556</text:p>
              </table:table-cell>
              <table:table-cell office:value-type="float" office:value="0.269778">
                <text:p>0.269778</text:p>
              </table:table-cell>
              <table:table-cell office:value-type="float" office:value="0.252">
                <text:p>0.252</text:p>
              </table:table-cell>
              <table:table-cell office:value-type="float" office:value="0.258222">
                <text:p>0.258222</text:p>
              </table:table-cell>
              <table:table-cell office:value-type="float" office:value="0.261778">
                <text:p>0.261778</text:p>
              </table:table-cell>
              <table:table-cell office:value-type="float" office:value="0.236">
                <text:p>0.236</text:p>
              </table:table-cell>
              <table:table-cell office:value-type="float" office:value="0.260444">
                <text:p>0.260444</text:p>
              </table:table-cell>
              <table:table-cell office:value-type="float" office:value="0.256">
                <text:p>0.256</text:p>
              </table:table-cell>
              <table:table-cell office:value-type="float" office:value="0.265333">
                <text:p>0.265333</text:p>
              </table:table-cell>
              <table:table-cell office:value-type="float" office:value="0.255556">
                <text:p>0.255556</text:p>
              </table:table-cell>
              <table:table-cell office:value-type="float" office:value="0.258667">
                <text:p>0.258667</text:p>
              </table:table-cell>
              <table:table-cell office:value-type="float" office:value="0.254222">
                <text:p>0.254222</text:p>
              </table:table-cell>
              <table:table-cell office:value-type="float" office:value="0.238222">
                <text:p>0.238222</text:p>
              </table:table-cell>
              <table:table-cell office:value-type="float" office:value="0.264889">
                <text:p>0.264889</text:p>
              </table:table-cell>
              <table:table-cell office:value-type="float" office:value="0.269778">
                <text:p>0.269778</text:p>
              </table:table-cell>
              <table:table-cell office:value-type="float" office:value="0.250222">
                <text:p>0.250222</text:p>
              </table:table-cell>
              <table:table-cell office:value-type="float" office:value="0.271111">
                <text:p>0.271111</text:p>
              </table:table-cell>
              <table:table-cell office:value-type="float" office:value="0.264889">
                <text:p>0.264889</text:p>
              </table:table-cell>
              <table:table-cell office:value-type="float" office:value="0.265778">
                <text:p>0.265778</text:p>
              </table:table-cell>
              <table:table-cell office:value-type="float" office:value="0.253333">
                <text:p>0.253333</text:p>
              </table:table-cell>
              <table:table-cell office:value-type="float" office:value="0.247556">
                <text:p>0.247556</text:p>
              </table:table-cell>
              <table:table-cell office:value-type="float" office:value="0.270667">
                <text:p>0.270667</text:p>
              </table:table-cell>
              <table:table-cell office:value-type="float" office:value="0.262222">
                <text:p>0.262222</text:p>
              </table:table-cell>
              <table:table-cell office:value-type="float" office:value="0.261333">
                <text:p>0.261333</text:p>
              </table:table-cell>
              <table:table-cell office:value-type="float" office:value="0.266222">
                <text:p>0.266222</text:p>
              </table:table-cell>
              <table:table-cell office:value-type="float" office:value="0.251556">
                <text:p>0.251556</text:p>
              </table:table-cell>
              <table:table-cell office:value-type="float" office:value="0.261333">
                <text:p>0.261333</text:p>
              </table:table-cell>
              <table:table-cell office:value-type="float" office:value="0.263556">
                <text:p>0.263556</text:p>
              </table:table-cell>
              <table:table-cell office:value-type="float" office:value="0.256">
                <text:p>0.256</text:p>
              </table:table-cell>
              <table:table-cell office:value-type="float" office:value="0.264">
                <text:p>0.264</text:p>
              </table:table-cell>
              <table:table-cell office:value-type="float" office:value="0.255111">
                <text:p>0.255111</text:p>
              </table:table-cell>
              <table:table-cell office:value-type="float" office:value="0.276444">
                <text:p>0.276444</text:p>
              </table:table-cell>
              <table:table-cell office:value-type="float" office:value="0.26">
                <text:p>0.26</text:p>
              </table:table-cell>
              <table:table-cell office:value-type="float" office:value="0.279556">
                <text:p>0.279556</text:p>
              </table:table-cell>
              <table:table-cell office:value-type="float" office:value="0.272444">
                <text:p>0.272444</text:p>
              </table:table-cell>
              <table:table-cell office:value-type="float" office:value="0.276889">
                <text:p>0.276889</text:p>
              </table:table-cell>
              <table:table-cell office:value-type="float" office:value="0.272444">
                <text:p>0.272444</text:p>
              </table:table-cell>
              <table:table-cell office:value-type="float" office:value="0.288889">
                <text:p>0.288889</text:p>
              </table:table-cell>
              <table:table-cell office:value-type="float" office:value="0.279556">
                <text:p>0.279556</text:p>
              </table:table-cell>
              <table:table-cell office:value-type="float" office:value="0.268889">
                <text:p>0.268889</text:p>
              </table:table-cell>
              <table:table-cell office:value-type="float" office:value="0.295111">
                <text:p>0.295111</text:p>
              </table:table-cell>
              <table:table-cell office:value-type="float" office:value="0.267556">
                <text:p>0.267556</text:p>
              </table:table-cell>
              <table:table-cell office:value-type="float" office:value="0.281778">
                <text:p>0.281778</text:p>
              </table:table-cell>
              <table:table-cell office:value-type="float" office:value="0.272">
                <text:p>0.272</text:p>
              </table:table-cell>
              <table:table-cell office:value-type="float" office:value="0.272889">
                <text:p>0.272889</text:p>
              </table:table-cell>
              <table:table-cell office:value-type="float" office:value="0.282667">
                <text:p>0.282667</text:p>
              </table:table-cell>
              <table:table-cell office:value-type="float" office:value="0.293333">
                <text:p>0.293333</text:p>
              </table:table-cell>
              <table:table-cell office:value-type="float" office:value="0.257778">
                <text:p>0.257778</text:p>
              </table:table-cell>
              <table:table-cell office:value-type="float" office:value="0.28">
                <text:p>0.28</text:p>
              </table:table-cell>
              <table:table-cell office:value-type="float" office:value="0.275556">
                <text:p>0.275556</text:p>
              </table:table-cell>
              <table:table-cell office:value-type="float" office:value="0.286667">
                <text:p>0.286667</text:p>
              </table:table-cell>
              <table:table-cell office:value-type="float" office:value="0.289333">
                <text:p>0.289333</text:p>
              </table:table-cell>
              <table:table-cell office:value-type="float" office:value="0.28">
                <text:p>0.28</text:p>
              </table:table-cell>
              <table:table-cell office:value-type="float" office:value="0.276444">
                <text:p>0.276444</text:p>
              </table:table-cell>
              <table:table-cell office:value-type="float" office:value="0.281778">
                <text:p>0.281778</text:p>
              </table:table-cell>
              <table:table-cell office:value-type="float" office:value="0.275556">
                <text:p>0.275556</text:p>
              </table:table-cell>
              <table:table-cell office:value-type="float" office:value="0.274222">
                <text:p>0.274222</text:p>
              </table:table-cell>
              <table:table-cell office:value-type="float" office:value="0.285333">
                <text:p>0.285333</text:p>
              </table:table-cell>
              <table:table-cell office:value-type="float" office:value="0.300444">
                <text:p>0.300444</text:p>
              </table:table-cell>
              <table:table-cell office:value-type="float" office:value="0.283111">
                <text:p>0.283111</text:p>
              </table:table-cell>
              <table:table-cell office:value-type="float" office:value="0.273778">
                <text:p>0.273778</text:p>
              </table:table-cell>
              <table:table-cell office:value-type="float" office:value="0.284">
                <text:p>0.284</text:p>
              </table:table-cell>
              <table:table-cell office:value-type="float" office:value="0.266222">
                <text:p>0.266222</text:p>
              </table:table-cell>
              <table:table-cell office:value-type="float" office:value="0.270667">
                <text:p>0.270667</text:p>
              </table:table-cell>
              <table:table-cell office:value-type="float" office:value="0.285778">
                <text:p>0.285778</text:p>
              </table:table-cell>
              <table:table-cell office:value-type="float" office:value="0.284">
                <text:p>0.284</text:p>
              </table:table-cell>
              <table:table-cell office:value-type="float" office:value="0.278667">
                <text:p>0.278667</text:p>
              </table:table-cell>
              <table:table-cell office:value-type="float" office:value="0.288889">
                <text:p>0.288889</text:p>
              </table:table-cell>
              <table:table-cell office:value-type="float" office:value="0.276">
                <text:p>0.276</text:p>
              </table:table-cell>
              <table:table-cell office:value-type="float" office:value="0.286222">
                <text:p>0.286222</text:p>
              </table:table-cell>
              <table:table-cell office:value-type="float" office:value="0.289333">
                <text:p>0.289333</text:p>
              </table:table-cell>
              <table:table-cell office:value-type="float" office:value="0.293333">
                <text:p>0.293333</text:p>
              </table:table-cell>
              <table:table-cell office:value-type="float" office:value="0.285333">
                <text:p>0.285333</text:p>
              </table:table-cell>
              <table:table-cell office:value-type="float" office:value="0.290667">
                <text:p>0.290667</text:p>
              </table:table-cell>
              <table:table-cell office:value-type="float" office:value="0.278222">
                <text:p>0.278222</text:p>
              </table:table-cell>
              <table:table-cell office:value-type="float" office:value="0.279111">
                <text:p>0.279111</text:p>
              </table:table-cell>
              <table:table-cell office:value-type="float" office:value="0.288444">
                <text:p>0.288444</text:p>
              </table:table-cell>
              <table:table-cell office:value-type="float" office:value="0.289333">
                <text:p>0.289333</text:p>
              </table:table-cell>
              <table:table-cell office:value-type="float" office:value="0.291111">
                <text:p>0.291111</text:p>
              </table:table-cell>
              <table:table-cell office:value-type="float" office:value="0.301333">
                <text:p>0.301333</text:p>
              </table:table-cell>
              <table:table-cell office:value-type="float" office:value="0.292444">
                <text:p>0.292444</text:p>
              </table:table-cell>
              <table:table-cell office:value-type="float" office:value="0.297778">
                <text:p>0.297778</text:p>
              </table:table-cell>
              <table:table-cell office:value-type="float" office:value="0.296444">
                <text:p>0.296444</text:p>
              </table:table-cell>
              <table:table-cell office:value-type="float" office:value="0.303111">
                <text:p>0.303111</text:p>
              </table:table-cell>
              <table:table-cell office:value-type="float" office:value="0.280444">
                <text:p>0.280444</text:p>
              </table:table-cell>
              <table:table-cell office:value-type="float" office:value="0.289333">
                <text:p>0.289333</text:p>
              </table:table-cell>
              <table:table-cell office:value-type="float" office:value="0.320889">
                <text:p>0.320889</text:p>
              </table:table-cell>
              <table:table-cell office:value-type="float" office:value="0.278222">
                <text:p>0.278222</text:p>
              </table:table-cell>
              <table:table-cell office:value-type="float" office:value="0.278222">
                <text:p>0.278222</text:p>
              </table:table-cell>
              <table:table-cell office:value-type="float" office:value="0.306667">
                <text:p>0.306667</text:p>
              </table:table-cell>
              <table:table-cell office:value-type="float" office:value="0.287111">
                <text:p>0.287111</text:p>
              </table:table-cell>
              <table:table-cell office:value-type="float" office:value="0.296444">
                <text:p>0.296444</text:p>
              </table:table-cell>
              <table:table-cell office:value-type="float" office:value="0.304444">
                <text:p>0.304444</text:p>
              </table:table-cell>
              <table:table-cell office:value-type="float" office:value="0.310667">
                <text:p>0.310667</text:p>
              </table:table-cell>
              <table:table-cell office:value-type="float" office:value="0.284">
                <text:p>0.284</text:p>
              </table:table-cell>
              <table:table-cell office:value-type="float" office:value="0.287111">
                <text:p>0.287111</text:p>
              </table:table-cell>
              <table:table-cell office:value-type="float" office:value="0.296">
                <text:p>0.296</text:p>
              </table:table-cell>
              <table:table-cell office:value-type="float" office:value="0.284">
                <text:p>0.284</text:p>
              </table:table-cell>
              <table:table-cell office:value-type="float" office:value="0.282667">
                <text:p>0.282667</text:p>
              </table:table-cell>
              <table:table-cell office:value-type="float" office:value="0.283556">
                <text:p>0.283556</text:p>
              </table:table-cell>
              <table:table-cell office:value-type="float" office:value="0.288889">
                <text:p>0.288889</text:p>
              </table:table-cell>
              <table:table-cell office:value-type="float" office:value="0.292444">
                <text:p>0.292444</text:p>
              </table:table-cell>
              <table:table-cell office:value-type="float" office:value="0.301333">
                <text:p>0.301333</text:p>
              </table:table-cell>
              <table:table-cell office:value-type="float" office:value="0.296444">
                <text:p>0.296444</text:p>
              </table:table-cell>
              <table:table-cell office:value-type="float" office:value="0.286667">
                <text:p>0.286667</text:p>
              </table:table-cell>
              <table:table-cell office:value-type="float" office:value="0.285333">
                <text:p>0.285333</text:p>
              </table:table-cell>
            </table:table-row>
            <table:table-row>
              <table:table-cell office:value-type="string">
                <text:p>Oji,unsupervised,unilayer</text:p>
                <draw:g>
                  <svg:desc>Arkusz1.A11:Arkusz1.A11</svg:desc>
                </draw:g>
              </table:table-cell>
              <table:table-cell office:value-type="float" office:value="2.011111">
                <text:p>2.011111</text:p>
                <draw:g>
                  <svg:desc>Arkusz1.B11:Arkusz1.GS11</svg:desc>
                </draw:g>
              </table:table-cell>
              <table:table-cell office:value-type="float" office:value="1.980444">
                <text:p>1.980444</text:p>
              </table:table-cell>
              <table:table-cell office:value-type="float" office:value="1.999111">
                <text:p>1.999111</text:p>
              </table:table-cell>
              <table:table-cell office:value-type="float" office:value="2.009778">
                <text:p>2.009778</text:p>
              </table:table-cell>
              <table:table-cell office:value-type="float" office:value="1.998222">
                <text:p>1.998222</text:p>
              </table:table-cell>
              <table:table-cell office:value-type="float" office:value="1.993778">
                <text:p>1.993778</text:p>
              </table:table-cell>
              <table:table-cell office:value-type="float" office:value="2.005778">
                <text:p>2.005778</text:p>
              </table:table-cell>
              <table:table-cell office:value-type="float" office:value="1.976889">
                <text:p>1.976889</text:p>
              </table:table-cell>
              <table:table-cell office:value-type="float" office:value="1.998222">
                <text:p>1.998222</text:p>
              </table:table-cell>
              <table:table-cell office:value-type="float" office:value="2.001333">
                <text:p>2.001333</text:p>
              </table:table-cell>
              <table:table-cell office:value-type="float" office:value="1.983556">
                <text:p>1.983556</text:p>
              </table:table-cell>
              <table:table-cell office:value-type="float" office:value="2.006667">
                <text:p>2.006667</text:p>
              </table:table-cell>
              <table:table-cell office:value-type="float" office:value="2.009333">
                <text:p>2.009333</text:p>
              </table:table-cell>
              <table:table-cell office:value-type="float" office:value="1.995111">
                <text:p>1.995111</text:p>
              </table:table-cell>
              <table:table-cell office:value-type="float" office:value="1.989333">
                <text:p>1.989333</text:p>
              </table:table-cell>
              <table:table-cell office:value-type="float" office:value="2.015556">
                <text:p>2.015556</text:p>
              </table:table-cell>
              <table:table-cell office:value-type="float" office:value="1.983556">
                <text:p>1.983556</text:p>
              </table:table-cell>
              <table:table-cell office:value-type="float" office:value="1.950667">
                <text:p>1.950667</text:p>
              </table:table-cell>
              <table:table-cell office:value-type="float" office:value="1.961778">
                <text:p>1.961778</text:p>
              </table:table-cell>
              <table:table-cell office:value-type="float" office:value="1.986667">
                <text:p>1.986667</text:p>
              </table:table-cell>
              <table:table-cell office:value-type="float" office:value="1.983111">
                <text:p>1.983111</text:p>
              </table:table-cell>
              <table:table-cell office:value-type="float" office:value="2.002667">
                <text:p>2.002667</text:p>
              </table:table-cell>
              <table:table-cell office:value-type="float" office:value="1.979556">
                <text:p>1.979556</text:p>
              </table:table-cell>
              <table:table-cell office:value-type="float" office:value="1.968889">
                <text:p>1.968889</text:p>
              </table:table-cell>
              <table:table-cell office:value-type="float" office:value="1.941778">
                <text:p>1.941778</text:p>
              </table:table-cell>
              <table:table-cell office:value-type="float" office:value="1.978222">
                <text:p>1.978222</text:p>
              </table:table-cell>
              <table:table-cell office:value-type="float" office:value="1.966222">
                <text:p>1.966222</text:p>
              </table:table-cell>
              <table:table-cell office:value-type="float" office:value="1.964889">
                <text:p>1.964889</text:p>
              </table:table-cell>
              <table:table-cell office:value-type="float" office:value="1.974222">
                <text:p>1.974222</text:p>
              </table:table-cell>
              <table:table-cell office:value-type="float" office:value="1.976889">
                <text:p>1.976889</text:p>
              </table:table-cell>
              <table:table-cell office:value-type="float" office:value="1.966222">
                <text:p>1.966222</text:p>
              </table:table-cell>
              <table:table-cell office:value-type="float" office:value="1.956889">
                <text:p>1.956889</text:p>
              </table:table-cell>
              <table:table-cell office:value-type="float" office:value="1.979111">
                <text:p>1.979111</text:p>
              </table:table-cell>
              <table:table-cell office:value-type="float" office:value="1.98">
                <text:p>1.98</text:p>
              </table:table-cell>
              <table:table-cell office:value-type="float" office:value="1.953778">
                <text:p>1.953778</text:p>
              </table:table-cell>
              <table:table-cell office:value-type="float" office:value="1.952">
                <text:p>1.952</text:p>
              </table:table-cell>
              <table:table-cell office:value-type="float" office:value="1.930222">
                <text:p>1.930222</text:p>
              </table:table-cell>
              <table:table-cell office:value-type="float" office:value="1.954222">
                <text:p>1.954222</text:p>
              </table:table-cell>
              <table:table-cell office:value-type="float" office:value="1.955556">
                <text:p>1.955556</text:p>
              </table:table-cell>
              <table:table-cell office:value-type="float" office:value="1.964889">
                <text:p>1.964889</text:p>
              </table:table-cell>
              <table:table-cell office:value-type="float" office:value="1.958222">
                <text:p>1.958222</text:p>
              </table:table-cell>
              <table:table-cell office:value-type="float" office:value="1.962222">
                <text:p>1.962222</text:p>
              </table:table-cell>
              <table:table-cell office:value-type="float" office:value="1.965778">
                <text:p>1.965778</text:p>
              </table:table-cell>
              <table:table-cell office:value-type="float" office:value="1.953333">
                <text:p>1.953333</text:p>
              </table:table-cell>
              <table:table-cell office:value-type="float" office:value="1.937778">
                <text:p>1.937778</text:p>
              </table:table-cell>
              <table:table-cell office:value-type="float" office:value="1.959111">
                <text:p>1.959111</text:p>
              </table:table-cell>
              <table:table-cell office:value-type="float" office:value="1.946667">
                <text:p>1.946667</text:p>
              </table:table-cell>
              <table:table-cell office:value-type="float" office:value="1.945333">
                <text:p>1.945333</text:p>
              </table:table-cell>
              <table:table-cell office:value-type="float" office:value="1.941333">
                <text:p>1.941333</text:p>
              </table:table-cell>
              <table:table-cell office:value-type="float" office:value="1.912">
                <text:p>1.912</text:p>
              </table:table-cell>
              <table:table-cell office:value-type="float" office:value="1.924">
                <text:p>1.924</text:p>
              </table:table-cell>
              <table:table-cell office:value-type="float" office:value="1.941778">
                <text:p>1.941778</text:p>
              </table:table-cell>
              <table:table-cell office:value-type="float" office:value="1.921778">
                <text:p>1.921778</text:p>
              </table:table-cell>
              <table:table-cell office:value-type="float" office:value="1.938222">
                <text:p>1.938222</text:p>
              </table:table-cell>
              <table:table-cell office:value-type="float" office:value="1.942222">
                <text:p>1.942222</text:p>
              </table:table-cell>
              <table:table-cell office:value-type="float" office:value="1.943111">
                <text:p>1.943111</text:p>
              </table:table-cell>
              <table:table-cell office:value-type="float" office:value="1.938667">
                <text:p>1.938667</text:p>
              </table:table-cell>
              <table:table-cell office:value-type="float" office:value="1.902222">
                <text:p>1.902222</text:p>
              </table:table-cell>
              <table:table-cell office:value-type="float" office:value="1.903111">
                <text:p>1.903111</text:p>
              </table:table-cell>
              <table:table-cell office:value-type="float" office:value="1.931556">
                <text:p>1.931556</text:p>
              </table:table-cell>
              <table:table-cell office:value-type="float" office:value="1.932">
                <text:p>1.932</text:p>
              </table:table-cell>
              <table:table-cell office:value-type="float" office:value="1.909333">
                <text:p>1.909333</text:p>
              </table:table-cell>
              <table:table-cell office:value-type="float" office:value="1.896444">
                <text:p>1.896444</text:p>
              </table:table-cell>
              <table:table-cell office:value-type="float" office:value="1.921778">
                <text:p>1.921778</text:p>
              </table:table-cell>
              <table:table-cell office:value-type="float" office:value="1.904">
                <text:p>1.904</text:p>
              </table:table-cell>
              <table:table-cell office:value-type="float" office:value="1.901778">
                <text:p>1.901778</text:p>
              </table:table-cell>
              <table:table-cell office:value-type="float" office:value="1.898667">
                <text:p>1.898667</text:p>
              </table:table-cell>
              <table:table-cell office:value-type="float" office:value="1.9">
                <text:p>1.9</text:p>
              </table:table-cell>
              <table:table-cell office:value-type="float" office:value="1.882222">
                <text:p>1.882222</text:p>
              </table:table-cell>
              <table:table-cell office:value-type="float" office:value="1.876">
                <text:p>1.876</text:p>
              </table:table-cell>
              <table:table-cell office:value-type="float" office:value="1.866667">
                <text:p>1.866667</text:p>
              </table:table-cell>
              <table:table-cell office:value-type="float" office:value="1.845778">
                <text:p>1.845778</text:p>
              </table:table-cell>
              <table:table-cell office:value-type="float" office:value="1.837778">
                <text:p>1.837778</text:p>
              </table:table-cell>
              <table:table-cell office:value-type="float" office:value="1.865333">
                <text:p>1.865333</text:p>
              </table:table-cell>
              <table:table-cell office:value-type="float" office:value="1.829333">
                <text:p>1.829333</text:p>
              </table:table-cell>
              <table:table-cell office:value-type="float" office:value="1.862222">
                <text:p>1.862222</text:p>
              </table:table-cell>
              <table:table-cell office:value-type="float" office:value="1.839111">
                <text:p>1.839111</text:p>
              </table:table-cell>
              <table:table-cell office:value-type="float" office:value="1.813778">
                <text:p>1.813778</text:p>
              </table:table-cell>
              <table:table-cell office:value-type="float" office:value="1.808444">
                <text:p>1.808444</text:p>
              </table:table-cell>
              <table:table-cell office:value-type="float" office:value="1.812444">
                <text:p>1.812444</text:p>
              </table:table-cell>
              <table:table-cell office:value-type="float" office:value="1.763111">
                <text:p>1.763111</text:p>
              </table:table-cell>
              <table:table-cell office:value-type="float" office:value="1.740444">
                <text:p>1.740444</text:p>
              </table:table-cell>
              <table:table-cell office:value-type="float" office:value="1.715556">
                <text:p>1.715556</text:p>
              </table:table-cell>
              <table:table-cell office:value-type="float" office:value="1.681333">
                <text:p>1.681333</text:p>
              </table:table-cell>
              <table:table-cell office:value-type="float" office:value="1.667556">
                <text:p>1.667556</text:p>
              </table:table-cell>
              <table:table-cell office:value-type="float" office:value="1.640444">
                <text:p>1.640444</text:p>
              </table:table-cell>
              <table:table-cell office:value-type="float" office:value="1.590667">
                <text:p>1.590667</text:p>
              </table:table-cell>
              <table:table-cell office:value-type="float" office:value="1.583556">
                <text:p>1.583556</text:p>
              </table:table-cell>
              <table:table-cell office:value-type="float" office:value="1.608">
                <text:p>1.608</text:p>
              </table:table-cell>
              <table:table-cell office:value-type="float" office:value="1.583556">
                <text:p>1.583556</text:p>
              </table:table-cell>
              <table:table-cell office:value-type="float" office:value="1.527111">
                <text:p>1.527111</text:p>
              </table:table-cell>
              <table:table-cell office:value-type="float" office:value="1.548">
                <text:p>1.548</text:p>
              </table:table-cell>
              <table:table-cell office:value-type="float" office:value="1.525333">
                <text:p>1.525333</text:p>
              </table:table-cell>
              <table:table-cell office:value-type="float" office:value="1.519556">
                <text:p>1.519556</text:p>
              </table:table-cell>
              <table:table-cell office:value-type="float" office:value="1.452">
                <text:p>1.452</text:p>
              </table:table-cell>
              <table:table-cell office:value-type="float" office:value="1.449778">
                <text:p>1.449778</text:p>
              </table:table-cell>
              <table:table-cell office:value-type="float" office:value="1.425778">
                <text:p>1.425778</text:p>
              </table:table-cell>
              <table:table-cell office:value-type="float" office:value="1.429778">
                <text:p>1.429778</text:p>
              </table:table-cell>
              <table:table-cell office:value-type="float" office:value="1.385333">
                <text:p>1.385333</text:p>
              </table:table-cell>
              <table:table-cell office:value-type="float" office:value="1.352889">
                <text:p>1.352889</text:p>
              </table:table-cell>
              <table:table-cell office:value-type="float" office:value="1.385333">
                <text:p>1.385333</text:p>
              </table:table-cell>
              <table:table-cell office:value-type="float" office:value="1.314667">
                <text:p>1.314667</text:p>
              </table:table-cell>
              <table:table-cell office:value-type="float" office:value="1.355556">
                <text:p>1.355556</text:p>
              </table:table-cell>
              <table:table-cell office:value-type="float" office:value="1.356889">
                <text:p>1.356889</text:p>
              </table:table-cell>
              <table:table-cell office:value-type="float" office:value="1.344889">
                <text:p>1.344889</text:p>
              </table:table-cell>
              <table:table-cell office:value-type="float" office:value="1.296444">
                <text:p>1.296444</text:p>
              </table:table-cell>
              <table:table-cell office:value-type="float" office:value="1.307556">
                <text:p>1.307556</text:p>
              </table:table-cell>
              <table:table-cell office:value-type="float" office:value="1.324444">
                <text:p>1.324444</text:p>
              </table:table-cell>
              <table:table-cell office:value-type="float" office:value="1.311111">
                <text:p>1.311111</text:p>
              </table:table-cell>
              <table:table-cell office:value-type="float" office:value="1.314222">
                <text:p>1.314222</text:p>
              </table:table-cell>
              <table:table-cell office:value-type="float" office:value="1.300889">
                <text:p>1.300889</text:p>
              </table:table-cell>
              <table:table-cell office:value-type="float" office:value="1.280444">
                <text:p>1.280444</text:p>
              </table:table-cell>
              <table:table-cell office:value-type="float" office:value="1.307111">
                <text:p>1.307111</text:p>
              </table:table-cell>
              <table:table-cell office:value-type="float" office:value="1.291556">
                <text:p>1.291556</text:p>
              </table:table-cell>
              <table:table-cell office:value-type="float" office:value="1.302667">
                <text:p>1.302667</text:p>
              </table:table-cell>
              <table:table-cell office:value-type="float" office:value="1.292444">
                <text:p>1.292444</text:p>
              </table:table-cell>
              <table:table-cell office:value-type="float" office:value="1.332">
                <text:p>1.332</text:p>
              </table:table-cell>
              <table:table-cell office:value-type="float" office:value="1.328">
                <text:p>1.328</text:p>
              </table:table-cell>
              <table:table-cell office:value-type="float" office:value="1.285333">
                <text:p>1.285333</text:p>
              </table:table-cell>
              <table:table-cell office:value-type="float" office:value="1.312889">
                <text:p>1.312889</text:p>
              </table:table-cell>
              <table:table-cell office:value-type="float" office:value="1.290667">
                <text:p>1.290667</text:p>
              </table:table-cell>
              <table:table-cell office:value-type="float" office:value="1.284">
                <text:p>1.284</text:p>
              </table:table-cell>
              <table:table-cell office:value-type="float" office:value="1.314222">
                <text:p>1.314222</text:p>
              </table:table-cell>
              <table:table-cell office:value-type="float" office:value="1.296444">
                <text:p>1.296444</text:p>
              </table:table-cell>
              <table:table-cell office:value-type="float" office:value="1.322667">
                <text:p>1.322667</text:p>
              </table:table-cell>
              <table:table-cell office:value-type="float" office:value="1.318667">
                <text:p>1.318667</text:p>
              </table:table-cell>
              <table:table-cell office:value-type="float" office:value="1.344444">
                <text:p>1.344444</text:p>
              </table:table-cell>
              <table:table-cell office:value-type="float" office:value="1.304444">
                <text:p>1.304444</text:p>
              </table:table-cell>
              <table:table-cell office:value-type="float" office:value="1.292444">
                <text:p>1.292444</text:p>
              </table:table-cell>
              <table:table-cell office:value-type="float" office:value="1.304444">
                <text:p>1.304444</text:p>
              </table:table-cell>
              <table:table-cell office:value-type="float" office:value="1.301333">
                <text:p>1.301333</text:p>
              </table:table-cell>
              <table:table-cell office:value-type="float" office:value="1.293333">
                <text:p>1.293333</text:p>
              </table:table-cell>
              <table:table-cell office:value-type="float" office:value="1.340889">
                <text:p>1.340889</text:p>
              </table:table-cell>
              <table:table-cell office:value-type="float" office:value="1.276889">
                <text:p>1.276889</text:p>
              </table:table-cell>
              <table:table-cell office:value-type="float" office:value="1.303111">
                <text:p>1.303111</text:p>
              </table:table-cell>
              <table:table-cell office:value-type="float" office:value="1.280444">
                <text:p>1.280444</text:p>
              </table:table-cell>
              <table:table-cell office:value-type="float" office:value="1.3">
                <text:p>1.3</text:p>
              </table:table-cell>
              <table:table-cell office:value-type="float" office:value="1.308">
                <text:p>1.308</text:p>
              </table:table-cell>
              <table:table-cell office:value-type="float" office:value="1.296444">
                <text:p>1.296444</text:p>
              </table:table-cell>
              <table:table-cell office:value-type="float" office:value="1.322222">
                <text:p>1.322222</text:p>
              </table:table-cell>
              <table:table-cell office:value-type="float" office:value="1.321778">
                <text:p>1.321778</text:p>
              </table:table-cell>
              <table:table-cell office:value-type="float" office:value="1.315556">
                <text:p>1.315556</text:p>
              </table:table-cell>
              <table:table-cell office:value-type="float" office:value="1.301778">
                <text:p>1.301778</text:p>
              </table:table-cell>
              <table:table-cell office:value-type="float" office:value="1.301333">
                <text:p>1.301333</text:p>
              </table:table-cell>
              <table:table-cell office:value-type="float" office:value="1.322222">
                <text:p>1.322222</text:p>
              </table:table-cell>
              <table:table-cell office:value-type="float" office:value="1.350222">
                <text:p>1.350222</text:p>
              </table:table-cell>
              <table:table-cell office:value-type="float" office:value="1.313333">
                <text:p>1.313333</text:p>
              </table:table-cell>
              <table:table-cell office:value-type="float" office:value="1.305333">
                <text:p>1.305333</text:p>
              </table:table-cell>
              <table:table-cell office:value-type="float" office:value="1.287111">
                <text:p>1.287111</text:p>
              </table:table-cell>
              <table:table-cell office:value-type="float" office:value="1.292">
                <text:p>1.292</text:p>
              </table:table-cell>
              <table:table-cell office:value-type="float" office:value="1.314667">
                <text:p>1.314667</text:p>
              </table:table-cell>
              <table:table-cell office:value-type="float" office:value="1.288">
                <text:p>1.288</text:p>
              </table:table-cell>
              <table:table-cell office:value-type="float" office:value="1.287111">
                <text:p>1.287111</text:p>
              </table:table-cell>
              <table:table-cell office:value-type="float" office:value="1.284444">
                <text:p>1.284444</text:p>
              </table:table-cell>
              <table:table-cell office:value-type="float" office:value="1.304444">
                <text:p>1.304444</text:p>
              </table:table-cell>
              <table:table-cell office:value-type="float" office:value="1.291111">
                <text:p>1.291111</text:p>
              </table:table-cell>
              <table:table-cell office:value-type="float" office:value="1.288444">
                <text:p>1.288444</text:p>
              </table:table-cell>
              <table:table-cell office:value-type="float" office:value="1.279556">
                <text:p>1.279556</text:p>
              </table:table-cell>
              <table:table-cell office:value-type="float" office:value="1.309333">
                <text:p>1.309333</text:p>
              </table:table-cell>
              <table:table-cell office:value-type="float" office:value="1.278667">
                <text:p>1.278667</text:p>
              </table:table-cell>
              <table:table-cell office:value-type="float" office:value="1.316889">
                <text:p>1.316889</text:p>
              </table:table-cell>
              <table:table-cell office:value-type="float" office:value="1.297778">
                <text:p>1.297778</text:p>
              </table:table-cell>
              <table:table-cell office:value-type="float" office:value="1.28">
                <text:p>1.28</text:p>
              </table:table-cell>
              <table:table-cell office:value-type="float" office:value="1.316444">
                <text:p>1.316444</text:p>
              </table:table-cell>
              <table:table-cell office:value-type="float" office:value="1.294667">
                <text:p>1.294667</text:p>
              </table:table-cell>
              <table:table-cell office:value-type="float" office:value="1.34">
                <text:p>1.34</text:p>
              </table:table-cell>
              <table:table-cell office:value-type="float" office:value="1.288444">
                <text:p>1.288444</text:p>
              </table:table-cell>
              <table:table-cell office:value-type="float" office:value="1.286222">
                <text:p>1.286222</text:p>
              </table:table-cell>
              <table:table-cell office:value-type="float" office:value="1.302222">
                <text:p>1.302222</text:p>
              </table:table-cell>
              <table:table-cell office:value-type="float" office:value="1.301333">
                <text:p>1.301333</text:p>
              </table:table-cell>
              <table:table-cell office:value-type="float" office:value="1.299111">
                <text:p>1.299111</text:p>
              </table:table-cell>
              <table:table-cell office:value-type="float" office:value="1.323556">
                <text:p>1.323556</text:p>
              </table:table-cell>
              <table:table-cell office:value-type="float" office:value="1.324">
                <text:p>1.324</text:p>
              </table:table-cell>
              <table:table-cell office:value-type="float" office:value="1.316889">
                <text:p>1.316889</text:p>
              </table:table-cell>
              <table:table-cell office:value-type="float" office:value="1.276444">
                <text:p>1.276444</text:p>
              </table:table-cell>
              <table:table-cell office:value-type="float" office:value="1.316889">
                <text:p>1.316889</text:p>
              </table:table-cell>
              <table:table-cell office:value-type="float" office:value="1.3">
                <text:p>1.3</text:p>
              </table:table-cell>
              <table:table-cell office:value-type="float" office:value="1.306222">
                <text:p>1.306222</text:p>
              </table:table-cell>
              <table:table-cell office:value-type="float" office:value="1.296444">
                <text:p>1.296444</text:p>
              </table:table-cell>
              <table:table-cell office:value-type="float" office:value="1.319556">
                <text:p>1.319556</text:p>
              </table:table-cell>
              <table:table-cell office:value-type="float" office:value="1.295556">
                <text:p>1.295556</text:p>
              </table:table-cell>
              <table:table-cell office:value-type="float" office:value="1.305333">
                <text:p>1.305333</text:p>
              </table:table-cell>
              <table:table-cell office:value-type="float" office:value="1.292444">
                <text:p>1.292444</text:p>
              </table:table-cell>
              <table:table-cell office:value-type="float" office:value="1.278222">
                <text:p>1.278222</text:p>
              </table:table-cell>
              <table:table-cell office:value-type="float" office:value="1.288889">
                <text:p>1.288889</text:p>
              </table:table-cell>
              <table:table-cell office:value-type="float" office:value="1.293778">
                <text:p>1.293778</text:p>
              </table:table-cell>
              <table:table-cell office:value-type="float" office:value="1.3">
                <text:p>1.3</text:p>
              </table:table-cell>
              <table:table-cell office:value-type="float" office:value="1.302222">
                <text:p>1.302222</text:p>
              </table:table-cell>
              <table:table-cell office:value-type="float" office:value="1.328">
                <text:p>1.328</text:p>
              </table:table-cell>
              <table:table-cell office:value-type="float" office:value="1.290667">
                <text:p>1.290667</text:p>
              </table:table-cell>
              <table:table-cell office:value-type="float" office:value="1.283556">
                <text:p>1.283556</text:p>
              </table:table-cell>
              <table:table-cell office:value-type="float" office:value="1.296">
                <text:p>1.296</text:p>
              </table:table-cell>
              <table:table-cell office:value-type="float" office:value="1.307111">
                <text:p>1.307111</text:p>
              </table:table-cell>
              <table:table-cell office:value-type="float" office:value="1.282667">
                <text:p>1.282667</text:p>
              </table:table-cell>
              <table:table-cell office:value-type="float" office:value="1.303556">
                <text:p>1.303556</text:p>
              </table:table-cell>
              <table:table-cell office:value-type="float" office:value="1.288">
                <text:p>1.288</text:p>
              </table:table-cell>
              <table:table-cell office:value-type="float" office:value="1.292">
                <text:p>1.292</text:p>
              </table:table-cell>
              <table:table-cell office:value-type="float" office:value="1.298222">
                <text:p>1.298222</text:p>
              </table:table-cell>
              <table:table-cell office:value-type="float" office:value="1.312">
                <text:p>1.312</text:p>
              </table:table-cell>
              <table:table-cell office:value-type="float" office:value="1.317333">
                <text:p>1.317333</text:p>
              </table:table-cell>
            </table:table-row>
            <table:table-row>
              <table:table-cell office:value-type="string">
                <text:p>Oji,supervised,unilayer</text:p>
                <draw:g>
                  <svg:desc>Arkusz1.A12:Arkusz1.A12</svg:desc>
                </draw:g>
              </table:table-cell>
              <table:table-cell office:value-type="float" office:value="2.020889">
                <text:p>2.020889</text:p>
                <draw:g>
                  <svg:desc>Arkusz1.B12:Arkusz1.GS12</svg:desc>
                </draw:g>
              </table:table-cell>
              <table:table-cell office:value-type="float" office:value="1.949333">
                <text:p>1.949333</text:p>
              </table:table-cell>
              <table:table-cell office:value-type="float" office:value="1.860444">
                <text:p>1.860444</text:p>
              </table:table-cell>
              <table:table-cell office:value-type="float" office:value="1.876889">
                <text:p>1.876889</text:p>
              </table:table-cell>
              <table:table-cell office:value-type="float" office:value="1.830667">
                <text:p>1.830667</text:p>
              </table:table-cell>
              <table:table-cell office:value-type="float" office:value="1.706667">
                <text:p>1.706667</text:p>
              </table:table-cell>
              <table:table-cell office:value-type="float" office:value="1.656889">
                <text:p>1.656889</text:p>
              </table:table-cell>
              <table:table-cell office:value-type="float" office:value="1.627556">
                <text:p>1.627556</text:p>
              </table:table-cell>
              <table:table-cell office:value-type="float" office:value="1.555556">
                <text:p>1.555556</text:p>
              </table:table-cell>
              <table:table-cell office:value-type="float" office:value="1.559556">
                <text:p>1.559556</text:p>
              </table:table-cell>
              <table:table-cell office:value-type="float" office:value="1.562667">
                <text:p>1.562667</text:p>
              </table:table-cell>
              <table:table-cell office:value-type="float" office:value="1.498222">
                <text:p>1.498222</text:p>
              </table:table-cell>
              <table:table-cell office:value-type="float" office:value="1.510222">
                <text:p>1.510222</text:p>
              </table:table-cell>
              <table:table-cell office:value-type="float" office:value="1.494667">
                <text:p>1.494667</text:p>
              </table:table-cell>
              <table:table-cell office:value-type="float" office:value="1.505778">
                <text:p>1.505778</text:p>
              </table:table-cell>
              <table:table-cell office:value-type="float" office:value="1.502222">
                <text:p>1.502222</text:p>
              </table:table-cell>
              <table:table-cell office:value-type="float" office:value="1.530222">
                <text:p>1.530222</text:p>
              </table:table-cell>
              <table:table-cell office:value-type="float" office:value="1.499556">
                <text:p>1.499556</text:p>
              </table:table-cell>
              <table:table-cell office:value-type="float" office:value="1.476889">
                <text:p>1.476889</text:p>
              </table:table-cell>
              <table:table-cell office:value-type="float" office:value="1.487556">
                <text:p>1.487556</text:p>
              </table:table-cell>
              <table:table-cell office:value-type="float" office:value="1.479556">
                <text:p>1.479556</text:p>
              </table:table-cell>
              <table:table-cell office:value-type="float" office:value="1.464">
                <text:p>1.464</text:p>
              </table:table-cell>
              <table:table-cell office:value-type="float" office:value="1.525333">
                <text:p>1.525333</text:p>
              </table:table-cell>
              <table:table-cell office:value-type="float" office:value="1.465778">
                <text:p>1.465778</text:p>
              </table:table-cell>
              <table:table-cell office:value-type="float" office:value="1.475556">
                <text:p>1.475556</text:p>
              </table:table-cell>
              <table:table-cell office:value-type="float" office:value="1.46">
                <text:p>1.46</text:p>
              </table:table-cell>
              <table:table-cell office:value-type="float" office:value="1.488444">
                <text:p>1.488444</text:p>
              </table:table-cell>
              <table:table-cell office:value-type="float" office:value="1.465778">
                <text:p>1.465778</text:p>
              </table:table-cell>
              <table:table-cell office:value-type="float" office:value="1.483556">
                <text:p>1.483556</text:p>
              </table:table-cell>
              <table:table-cell office:value-type="float" office:value="1.452889">
                <text:p>1.452889</text:p>
              </table:table-cell>
              <table:table-cell office:value-type="float" office:value="1.457333">
                <text:p>1.457333</text:p>
              </table:table-cell>
              <table:table-cell office:value-type="float" office:value="1.464">
                <text:p>1.464</text:p>
              </table:table-cell>
              <table:table-cell office:value-type="float" office:value="1.450222">
                <text:p>1.450222</text:p>
              </table:table-cell>
              <table:table-cell office:value-type="float" office:value="1.496889">
                <text:p>1.496889</text:p>
              </table:table-cell>
              <table:table-cell office:value-type="float" office:value="1.409333">
                <text:p>1.409333</text:p>
              </table:table-cell>
              <table:table-cell office:value-type="float" office:value="1.421333">
                <text:p>1.421333</text:p>
              </table:table-cell>
              <table:table-cell office:value-type="float" office:value="1.406222">
                <text:p>1.406222</text:p>
              </table:table-cell>
              <table:table-cell office:value-type="float" office:value="1.395556">
                <text:p>1.395556</text:p>
              </table:table-cell>
              <table:table-cell office:value-type="float" office:value="1.379556">
                <text:p>1.379556</text:p>
              </table:table-cell>
              <table:table-cell office:value-type="float" office:value="1.358667">
                <text:p>1.358667</text:p>
              </table:table-cell>
              <table:table-cell office:value-type="float" office:value="1.329333">
                <text:p>1.329333</text:p>
              </table:table-cell>
              <table:table-cell office:value-type="float" office:value="1.286222">
                <text:p>1.286222</text:p>
              </table:table-cell>
              <table:table-cell office:value-type="float" office:value="1.280889">
                <text:p>1.280889</text:p>
              </table:table-cell>
              <table:table-cell office:value-type="float" office:value="1.266222">
                <text:p>1.266222</text:p>
              </table:table-cell>
              <table:table-cell office:value-type="float" office:value="1.238222">
                <text:p>1.238222</text:p>
              </table:table-cell>
              <table:table-cell office:value-type="float" office:value="1.204">
                <text:p>1.204</text:p>
              </table:table-cell>
              <table:table-cell office:value-type="float" office:value="1.157778">
                <text:p>1.157778</text:p>
              </table:table-cell>
              <table:table-cell office:value-type="float" office:value="1.137333">
                <text:p>1.137333</text:p>
              </table:table-cell>
              <table:table-cell office:value-type="float" office:value="1.114667">
                <text:p>1.114667</text:p>
              </table:table-cell>
              <table:table-cell office:value-type="float" office:value="1.087111">
                <text:p>1.087111</text:p>
              </table:table-cell>
              <table:table-cell office:value-type="float" office:value="1.068">
                <text:p>1.068</text:p>
              </table:table-cell>
              <table:table-cell office:value-type="float" office:value="1.036">
                <text:p>1.036</text:p>
              </table:table-cell>
              <table:table-cell office:value-type="float" office:value="1.036444">
                <text:p>1.036444</text:p>
              </table:table-cell>
              <table:table-cell office:value-type="float" office:value="1.042222">
                <text:p>1.042222</text:p>
              </table:table-cell>
              <table:table-cell office:value-type="float" office:value="1.033778">
                <text:p>1.033778</text:p>
              </table:table-cell>
              <table:table-cell office:value-type="float" office:value="1.032">
                <text:p>1.032</text:p>
              </table:table-cell>
              <table:table-cell office:value-type="float" office:value="1.004">
                <text:p>1.004</text:p>
              </table:table-cell>
              <table:table-cell office:value-type="float" office:value="1.028889">
                <text:p>1.028889</text:p>
              </table:table-cell>
              <table:table-cell office:value-type="float" office:value="0.993333">
                <text:p>0.993333</text:p>
              </table:table-cell>
              <table:table-cell office:value-type="float" office:value="1.023111">
                <text:p>1.023111</text:p>
              </table:table-cell>
              <table:table-cell office:value-type="float" office:value="0.988444">
                <text:p>0.988444</text:p>
              </table:table-cell>
              <table:table-cell office:value-type="float" office:value="1.024">
                <text:p>1.024</text:p>
              </table:table-cell>
              <table:table-cell office:value-type="float" office:value="1.027111">
                <text:p>1.027111</text:p>
              </table:table-cell>
              <table:table-cell office:value-type="float" office:value="1.036">
                <text:p>1.036</text:p>
              </table:table-cell>
              <table:table-cell office:value-type="float" office:value="1.028444">
                <text:p>1.028444</text:p>
              </table:table-cell>
              <table:table-cell office:value-type="float" office:value="1.018222">
                <text:p>1.018222</text:p>
              </table:table-cell>
              <table:table-cell office:value-type="float" office:value="1.017778">
                <text:p>1.017778</text:p>
              </table:table-cell>
              <table:table-cell office:value-type="float" office:value="1.012889">
                <text:p>1.012889</text:p>
              </table:table-cell>
              <table:table-cell office:value-type="float" office:value="0.994667">
                <text:p>0.994667</text:p>
              </table:table-cell>
              <table:table-cell office:value-type="float" office:value="1.003111">
                <text:p>1.003111</text:p>
              </table:table-cell>
              <table:table-cell office:value-type="float" office:value="1.002222">
                <text:p>1.002222</text:p>
              </table:table-cell>
              <table:table-cell office:value-type="float" office:value="1.015111">
                <text:p>1.015111</text:p>
              </table:table-cell>
              <table:table-cell office:value-type="float" office:value="1.014667">
                <text:p>1.014667</text:p>
              </table:table-cell>
              <table:table-cell office:value-type="float" office:value="1.007111">
                <text:p>1.007111</text:p>
              </table:table-cell>
              <table:table-cell office:value-type="float" office:value="1.006667">
                <text:p>1.006667</text:p>
              </table:table-cell>
              <table:table-cell office:value-type="float" office:value="0.969333">
                <text:p>0.969333</text:p>
              </table:table-cell>
              <table:table-cell office:value-type="float" office:value="0.987556">
                <text:p>0.987556</text:p>
              </table:table-cell>
              <table:table-cell office:value-type="float" office:value="0.997333">
                <text:p>0.997333</text:p>
              </table:table-cell>
              <table:table-cell office:value-type="float" office:value="0.977778">
                <text:p>0.977778</text:p>
              </table:table-cell>
              <table:table-cell office:value-type="float" office:value="0.999556">
                <text:p>0.999556</text:p>
              </table:table-cell>
              <table:table-cell office:value-type="float" office:value="1.02">
                <text:p>1.02</text:p>
              </table:table-cell>
              <table:table-cell office:value-type="float" office:value="1.009778">
                <text:p>1.009778</text:p>
              </table:table-cell>
              <table:table-cell office:value-type="float" office:value="0.988">
                <text:p>0.988</text:p>
              </table:table-cell>
              <table:table-cell office:value-type="float" office:value="0.984889">
                <text:p>0.984889</text:p>
              </table:table-cell>
              <table:table-cell office:value-type="float" office:value="0.980889">
                <text:p>0.980889</text:p>
              </table:table-cell>
              <table:table-cell office:value-type="float" office:value="0.992889">
                <text:p>0.992889</text:p>
              </table:table-cell>
              <table:table-cell office:value-type="float" office:value="0.983556">
                <text:p>0.983556</text:p>
              </table:table-cell>
              <table:table-cell office:value-type="float" office:value="0.986667">
                <text:p>0.986667</text:p>
              </table:table-cell>
              <table:table-cell office:value-type="float" office:value="0.968889">
                <text:p>0.968889</text:p>
              </table:table-cell>
              <table:table-cell office:value-type="float" office:value="0.991111">
                <text:p>0.991111</text:p>
              </table:table-cell>
              <table:table-cell office:value-type="float" office:value="0.982222">
                <text:p>0.982222</text:p>
              </table:table-cell>
              <table:table-cell office:value-type="float" office:value="0.980444">
                <text:p>0.980444</text:p>
              </table:table-cell>
              <table:table-cell office:value-type="float" office:value="0.982667">
                <text:p>0.982667</text:p>
              </table:table-cell>
              <table:table-cell office:value-type="float" office:value="0.997778">
                <text:p>0.997778</text:p>
              </table:table-cell>
              <table:table-cell office:value-type="float" office:value="0.999111">
                <text:p>0.999111</text:p>
              </table:table-cell>
              <table:table-cell office:value-type="float" office:value="0.943111">
                <text:p>0.943111</text:p>
              </table:table-cell>
              <table:table-cell office:value-type="float" office:value="0.946667">
                <text:p>0.946667</text:p>
              </table:table-cell>
              <table:table-cell office:value-type="float" office:value="0.949778">
                <text:p>0.949778</text:p>
              </table:table-cell>
              <table:table-cell office:value-type="float" office:value="0.950222">
                <text:p>0.950222</text:p>
              </table:table-cell>
              <table:table-cell office:value-type="float" office:value="0.945333">
                <text:p>0.945333</text:p>
              </table:table-cell>
              <table:table-cell office:value-type="float" office:value="0.939556">
                <text:p>0.939556</text:p>
              </table:table-cell>
              <table:table-cell office:value-type="float" office:value="0.932889">
                <text:p>0.932889</text:p>
              </table:table-cell>
              <table:table-cell office:value-type="float" office:value="0.923111">
                <text:p>0.923111</text:p>
              </table:table-cell>
              <table:table-cell office:value-type="float" office:value="0.909778">
                <text:p>0.909778</text:p>
              </table:table-cell>
              <table:table-cell office:value-type="float" office:value="0.94">
                <text:p>0.94</text:p>
              </table:table-cell>
              <table:table-cell office:value-type="float" office:value="0.928">
                <text:p>0.928</text:p>
              </table:table-cell>
              <table:table-cell office:value-type="float" office:value="0.924">
                <text:p>0.924</text:p>
              </table:table-cell>
              <table:table-cell office:value-type="float" office:value="0.92">
                <text:p>0.92</text:p>
              </table:table-cell>
              <table:table-cell office:value-type="float" office:value="0.897333">
                <text:p>0.897333</text:p>
              </table:table-cell>
              <table:table-cell office:value-type="float" office:value="0.921333">
                <text:p>0.921333</text:p>
              </table:table-cell>
              <table:table-cell office:value-type="float" office:value="0.909333">
                <text:p>0.909333</text:p>
              </table:table-cell>
              <table:table-cell office:value-type="float" office:value="0.898667">
                <text:p>0.898667</text:p>
              </table:table-cell>
              <table:table-cell office:value-type="float" office:value="0.888">
                <text:p>0.888</text:p>
              </table:table-cell>
              <table:table-cell office:value-type="float" office:value="0.879111">
                <text:p>0.879111</text:p>
              </table:table-cell>
              <table:table-cell office:value-type="float" office:value="0.863556">
                <text:p>0.863556</text:p>
              </table:table-cell>
              <table:table-cell office:value-type="float" office:value="0.873778">
                <text:p>0.873778</text:p>
              </table:table-cell>
              <table:table-cell office:value-type="float" office:value="0.846667">
                <text:p>0.846667</text:p>
              </table:table-cell>
              <table:table-cell office:value-type="float" office:value="0.832889">
                <text:p>0.832889</text:p>
              </table:table-cell>
              <table:table-cell office:value-type="float" office:value="0.851556">
                <text:p>0.851556</text:p>
              </table:table-cell>
              <table:table-cell office:value-type="float" office:value="0.832889">
                <text:p>0.832889</text:p>
              </table:table-cell>
              <table:table-cell office:value-type="float" office:value="0.828889">
                <text:p>0.828889</text:p>
              </table:table-cell>
              <table:table-cell office:value-type="float" office:value="0.854222">
                <text:p>0.854222</text:p>
              </table:table-cell>
              <table:table-cell office:value-type="float" office:value="0.829333">
                <text:p>0.829333</text:p>
              </table:table-cell>
              <table:table-cell office:value-type="float" office:value="0.835556">
                <text:p>0.835556</text:p>
              </table:table-cell>
              <table:table-cell office:value-type="float" office:value="0.821778">
                <text:p>0.821778</text:p>
              </table:table-cell>
              <table:table-cell office:value-type="float" office:value="0.804">
                <text:p>0.804</text:p>
              </table:table-cell>
              <table:table-cell office:value-type="float" office:value="0.798222">
                <text:p>0.798222</text:p>
              </table:table-cell>
              <table:table-cell office:value-type="float" office:value="0.796444">
                <text:p>0.796444</text:p>
              </table:table-cell>
              <table:table-cell office:value-type="float" office:value="0.802222">
                <text:p>0.802222</text:p>
              </table:table-cell>
              <table:table-cell office:value-type="float" office:value="0.749333">
                <text:p>0.749333</text:p>
              </table:table-cell>
              <table:table-cell office:value-type="float" office:value="0.736889">
                <text:p>0.736889</text:p>
              </table:table-cell>
              <table:table-cell office:value-type="float" office:value="0.741778">
                <text:p>0.741778</text:p>
              </table:table-cell>
              <table:table-cell office:value-type="float" office:value="0.757333">
                <text:p>0.757333</text:p>
              </table:table-cell>
              <table:table-cell office:value-type="float" office:value="0.773778">
                <text:p>0.773778</text:p>
              </table:table-cell>
              <table:table-cell office:value-type="float" office:value="0.720889">
                <text:p>0.720889</text:p>
              </table:table-cell>
              <table:table-cell office:value-type="float" office:value="0.767111">
                <text:p>0.767111</text:p>
              </table:table-cell>
              <table:table-cell office:value-type="float" office:value="0.735111">
                <text:p>0.735111</text:p>
              </table:table-cell>
              <table:table-cell office:value-type="float" office:value="0.729333">
                <text:p>0.729333</text:p>
              </table:table-cell>
              <table:table-cell office:value-type="float" office:value="0.686222">
                <text:p>0.686222</text:p>
              </table:table-cell>
              <table:table-cell office:value-type="float" office:value="0.669333">
                <text:p>0.669333</text:p>
              </table:table-cell>
              <table:table-cell office:value-type="float" office:value="0.684">
                <text:p>0.684</text:p>
              </table:table-cell>
              <table:table-cell office:value-type="float" office:value="0.638222">
                <text:p>0.638222</text:p>
              </table:table-cell>
              <table:table-cell office:value-type="float" office:value="0.667111">
                <text:p>0.667111</text:p>
              </table:table-cell>
              <table:table-cell office:value-type="float" office:value="0.691556">
                <text:p>0.691556</text:p>
              </table:table-cell>
              <table:table-cell office:value-type="float" office:value="0.649333">
                <text:p>0.649333</text:p>
              </table:table-cell>
              <table:table-cell office:value-type="float" office:value="0.667556">
                <text:p>0.667556</text:p>
              </table:table-cell>
              <table:table-cell office:value-type="float" office:value="0.644">
                <text:p>0.644</text:p>
              </table:table-cell>
              <table:table-cell office:value-type="float" office:value="0.613333">
                <text:p>0.613333</text:p>
              </table:table-cell>
              <table:table-cell office:value-type="float" office:value="0.549333">
                <text:p>0.549333</text:p>
              </table:table-cell>
              <table:table-cell office:value-type="float" office:value="0.536">
                <text:p>0.536</text:p>
              </table:table-cell>
              <table:table-cell office:value-type="float" office:value="0.561333">
                <text:p>0.561333</text:p>
              </table:table-cell>
              <table:table-cell office:value-type="float" office:value="0.495556">
                <text:p>0.495556</text:p>
              </table:table-cell>
              <table:table-cell office:value-type="float" office:value="0.475556">
                <text:p>0.475556</text:p>
              </table:table-cell>
              <table:table-cell office:value-type="float" office:value="0.416">
                <text:p>0.416</text:p>
              </table:table-cell>
              <table:table-cell office:value-type="float" office:value="0.385333">
                <text:p>0.385333</text:p>
              </table:table-cell>
              <table:table-cell office:value-type="float" office:value="0.313333">
                <text:p>0.313333</text:p>
              </table:table-cell>
              <table:table-cell office:value-type="float" office:value="0.289778">
                <text:p>0.289778</text:p>
              </table:table-cell>
              <table:table-cell office:value-type="float" office:value="0.286667">
                <text:p>0.286667</text:p>
              </table:table-cell>
              <table:table-cell office:value-type="float" office:value="0.258667">
                <text:p>0.258667</text:p>
              </table:table-cell>
              <table:table-cell office:value-type="float" office:value="0.257778">
                <text:p>0.257778</text:p>
              </table:table-cell>
              <table:table-cell office:value-type="float" office:value="0.261333">
                <text:p>0.261333</text:p>
              </table:table-cell>
              <table:table-cell office:value-type="float" office:value="0.282222">
                <text:p>0.282222</text:p>
              </table:table-cell>
              <table:table-cell office:value-type="float" office:value="0.285778">
                <text:p>0.285778</text:p>
              </table:table-cell>
              <table:table-cell office:value-type="float" office:value="0.287556">
                <text:p>0.287556</text:p>
              </table:table-cell>
              <table:table-cell office:value-type="float" office:value="0.276889">
                <text:p>0.276889</text:p>
              </table:table-cell>
              <table:table-cell office:value-type="float" office:value="0.272889">
                <text:p>0.272889</text:p>
              </table:table-cell>
              <table:table-cell office:value-type="float" office:value="0.287556">
                <text:p>0.287556</text:p>
              </table:table-cell>
              <table:table-cell office:value-type="float" office:value="0.294667">
                <text:p>0.294667</text:p>
              </table:table-cell>
              <table:table-cell office:value-type="float" office:value="0.308444">
                <text:p>0.308444</text:p>
              </table:table-cell>
              <table:table-cell office:value-type="float" office:value="0.291111">
                <text:p>0.291111</text:p>
              </table:table-cell>
              <table:table-cell office:value-type="float" office:value="0.294222">
                <text:p>0.294222</text:p>
              </table:table-cell>
              <table:table-cell office:value-type="float" office:value="0.304444">
                <text:p>0.304444</text:p>
              </table:table-cell>
              <table:table-cell office:value-type="float" office:value="0.312">
                <text:p>0.312</text:p>
              </table:table-cell>
              <table:table-cell office:value-type="float" office:value="0.3">
                <text:p>0.3</text:p>
              </table:table-cell>
              <table:table-cell office:value-type="float" office:value="0.298222">
                <text:p>0.298222</text:p>
              </table:table-cell>
              <table:table-cell office:value-type="float" office:value="0.321778">
                <text:p>0.321778</text:p>
              </table:table-cell>
              <table:table-cell office:value-type="float" office:value="0.282667">
                <text:p>0.282667</text:p>
              </table:table-cell>
              <table:table-cell office:value-type="float" office:value="0.324">
                <text:p>0.324</text:p>
              </table:table-cell>
              <table:table-cell office:value-type="float" office:value="0.304444">
                <text:p>0.304444</text:p>
              </table:table-cell>
              <table:table-cell office:value-type="float" office:value="0.302222">
                <text:p>0.302222</text:p>
              </table:table-cell>
              <table:table-cell office:value-type="float" office:value="0.304444">
                <text:p>0.304444</text:p>
              </table:table-cell>
              <table:table-cell office:value-type="float" office:value="0.306667">
                <text:p>0.306667</text:p>
              </table:table-cell>
              <table:table-cell office:value-type="float" office:value="0.333778">
                <text:p>0.333778</text:p>
              </table:table-cell>
              <table:table-cell office:value-type="float" office:value="0.296444">
                <text:p>0.296444</text:p>
              </table:table-cell>
              <table:table-cell office:value-type="float" office:value="0.308889">
                <text:p>0.308889</text:p>
              </table:table-cell>
              <table:table-cell office:value-type="float" office:value="0.312444">
                <text:p>0.312444</text:p>
              </table:table-cell>
              <table:table-cell office:value-type="float" office:value="0.305333">
                <text:p>0.305333</text:p>
              </table:table-cell>
              <table:table-cell office:value-type="float" office:value="0.306667">
                <text:p>0.306667</text:p>
              </table:table-cell>
              <table:table-cell office:value-type="float" office:value="0.321333">
                <text:p>0.321333</text:p>
              </table:table-cell>
              <table:table-cell office:value-type="float" office:value="0.309333">
                <text:p>0.309333</text:p>
              </table:table-cell>
              <table:table-cell office:value-type="float" office:value="0.311556">
                <text:p>0.311556</text:p>
              </table:table-cell>
              <table:table-cell office:value-type="float" office:value="0.304889">
                <text:p>0.304889</text:p>
              </table:table-cell>
              <table:table-cell office:value-type="float" office:value="0.309333">
                <text:p>0.309333</text:p>
              </table:table-cell>
              <table:table-cell office:value-type="float" office:value="0.305333">
                <text:p>0.305333</text:p>
              </table:table-cell>
              <table:table-cell office:value-type="float" office:value="0.315111">
                <text:p>0.315111</text:p>
              </table:table-cell>
              <table:table-cell office:value-type="float" office:value="0.313333">
                <text:p>0.313333</text:p>
              </table:table-cell>
              <table:table-cell office:value-type="float" office:value="0.308444">
                <text:p>0.308444</text:p>
              </table:table-cell>
              <table:table-cell office:value-type="float" office:value="0.331556">
                <text:p>0.331556</text:p>
              </table:table-cell>
              <table:table-cell office:value-type="float" office:value="0.305333">
                <text:p>0.305333</text:p>
              </table:table-cell>
              <table:table-cell office:value-type="float" office:value="0.308889">
                <text:p>0.30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